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paragraph-properties fo:orphans="2" fo:widows="2"/>
      <style:text-properties fo:font-variant="normal" fo:text-transform="none" fo:color="#000000" fo:letter-spacing="normal"/>
    </style:style>
    <style:style style:name="P64" style:family="paragraph" style:parent-style-name="Preformatted_20_Text">
      <style:paragraph-properties fo:orphans="2" fo:widows="2"/>
      <style:text-properties fo:font-variant="normal" fo:text-transform="none" fo:color="#000000" fo:letter-spacing="normal" officeooo:paragraph-rsid="003c9403"/>
    </style:style>
    <style:style style:name="P65" style:family="paragraph" style:parent-style-name="Preformatted_20_Text">
      <style:paragraph-properties fo:orphans="2" fo:widows="2"/>
      <style:text-properties fo:font-variant="normal" fo:text-transform="none" fo:color="#000000" fo:letter-spacing="normal" officeooo:paragraph-rsid="0069aba3"/>
    </style:style>
    <style:style style:name="P66"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7"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8"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9"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0"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1"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2" style:family="paragraph" style:parent-style-name="Preformatted_20_Text">
      <style:paragraph-properties fo:orphans="2" fo:widows="2"/>
    </style:style>
    <style:style style:name="P73" style:family="paragraph" style:parent-style-name="Preformatted_20_Text">
      <style:paragraph-properties fo:orphans="2" fo:widows="2"/>
      <style:text-properties officeooo:paragraph-rsid="003c9403"/>
    </style:style>
    <style:style style:name="P74" style:family="paragraph" style:parent-style-name="Preformatted_20_Text">
      <style:text-properties officeooo:rsid="003e4675" officeooo:paragraph-rsid="003e4675"/>
    </style:style>
    <style:style style:name="P75" style:family="paragraph" style:parent-style-name="Preformatted_20_Text">
      <style:text-properties officeooo:rsid="003f352a" officeooo:paragraph-rsid="003f352a"/>
    </style:style>
    <style:style style:name="P76" style:family="paragraph" style:parent-style-name="Preformatted_20_Text">
      <style:text-properties officeooo:rsid="00428b76" officeooo:paragraph-rsid="00428b76"/>
    </style:style>
    <style:style style:name="P77" style:family="paragraph" style:parent-style-name="Preformatted_20_Text">
      <style:text-properties officeooo:rsid="00432f59" officeooo:paragraph-rsid="00432f59"/>
    </style:style>
    <style:style style:name="P78" style:family="paragraph" style:parent-style-name="Preformatted_20_Text">
      <style:text-properties officeooo:rsid="004442b0" officeooo:paragraph-rsid="004442b0"/>
    </style:style>
    <style:style style:name="P79" style:family="paragraph" style:parent-style-name="Preformatted_20_Text">
      <style:text-properties officeooo:rsid="00451b1e" officeooo:paragraph-rsid="00451b1e"/>
    </style:style>
    <style:style style:name="P80" style:family="paragraph" style:parent-style-name="Standard">
      <style:paragraph-properties fo:margin-left="0cm" fo:margin-right="0cm" fo:text-indent="0cm" style:auto-text-indent="false"/>
    </style:style>
    <style:style style:name="P81" style:family="paragraph" style:parent-style-name="Standard">
      <style:paragraph-properties fo:margin-left="0cm" fo:margin-right="0cm" fo:orphans="2" fo:widows="2" fo:text-indent="0cm" style:auto-text-indent="false"/>
      <style:text-properties officeooo:rsid="0055eff9" officeooo:paragraph-rsid="0055eff9"/>
    </style:style>
    <style:style style:name="P82" style:family="paragraph" style:parent-style-name="Text_20_body">
      <style:paragraph-properties fo:margin-left="0cm" fo:margin-right="0cm" fo:text-indent="0cm" style:auto-text-indent="false"/>
    </style:style>
    <style:style style:name="P8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85"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6"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7" style:family="paragraph" style:parent-style-name="Text_20_body">
      <style:paragraph-properties fo:margin-left="0cm" fo:margin-right="0cm" fo:margin-top="0cm" fo:margin-bottom="0cm" loext:contextual-spacing="false" fo:text-indent="0cm" style:auto-text-indent="false" fo:padding="0cm" fo:border="none"/>
    </style:style>
    <style:style style:name="P8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9"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0" style:family="paragraph" style:parent-style-name="Text_20_body">
      <style:paragraph-properties fo:margin-left="0cm" fo:margin-right="0cm" fo:margin-top="0cm" fo:margin-bottom="0cm" loext:contextual-spacing="false" style:line-height-at-least="0.397cm" fo:text-indent="0cm" style:auto-text-indent="false"/>
    </style:style>
    <style:style style:name="P91"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92"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93" style:family="paragraph" style:parent-style-name="Standard">
      <style:paragraph-properties fo:margin-left="0cm" fo:margin-right="0cm" fo:margin-top="0cm" fo:margin-bottom="0cm" loext:contextual-spacing="false" style:line-height-at-least="0.397cm" fo:text-indent="0cm" style:auto-text-indent="false"/>
    </style:style>
    <style:style style:name="P94" style:family="paragraph" style:parent-style-name="Table_20_Contents">
      <style:paragraph-properties fo:margin-left="0cm" fo:margin-right="0cm" fo:text-indent="0cm" style:auto-text-indent="false"/>
      <style:text-properties fo:font-size="2pt" style:font-size-asian="2pt" style:font-size-complex="2pt"/>
    </style:style>
    <style:style style:name="P95"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1"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2"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3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3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3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7" style:family="paragraph" style:parent-style-name="Standard">
      <style:text-properties style:font-name="Liberation Mono" fo:font-size="10pt" officeooo:rsid="0036fcef" officeooo:paragraph-rsid="003c9403" style:font-size-asian="10pt" style:font-size-complex="10pt"/>
    </style:style>
    <style:style style:name="P138" style:family="paragraph" style:parent-style-name="Standard">
      <style:text-properties style:font-name="Liberation Mono" fo:font-size="10pt" officeooo:rsid="0046dc80" officeooo:paragraph-rsid="0049517b" style:font-size-asian="10pt" style:font-size-complex="10pt"/>
    </style:style>
    <style:style style:name="P139" style:family="paragraph" style:parent-style-name="Standard">
      <style:text-properties style:font-name="Liberation Mono" fo:font-size="10pt" officeooo:rsid="0046dc80" officeooo:paragraph-rsid="004b94aa" style:font-size-asian="10pt" style:font-size-complex="10pt"/>
    </style:style>
    <style:style style:name="P140" style:family="paragraph" style:parent-style-name="Standard">
      <style:text-properties style:font-name="Liberation Mono" fo:font-size="10pt" officeooo:rsid="004830e8" officeooo:paragraph-rsid="004830e8" style:font-size-asian="10pt" style:font-size-complex="10pt"/>
    </style:style>
    <style:style style:name="P14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2"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43" style:family="paragraph" style:parent-style-name="Standard">
      <style:text-properties officeooo:paragraph-rsid="007d19c4"/>
    </style:style>
    <style:style style:name="P144" style:family="paragraph" style:parent-style-name="Standard">
      <style:text-properties officeooo:rsid="009dd571" officeooo:paragraph-rsid="009dd571"/>
    </style:style>
    <style:style style:name="P145" style:family="paragraph" style:parent-style-name="Standard">
      <style:text-properties officeooo:paragraph-rsid="00a4434f"/>
    </style:style>
    <style:style style:name="P146" style:family="paragraph" style:parent-style-name="Standard">
      <style:text-properties style:font-name="sans-serif" fo:font-size="9.75pt" officeooo:paragraph-rsid="00ab3b26"/>
    </style:style>
    <style:style style:name="P147" style:family="paragraph" style:parent-style-name="Text_20_body">
      <style:text-properties officeooo:paragraph-rsid="003c9403"/>
    </style:style>
    <style:style style:name="P148" style:family="paragraph" style:parent-style-name="Text_20_body">
      <style:text-properties officeooo:paragraph-rsid="0059be88"/>
    </style:style>
    <style:style style:name="P149" style:family="paragraph" style:parent-style-name="Text_20_body">
      <style:text-properties officeooo:rsid="005a682d" officeooo:paragraph-rsid="005a682d"/>
    </style:style>
    <style:style style:name="P150"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1"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2"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7"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63"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2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29" style:family="paragraph" style:parent-style-name="Text_20_body">
      <style:text-properties officeooo:paragraph-rsid="007cc721"/>
    </style:style>
    <style:style style:name="P230" style:family="paragraph" style:parent-style-name="Text_20_body">
      <style:text-properties officeooo:paragraph-rsid="007d19c4"/>
    </style:style>
    <style:style style:name="P231" style:family="paragraph" style:parent-style-name="Text_20_body">
      <style:text-properties officeooo:rsid="007d19c4" officeooo:paragraph-rsid="007d19c4"/>
    </style:style>
    <style:style style:name="P232" style:family="paragraph" style:parent-style-name="Text_20_body">
      <style:text-properties officeooo:rsid="007e2206" officeooo:paragraph-rsid="007e2206"/>
    </style:style>
    <style:style style:name="P233" style:family="paragraph" style:parent-style-name="Text_20_body">
      <style:text-properties officeooo:rsid="007ef44e" officeooo:paragraph-rsid="007ef44e"/>
    </style:style>
    <style:style style:name="P234" style:family="paragraph" style:parent-style-name="Text_20_body">
      <style:text-properties officeooo:rsid="007fb080" officeooo:paragraph-rsid="007fb080"/>
    </style:style>
    <style:style style:name="P235" style:family="paragraph" style:parent-style-name="Text_20_body">
      <style:text-properties officeooo:rsid="009dd571" officeooo:paragraph-rsid="009dd571"/>
    </style:style>
    <style:style style:name="P236" style:family="paragraph" style:parent-style-name="Text_20_body">
      <style:text-properties officeooo:paragraph-rsid="00a13881"/>
    </style:style>
    <style:style style:name="P237" style:family="paragraph" style:parent-style-name="Text_20_body">
      <style:text-properties officeooo:rsid="007e5766" officeooo:paragraph-rsid="007e5766"/>
    </style:style>
    <style:style style:name="P238" style:family="paragraph" style:parent-style-name="Text_20_body">
      <style:text-properties officeooo:paragraph-rsid="00a4434f"/>
    </style:style>
    <style:style style:name="P239" style:family="paragraph" style:parent-style-name="Preformatted_20_Text">
      <style:paragraph-properties fo:margin-top="0cm" fo:margin-bottom="0.499cm" loext:contextual-spacing="false"/>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4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4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7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7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7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7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7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7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7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7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8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8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8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8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8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85" style:family="paragraph" style:parent-style-name="Heading_20_4">
      <style:text-properties officeooo:rsid="001ea7ef" officeooo:paragraph-rsid="001ea7ef"/>
    </style:style>
    <style:style style:name="P286" style:family="paragraph" style:parent-style-name="Table_20_Contents">
      <style:paragraph-properties fo:margin-top="0cm" fo:margin-bottom="0cm" loext:contextual-spacing="false"/>
      <style:text-properties style:font-name="arial"/>
    </style:style>
    <style:style style:name="P28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8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8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9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93"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94"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295" style:family="paragraph" style:parent-style-name="Preformatted_20_Text">
      <style:text-properties style:font-name="Liberation Mono" fo:font-size="10pt" officeooo:rsid="010ead3b" officeooo:paragraph-rsid="010ead3b" style:font-size-asian="10pt" style:font-size-complex="10pt"/>
    </style:style>
    <style:style style:name="P296" style:family="paragraph" style:parent-style-name="Preformatted_20_Text">
      <style:text-properties style:font-name="Liberation Mono" fo:font-size="10pt" officeooo:rsid="0110e36d" officeooo:paragraph-rsid="0110e36d" style:font-size-asian="10pt" style:font-size-complex="10pt"/>
    </style:style>
    <style:style style:name="P297" style:family="paragraph" style:parent-style-name="Preformatted_20_Text">
      <style:text-properties style:font-name="Liberation Mono" fo:font-size="10pt" officeooo:rsid="0110e36d" officeooo:paragraph-rsid="01110c1c" style:font-size-asian="10pt" style:font-size-complex="10pt"/>
    </style:style>
    <style:style style:name="P298" style:family="paragraph" style:parent-style-name="Preformatted_20_Text">
      <style:text-properties style:font-name="Liberation Mono" fo:font-size="10pt" officeooo:rsid="01110c1c" officeooo:paragraph-rsid="01110c1c"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T145" style:family="text">
      <style:text-properties officeooo:rsid="010f058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33">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80"><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2"/>
      <text:p text:style-name="P80"><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2"/>
      <text:p text:style-name="P80"><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82"/>
      <text:p text:style-name="P80"><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82"><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84" text:outline-level="4">Ordinal Gamma0 in Coq</text:h>
      <text:p text:style-name="P84">Inductive ordinal : Type :=</text:p>
      <text:p text:style-name="P64"><text:s/><text:span text:style-name="T68">| Zero : ordinal</text:span></text:p>
      <text:p text:style-name="P64"><text:s/><text:span text:style-name="T68">| Succ : ordinal -&gt; ordinal</text:span></text:p>
      <text:p text:style-name="P64"><text:s/><text:span text:style-name="T68">| Limit : (nat -&gt; ordinal) -&gt; ordinal.</text:span></text:p>
      <text:p text:style-name="P73"/>
      <text:p text:style-name="P66">Fixpoint iter (a:Type) (f:a-&gt;a) (n:nat) (x:a) : a :=</text:p>
      <text:p text:style-name="P64"><text:s/><text:span text:style-name="T68">match n with</text:span></text:p>
      <text:p text:style-name="P64"><text:s text:c="2"/><text:span text:style-name="T68">| O =&gt; x</text:span></text:p>
      <text:p text:style-name="P64"><text:s text:c="2"/><text:span text:style-name="T68">| S p =&gt; iter a f p (f x)</text:span></text:p>
      <text:p text:style-name="P64"><text:s/><text:span text:style-name="T68">end.</text:span></text:p>
      <text:p text:style-name="P73"/>
      <text:p text:style-name="P66">Definition OpLim (F:nat-&gt;ordinal-&gt;ordinal) (a:ordinal) : ordinal :=</text:p>
      <text:p text:style-name="P64"><text:s/><text:span text:style-name="T68">Limit (fun n =&gt; F n a).</text:span></text:p>
      <text:p text:style-name="P64"><text:s/></text:p>
      <text:p text:style-name="P66">Definition OpItw (f:ordinal-&gt;ordinal) : ordinal-&gt;ordinal :=</text:p>
      <text:p text:style-name="P64"><text:s/><text:span text:style-name="T68">OpLim (iter _ f).</text:span></text:p>
      <text:p text:style-name="P73"/>
      <text:p text:style-name="P66">Fixpoint cantor (a:ordinal) (c:ordinal) : ordinal :=</text:p>
      <text:p text:style-name="P64"><text:s/><text:span text:style-name="T68">match c with</text:span></text:p>
      <text:p text:style-name="P64"><text:s text:c="2"/><text:span text:style-name="T68">| Zero =&gt; Succ a</text:span></text:p>
      <text:p text:style-name="P64"><text:s text:c="2"/><text:span text:style-name="T68">| Succ b =&gt; OpItw (fun x =&gt; cantor x b) a</text:span></text:p>
      <text:p text:style-name="P64"><text:s text:c="2"/><text:span text:style-name="T68">| Limit f =&gt; Limit (fun n =&gt; cantor a (f n))</text:span></text:p>
      <text:p text:style-name="P64"><text:s/><text:span text:style-name="T68">end.</text:span></text:p>
      <text:p text:style-name="P73"/>
      <text:p text:style-name="P66">Fixpoint Nabla (f:ordinal-&gt;ordinal) (b:ordinal) : ordinal :=</text:p>
      <text:p text:style-name="P64"><text:s/><text:span text:style-name="T68">match b with</text:span></text:p>
      <text:p text:style-name="P64"><text:s text:c="2"/><text:span text:style-name="T68">| Zero =&gt; f Zero</text:span></text:p>
      <text:p text:style-name="P64"><text:s text:c="2"/><text:span text:style-name="T68">| Succ a =&gt; f (Succ (Nabla f a))</text:span></text:p>
      <text:p text:style-name="P64"><text:s text:c="2"/><text:span text:style-name="T68">| Limit h =&gt; Limit (fun n =&gt; Nabla f (h n))</text:span></text:p>
      <text:p text:style-name="P64"><text:s/><text:span text:style-name="T68">end.</text:span></text:p>
      <text:p text:style-name="P73"/>
      <text:p text:style-name="P66">Definition deriv (f:ordinal-&gt;ordinal) : ordinal-&gt;ordinal :=</text:p>
      <text:p text:style-name="P64"><text:s/><text:span text:style-name="T68">Nabla (OpItw f).</text:span></text:p>
      <text:p text:style-name="P73"><text:soft-page-break/></text:p>
      <text:p text:style-name="P66">Fixpoint veblen (b:ordinal) : ordinal-&gt;ordinal :=</text:p>
      <text:p text:style-name="P64"><text:s/><text:span text:style-name="T68">match b with</text:span></text:p>
      <text:p text:style-name="P64"><text:s text:c="2"/><text:span text:style-name="T68">| Zero =&gt; Nabla (OpLim (iter _ (cantor Zero)))</text:span></text:p>
      <text:p text:style-name="P64"><text:s text:c="2"/><text:span text:style-name="T68">| Succ a =&gt; Nabla (OpLim (iter _ (veblen a)))</text:span></text:p>
      <text:p text:style-name="P64"><text:s text:c="2"/><text:span text:style-name="T68">| Limit f =&gt; Nabla (OpLim (fun n =&gt; veblen (f n)))</text:span></text:p>
      <text:p text:style-name="P64"><text:s/><text:span text:style-name="T68">end.</text:span></text:p>
      <text:p text:style-name="P73"/>
      <text:p text:style-name="P66">Definition veb (a:ordinal) : ordinal := veblen a Zero.</text:p>
      <text:p text:style-name="P73"/>
      <text:p text:style-name="P66">Definition epsilon0 : ordinal := veb Zero. </text:p>
      <text:p text:style-name="P73"/>
      <text:p text:style-name="P66">Definition Gamma0 : ordinal := Limit (fun n =&gt; iter _ veb n Zero).</text:p>
      <text:p text:style-name="P73"/>
      <text:p text:style-name="P66">Check epsilon0.</text:p>
      <text:p text:style-name="P240">Check Gamma0.</text:p>
      <text:p text:style-name="P147"><text:line-break/></text:p>
      <text:p text:style-name="P147"/>
      <text:p text:style-name="P147"/>
      <text:p text:style-name="P147"/>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7"><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85">(* <text:s/>Title: <text:s text:c="5"/>HOL/Induct/Ordinals.thy</text:p>
      <text:p text:style-name="P277"><text:s text:c="4"/><text:span text:style-name="T74">Author: <text:s text:c="4"/>Stefan Berghofer and Markus Wenzel, TU Muenchen</text:span></text:p>
      <text:p text:style-name="P278">*)</text:p>
      <text:p text:style-name="P283"/>
      <text:p text:style-name="P279"><text:span text:style-name="T75">section</text:span> <text:span text:style-name="T76">‹Ordinals›</text:span></text:p>
      <text:p text:style-name="P283"/>
      <text:p text:style-name="P279"><text:span text:style-name="T75">theory</text:span> Ordinals</text:p>
      <text:p text:style-name="P279"><text:span text:style-name="T77">imports</text:span> Main</text:p>
      <text:p text:style-name="P281">begin</text:p>
      <text:p text:style-name="P283"/>
      <text:p text:style-name="P279"><text:span text:style-name="T75">text</text:span> <text:span text:style-name="T76">‹</text:span></text:p>
      <text:p text:style-name="P282"><text:s text:c="2"/><text:span text:style-name="T74">Some basic definitions of ordinal numbers. <text:s/>Draws an Agda</text:span></text:p>
      <text:p text:style-name="P282"><text:s text:c="2"/><text:span text:style-name="T74">development (in Martin-L\"of type theory) by Peter Hancock (see</text:span></text:p>
      <text:p text:style-name="P282"><text:s text:c="2"/><text:span text:style-name="T74">?â¹http://www.dcs.ed.ac.uk/home/pgh/chat.html›).</text:span></text:p>
      <text:p text:style-name="P282">›</text:p>
      <text:p text:style-name="P283"/>
      <text:p text:style-name="P279"><text:span text:style-name="T75">datatype</text:span> ordinal =</text:p>
      <text:p text:style-name="P280"><text:s text:c="4"/><text:span text:style-name="T74">Zero</text:span></text:p>
      <text:p text:style-name="P280"><text:s text:c="2"/><text:span text:style-name="T74">| Succ ordinal</text:span></text:p>
      <text:p text:style-name="P280"><text:s text:c="2"/><text:span text:style-name="T74">| Limit </text:span><text:span text:style-name="T80">"nat ⇒ ordinal"</text:span></text:p>
      <text:p text:style-name="P283"/>
      <text:p text:style-name="P279"><text:span text:style-name="T75">primrec</text:span> pred :: <text:span text:style-name="T79">"ordinal ⇒ nat ⇒ ordinal option"</text:span></text:p>
      <text:p text:style-name="P281">where</text:p>
      <text:p text:style-name="P280"><text:s text:c="2"/><text:span text:style-name="T80">"pred Zero n = None"</text:span></text:p>
      <text:p text:style-name="P279">| <text:span text:style-name="T79">"pred (Succ a) n = Some a"</text:span></text:p>
      <text:p text:style-name="P279">| <text:span text:style-name="T79">"pred (Limit f) n = Some (f n)"</text:span></text:p>
      <text:p text:style-name="P283"/>
      <text:p text:style-name="P279"><text:span text:style-name="T75">abbreviation</text:span> (input) iter :: <text:span text:style-name="T79">"('a ⇒ 'a) ⇒ nat ⇒ ('a ⇒ 'a)"</text:span></text:p>
      <text:p text:style-name="P280"><text:s text:c="2"/><text:span text:style-name="T78">where</text:span><text:span text:style-name="T74"> </text:span><text:span text:style-name="T80">"iter f n ≡ f ^^ n"</text:span></text:p>
      <text:p text:style-name="P283"/>
      <text:p text:style-name="P279"><text:span text:style-name="T75">definition</text:span> OpLim :: <text:span text:style-name="T79">"(nat ⇒ (ordinal ⇒ ordinal)) ⇒ (ordinal ⇒ ordinal)"</text:span></text:p>
      <text:p text:style-name="P280"><text:s text:c="2"/><text:span text:style-name="T78">where</text:span><text:span text:style-name="T74"> </text:span><text:span text:style-name="T80">"OpLim F a = Limit (λn. F n a)"</text:span></text:p>
      <text:p text:style-name="P283"/>
      <text:p text:style-name="P279"><text:span text:style-name="T75">definition</text:span> OpItw :: <text:span text:style-name="T79">"(ordinal ⇒ ordinal) ⇒ (ordinal ⇒ ordinal)"</text:span> <text:s/>(<text:span text:style-name="T79">"⨆"</text:span>)</text:p>
      <text:p text:style-name="P280"><text:s text:c="2"/><text:span text:style-name="T78">where</text:span><text:span text:style-name="T74"> </text:span><text:span text:style-name="T80">"⨆f = OpLim (iter f)"</text:span></text:p>
      <text:p text:style-name="P283"/>
      <text:p text:style-name="P279"><text:span text:style-name="T75">primrec</text:span> cantor :: <text:span text:style-name="T79">"ordinal ⇒ ordinal ⇒ ordinal"</text:span></text:p>
      <text:p text:style-name="P281">where</text:p>
      <text:p text:style-name="P280"><text:s text:c="2"/><text:span text:style-name="T80">"cantor a Zero = Succ a"</text:span></text:p>
      <text:p text:style-name="P279">| <text:span text:style-name="T79">"cantor a (Succ b) = ⨆(λx. cantor x b) a"</text:span></text:p>
      <text:p text:style-name="P279"><text:soft-page-break/>| <text:span text:style-name="T79">"cantor a (Limit f) = Limit (λn. cantor a (f n))"</text:span></text:p>
      <text:p text:style-name="P283"/>
      <text:p text:style-name="P279"><text:span text:style-name="T75">primrec</text:span> Nabla :: <text:span text:style-name="T79">"(ordinal ⇒ ordinal) ⇒ (ordinal ⇒ ordinal)"</text:span> <text:s/>(<text:span text:style-name="T79">"∇"</text:span>)</text:p>
      <text:p text:style-name="P281">where</text:p>
      <text:p text:style-name="P280"><text:s text:c="2"/><text:span text:style-name="T80">"∇f Zero = f Zero"</text:span></text:p>
      <text:p text:style-name="P279">| <text:span text:style-name="T79">"∇f (Succ a) = f (Succ (∇f a))"</text:span></text:p>
      <text:p text:style-name="P279">| <text:span text:style-name="T79">"∇f (Limit h) = Limit (λn. ∇f (h n))"</text:span></text:p>
      <text:p text:style-name="P283"/>
      <text:p text:style-name="P279"><text:span text:style-name="T75">definition</text:span> deriv :: <text:span text:style-name="T79">"(ordinal ⇒ ordinal) ⇒ (ordinal ⇒ ordinal)"</text:span></text:p>
      <text:p text:style-name="P280"><text:s text:c="2"/><text:span text:style-name="T78">where</text:span><text:span text:style-name="T74"> </text:span><text:span text:style-name="T80">"deriv f = ∇(⨆f)"</text:span></text:p>
      <text:p text:style-name="P283"/>
      <text:p text:style-name="P279"><text:span text:style-name="T75">primrec</text:span> veblen :: <text:span text:style-name="T79">"ordinal ⇒ ordinal ⇒ ordinal"</text:span></text:p>
      <text:p text:style-name="P281">where</text:p>
      <text:p text:style-name="P280"><text:s text:c="2"/><text:span text:style-name="T80">"veblen Zero = ∇(OpLim (iter (cantor Zero)))"</text:span></text:p>
      <text:p text:style-name="P279">| <text:span text:style-name="T79">"veblen (Succ a) = ∇(OpLim (iter (veblen a)))"</text:span></text:p>
      <text:p text:style-name="P279">| <text:span text:style-name="T79">"veblen (Limit f) = ∇(OpLim (λn. veblen (f n)))"</text:span></text:p>
      <text:p text:style-name="P283"/>
      <text:p text:style-name="P279"><text:span text:style-name="T75">definition</text:span> <text:span text:style-name="T79">"veb a = veblen a Zero"</text:span></text:p>
      <text:p text:style-name="P279"><text:span text:style-name="T75">definition</text:span> <text:span text:style-name="T79">"ε⇩</text:span><text:span text:style-name="T81">0</text:span><text:span text:style-name="T79"> = veb Zero"</text:span></text:p>
      <text:p text:style-name="P279"><text:span text:style-name="T75">definition</text:span> <text:span text:style-name="T79">"Γ⇩</text:span><text:span text:style-name="T81">0</text:span><text:span text:style-name="T79"> = Limit (λn. iter veb n Zero)"</text:span></text:p>
      <text:p text:style-name="P283"/>
      <text:p text:style-name="P27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8">--#include "amenities.agda"</text:p>
      <text:p text:style-name="P66">--#include "naturals.agda"</text:p>
      <text:p text:style-name="P73"/>
      <text:p text:style-name="P66">{- This package assembles together things that</text:p>
      <text:p text:style-name="P64"><text:s text:c="3"/><text:span text:style-name="T68">are connected with the Gentzen lens, for</text:span></text:p>
      <text:p text:style-name="P64"><text:s text:c="3"/><text:span text:style-name="T68">the datatype of formal ordinals -}</text:span></text:p>
      <text:p text:style-name="P73"/>
      <text:p text:style-name="P66">package Ordinals where</text:p>
      <text:p text:style-name="P73"/>
      <text:p text:style-name="P64"><text:s text:c="2"/><text:span text:style-name="T68">open Amenities use </text:span></text:p>
      <text:p text:style-name="P64"><text:s text:c="5"/><text:span text:style-name="T68">Pi, implies , and, </text:span></text:p>
      <text:p text:style-name="P64"><text:s text:c="5"/><text:span text:style-name="T68">N1, N0</text:span></text:p>
      <text:p text:style-name="P73"/>
      <text:p text:style-name="P64"><text:s text:c="2"/><text:span text:style-name="T68">open Naturals use </text:span></text:p>
      <text:p text:style-name="P64"><text:s text:c="5"/><text:span text:style-name="T68">Nat, It, Rec, Seq</text:span></text:p>
      <text:p text:style-name="P73"/>
      <text:p text:style-name="P64"><text:s text:c="2"/><text:span text:style-name="T68">Ord :: Set = data O </text:span></text:p>
      <text:p text:style-name="P64"><text:s text:c="18"/><text:span text:style-name="T68">| S (a :: Ord) </text:span></text:p>
      <text:p text:style-name="P64"><text:s text:c="18"/><text:span text:style-name="T68">| L (ls :: (n :: Nat)-&gt;Ord)</text:span></text:p>
      <text:p text:style-name="P73"/>
      <text:p text:style-name="P64"><text:s text:c="2"/><text:span text:style-name="T68">{- Some less barbarous notation -} <text:s/></text:span></text:p>
      <text:p text:style-name="P64"><text:s text:c="2"/><text:span text:style-name="T68">zero <text:s/>:: Ord <text:s text:c="7"/>= O@Ord</text:span></text:p>
      <text:p text:style-name="P64"><text:s text:c="2"/><text:span text:style-name="T68">succ <text:s/>:: Ord -&gt; Ord = S@Ord</text:span></text:p>
      <text:p text:style-name="P64"><text:s text:c="2"/><text:span text:style-name="T68">limit :: (Nat -&gt; Ord) -&gt; Ord = L@Ord</text:span></text:p>
      <text:p text:style-name="P73"/>
      <text:p text:style-name="P64"><text:s text:c="2"/><text:span text:style-name="T68">{------ The transition structure on Ord ---}</text:span></text:p>
      <text:p text:style-name="P73"/>
      <text:p text:style-name="P64"><text:s text:c="2"/><text:span text:style-name="T68">{- Cofinality -}</text:span></text:p>
      <text:p text:style-name="P64"><text:s text:c="2"/><text:span text:style-name="T68">C (a :: Ord) :: Set</text:span></text:p>
      <text:p text:style-name="P64"><text:s text:c="4"/><text:span text:style-name="T68">= case a of </text:span></text:p>
      <text:p text:style-name="P64"><text:s text:c="8"/><text:span text:style-name="T68">(O) <text:s text:c="3"/>-&gt; N0</text:span></text:p>
      <text:p text:style-name="P64"><text:s text:c="8"/><text:span text:style-name="T68">(S a') -&gt; N1</text:span></text:p>
      <text:p text:style-name="P64"><text:s text:c="8"/><text:span text:style-name="T68">(L ls) -&gt; Nat</text:span></text:p>
      <text:p text:style-name="P64"><text:s text:c="2"/></text:p>
      <text:p text:style-name="P64"><text:s text:c="2"/><text:span text:style-name="T68">{- Predecessor -}</text:span></text:p>
      <text:p text:style-name="P64"><text:s text:c="2"/><text:span text:style-name="T68">pd (a :: Ord) (t :: C a) :: Ord</text:span></text:p>
      <text:p text:style-name="P64"><text:s text:c="4"/><text:span text:style-name="T68">= case a of </text:span></text:p>
      <text:p text:style-name="P64"><text:s text:c="8"/><text:span text:style-name="T68">(O) <text:s text:c="3"/>-&gt; case t of { }</text:span></text:p>
      <text:p text:style-name="P64"><text:s text:c="8"/><text:span text:style-name="T68">(S a') -&gt; a'</text:span></text:p>
      <text:p text:style-name="P64"><text:s text:c="8"/><text:span text:style-name="T68">(L ls) -&gt; ls t</text:span></text:p>
      <text:p text:style-name="P73"/>
      <text:p text:style-name="P64"><text:s text:c="2"/><text:span text:style-name="T68">{--------- operations from Ords to Ords ------------}</text:span></text:p>
      <text:p text:style-name="P64"><text:s text:c="2"/></text:p>
      <text:p text:style-name="P64"><text:s text:c="2"/><text:span text:style-name="T68">Op :: Set = Ord -&gt; Ord </text:span></text:p>
      <text:p text:style-name="P73"/>
      <text:p text:style-name="P64"><text:s text:c="2"/><text:span text:style-name="T68">{- Composing operations -} <text:s/></text:span></text:p>
      <text:p text:style-name="P64"><text:s text:c="2"/><text:span text:style-name="T68">Comp :: Op -&gt; Op -&gt; Op</text:span></text:p>
      <text:p text:style-name="P64"><text:s text:c="5"/><text:span text:style-name="T68">= \(f :: Op) -&gt; \(g :: Op) -&gt; \(a :: Ord) -&gt; </text:span></text:p>
      <text:p text:style-name="P64"><text:s text:c="7"/><text:span text:style-name="T68">f (g a)</text:span></text:p>
      <text:p text:style-name="P73"/>
      <text:p text:style-name="P64"><text:s text:c="2"/><text:span text:style-name="T68">{- Iterating operations, to get a sequence -}</text:span></text:p>
      <text:p text:style-name="P64"><text:s text:c="2"/><text:span text:style-name="T68">OpIt :: Op -&gt; Seq Op</text:span></text:p>
      <text:p text:style-name="P64"><text:s text:c="5"/><text:span text:style-name="T68">= It Ord </text:span></text:p>
      <text:p text:style-name="P73"/>
      <text:p text:style-name="P64"><text:s text:c="2"/><text:span text:style-name="T68">{- pointwise limit of a seuence of operations -}</text:span></text:p>
      <text:p text:style-name="P64"><text:soft-page-break/><text:s text:c="2"/><text:span text:style-name="T68">OpLim :: Seq Op -&gt; Op</text:span></text:p>
      <text:p text:style-name="P64"><text:s text:c="5"/><text:span text:style-name="T68">= \(fs :: Nat -&gt; Op) -&gt; \(a :: Ord) -&gt; </text:span></text:p>
      <text:p text:style-name="P64"><text:s text:c="7"/><text:span text:style-name="T68">limit (\(n :: Nat) -&gt; fs n a) <text:s/></text:span></text:p>
      <text:p text:style-name="P73"/>
      <text:p text:style-name="P64"><text:s text:c="2"/><text:span text:style-name="T68">{- omega iterating an operation -}</text:span></text:p>
      <text:p text:style-name="P64"><text:s text:c="2"/><text:span text:style-name="T68">OpItw :: Op -&gt; Op</text:span></text:p>
      <text:p text:style-name="P64"><text:s text:c="5"/><text:span text:style-name="T68">= \(f :: Op) -&gt; OpLim (OpIt f)</text:span></text:p>
      <text:p text:style-name="P73"/>
      <text:p text:style-name="P64"><text:s text:c="2"/><text:span text:style-name="T68">{------------ Cantor hierarchy -------------------}</text:span></text:p>
      <text:p text:style-name="P73"/>
      <text:p text:style-name="P64"><text:s text:c="2"/><text:span text:style-name="T68">{- recursive (in second argument). -}</text:span></text:p>
      <text:p text:style-name="P64"><text:s text:c="2"/><text:span text:style-name="T68">w :: Ord -&gt; Ord -&gt; Ord</text:span></text:p>
      <text:p text:style-name="P64"><text:s text:c="5"/><text:span text:style-name="T68">= \(a :: Ord) -&gt; </text:span></text:p>
      <text:p text:style-name="P64"><text:s text:c="7"/><text:span text:style-name="T68">\(b :: Ord) -&gt; </text:span></text:p>
      <text:p text:style-name="P64"><text:s text:c="8"/><text:span text:style-name="T68">case b of </text:span></text:p>
      <text:p text:style-name="P64"><text:s text:c="10"/><text:span text:style-name="T68">(O) <text:s text:c="3"/>-&gt; succ a</text:span></text:p>
      <text:p text:style-name="P64"><text:s text:c="10"/><text:span text:style-name="T68">(S b') -&gt; OpItw (\(x :: Ord) -&gt; x `w` b') a</text:span></text:p>
      <text:p text:style-name="P64"><text:s text:c="10"/><text:span text:style-name="T68">(L ls) -&gt; limit (\(n :: Nat) -&gt; a `w` (ls n))</text:span></text:p>
      <text:p text:style-name="P73"/>
      <text:p text:style-name="P64"><text:s text:c="2"/><text:span text:style-name="T68">{- The function a |-&gt; w^a -}</text:span></text:p>
      <text:p text:style-name="P64"><text:s text:c="2"/><text:span text:style-name="T68">wexp :: Op = w zero</text:span></text:p>
      <text:p text:style-name="P73"/>
      <text:p text:style-name="P64"><text:s text:c="2"/><text:span text:style-name="T68">{-------- Things related to the Veblen hierarchy --------}</text:span></text:p>
      <text:p text:style-name="P73"/>
      <text:p text:style-name="P64"><text:s text:c="2"/><text:span text:style-name="T68">{- \a -&gt; (f.(+1))^a (f 0) : an essential part of derivative -} </text:span></text:p>
      <text:p text:style-name="P64"><text:s text:c="2"/><text:span text:style-name="T68">{- recursive. -}</text:span></text:p>
      <text:p text:style-name="P64"><text:s text:c="2"/><text:span text:style-name="T68">Nabla :: Op -&gt; Op</text:span></text:p>
      <text:p text:style-name="P64"><text:s text:c="5"/><text:span text:style-name="T68">= \(f :: Op) -&gt; \(a :: Ord) -&gt; </text:span></text:p>
      <text:p text:style-name="P64"><text:s text:c="7"/><text:span text:style-name="T68">case a of </text:span></text:p>
      <text:p text:style-name="P64"><text:s text:c="9"/><text:span text:style-name="T68">(O) <text:s text:c="3"/>-&gt; f zero</text:span></text:p>
      <text:p text:style-name="P64"><text:s text:c="9"/><text:span text:style-name="T68">(S a') -&gt; f (succ (Nabla f a'))</text:span></text:p>
      <text:p text:style-name="P64"><text:s text:c="9"/><text:span text:style-name="T68">(L ls) -&gt; limit (\(n :: Nat) -&gt; Nabla f (ls n))</text:span></text:p>
      <text:p text:style-name="P73"/>
      <text:p text:style-name="P64"><text:s text:c="2"/><text:span text:style-name="T68">{- derivative of a normal function -}</text:span></text:p>
      <text:p text:style-name="P64"><text:s text:c="2"/><text:span text:style-name="T68">deriv :: Op -&gt; Op</text:span></text:p>
      <text:p text:style-name="P64"><text:s text:c="5"/><text:span text:style-name="T68">= \(f :: Op) -&gt; Nabla (OpItw f) </text:span></text:p>
      <text:p text:style-name="P73"/>
      <text:p text:style-name="P64"><text:s text:c="2"/><text:span text:style-name="T68">{- derivative of a sequence of normal function -}</text:span></text:p>
      <text:p text:style-name="P64"><text:s text:c="2"/><text:span text:style-name="T68">derivl :: (Nat -&gt; Op) -&gt; Op</text:span></text:p>
      <text:p text:style-name="P64"><text:s text:c="5"/><text:span text:style-name="T68">= \(sf :: Nat -&gt; Op) -&gt; Nabla (OpLim sf) </text:span></text:p>
      <text:p text:style-name="P73"/>
      <text:p text:style-name="P64"><text:s text:c="2"/><text:span text:style-name="T68">{- Veblen hierarchy -}</text:span></text:p>
      <text:p text:style-name="P64"><text:s text:c="2"/><text:span text:style-name="T68">{- recursive -}</text:span></text:p>
      <text:p text:style-name="P64"><text:s text:c="2"/><text:span text:style-name="T68">v :: Ord -&gt; Ord -&gt; Ord</text:span></text:p>
      <text:p text:style-name="P64"><text:s text:c="5"/><text:span text:style-name="T68">= \(a :: Ord) -&gt; </text:span></text:p>
      <text:p text:style-name="P64"><text:s text:c="8"/><text:span text:style-name="T68">let { pds :: Seq Op = </text:span></text:p>
      <text:p text:style-name="P64"><text:s text:c="17"/><text:span text:style-name="T68">case a of </text:span></text:p>
      <text:p text:style-name="P64"><text:s text:c="19"/><text:span text:style-name="T68">(O) <text:s text:c="3"/>-&gt; OpIt (w a) </text:span></text:p>
      <text:p text:style-name="P64"><text:s text:c="19"/><text:span text:style-name="T68">(S a') -&gt; OpIt (v a')</text:span></text:p>
      <text:p text:style-name="P64"><text:s text:c="19"/><text:span text:style-name="T68">(L ls) -&gt; \(n :: Nat) -&gt; v (ls n)</text:span></text:p>
      <text:p text:style-name="P64"><text:s text:c="8"/><text:span text:style-name="T68">} in Nabla (OpLim pds)</text:span></text:p>
      <text:p text:style-name="P73"/>
      <text:p text:style-name="P64"><text:s text:c="2"/><text:span text:style-name="T68">veb :: Op </text:span></text:p>
      <text:p text:style-name="P64"><text:s text:c="4"/><text:span text:style-name="T68">= \(a :: Ord) -&gt; v a zero</text:span></text:p>
      <text:p text:style-name="P73"/>
      <text:p text:style-name="P64"><text:s text:c="2"/><text:span text:style-name="T68">{-------- The landmark ordinals ------------}</text:span></text:p>
      <text:p text:style-name="P73"/>
      <text:p text:style-name="P64"><text:s text:c="2"/><text:span text:style-name="T68">epsilon0 :: Ord = veb zero</text:span></text:p>
      <text:p text:style-name="P73"/>
      <text:p text:style-name="P64"><text:s text:c="2"/><text:span text:style-name="T68">Gamma0 :: Ord = limit (\ (n :: Nat) -&gt; </text:span></text:p>
      <text:p text:style-name="P26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8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39"><text:s/>Gamma0 = Limit (\n -&gt; iter _ veb n Zero) </text:p>
      <text:p text:style-name="P13"/>
      <text:p text:style-name="P74">iter a f n x = f^n(x)</text:p>
      <text:p text:style-name="P74"/>
      <text:p text:style-name="P74">OpLim = Lim1</text:p>
      <text:p text:style-name="P74"/>
      <text:p text:style-name="P74">OpItw = H</text:p>
      <text:p text:style-name="P74"/>
      <text:p text:style-name="P74">cantor a b = a + w^b</text:p>
      <text:p text:style-name="P74"/>
      <text:p text:style-name="P74">Nabla f n = (f o suc)^n(f(0))</text:p>
      <text:p text:style-name="P74"/>
      <text:p text:style-name="P74">deriv f n = Nabla (H f) n = ((H f) o suc)^n (H f 0)</text:p>
      <text:p text:style-name="P74">deriv f énumère les points fixes de f</text:p>
      <text:p text:style-name="P74"/>
      <text:p text:style-name="P75">veblen a b = phi(<text:span text:style-name="T82">1+a</text:span>,b)</text:p>
      <text:p text:style-name="P75"/>
      <text:p text:style-name="P76">veblen 0 n </text:p>
      <text:p text:style-name="P76"><text:s/>= Nabla (OpLim (iter _ [w^*]))</text:p>
      <text:p text:style-name="P76"><text:s/>= ((OpLim (iter _ [w^*])) o suc)^n (OpLim (iter _ [w^*]) 0)</text:p>
      <text:p text:style-name="P76"><text:s/>= ((OpLim (iter _ [w^*])) o suc)^n (Lim \p. iter _ [w^*] p 0)</text:p>
      <text:p text:style-name="P76"><text:s/>= ((OpLim (iter _ [w^*])) o suc)^n (Lim \p. [w^*]^p 0)</text:p>
      <text:p text:style-name="P76"><text:s/>= ((OpLim (iter _ [w^*])) o suc)^n (H [w^*] 0)</text:p>
      <text:p text:style-name="P76"><text:s/>= ((OpLim (iter _ [w^*])) o suc)^n (epsilon 0)</text:p>
      <text:p text:style-name="P76">n = 0 : epsilon 0</text:p>
      <text:p text:style-name="P76">n = 1 : OpLim (iter _ [w^*]) (epsilon 0 + 1)</text:p>
      <text:p text:style-name="P76"><text:s/>= Lim \p. iter _ [w^*] p (epsilon 0 + 1)</text:p>
      <text:p text:style-name="P76"><text:s/>= H [w^*] (epsilon 0 + 1)</text:p>
      <text:p text:style-name="P76"><text:s/>= epsilon 1</text:p>
      <text:p text:style-name="P76">veblen 0 a = epsilon a</text:p>
      <text:p text:style-name="P76"/>
      <text:p text:style-name="P76">veblen 1 n </text:p>
      <text:p text:style-name="P76"><text:s/>= Nabla (OpLim (iter _ (veblen 0)))</text:p>
      <text:p text:style-name="P76"><text:s/>= Nabla (OpLim (iter _ [epsilon *]))</text:p>
      <text:p text:style-name="P76"><text:s/>= Nabla (OpLim (iter _ epsilon))</text:p>
      <text:p text:style-name="P76">veblen 1 0 = H epsilon 0 = zeta 0</text:p>
      <text:p text:style-name="P76">veblen 1 = zeta</text:p>
      <text:p text:style-name="P76"/>
      <text:p text:style-name="P76">veblen w 0 = phi(w,0) </text:p>
      <text:p text:style-name="P76"><text:s/>= Nabla (OpLim [veblen *]) 0</text:p>
      <text:p text:style-name="P76"><text:s/>= Nabla (OpLim veblen) 0</text:p>
      <text:p text:style-name="P76"><text:s/>= OpLim veblen 0</text:p>
      <text:p text:style-name="P76"><text:s/>= <text:span text:style-name="T83">l</text:span>im \n. veblen n 0</text:p>
      <text:p text:style-name="P76">veblen w 1 </text:p>
      <text:p text:style-name="P76"><text:s/>= Nabla (OpLim veblen) 1</text:p>
      <text:p text:style-name="P76"><text:s/>= OpLim veblen (suc (lim \n. veblen n 0))</text:p>
      <text:p text:style-name="P76"><text:s/>= OpLim veblen (phi(w,0)+1)</text:p>
      <text:p text:style-name="P76"><text:s/>= <text:span text:style-name="T83">l</text:span>im \n. veblen n (phi(w,0)+1)</text:p>
      <text:p text:style-name="P76"/>
      <text:p text:style-name="P77">cf <text:a xlink:type="simple" xlink:href="https://en.wikipedia.org/wiki/Veblen_function" text:style-name="Internet_20_link" text:visited-style-name="Visited_20_Internet_20_Link">https://en.wikipedia.org/wiki/Veblen_function</text:a> :</text:p>
      <text:p text:style-name="P77"/>
      <text:p text:style-name="P77">Now suppose b that b is a limit :</text:p>
      <text:p text:style-name="P77">(…)</text:p>
      <text:p text:style-name="P77">For phi_b(c+1), use phi_b(c+1)[n] = phi_b[n](phi_b(c)+1)</text:p>
      <text:p text:style-name="P77"/>
      <text:p text:style-name="P78">phi (lim f) (b+1) = lim \n phi (f n) (phi (lim f) b + 1)</text:p>
      <text:p text:style-name="P79">avec f = I et b = 0 :</text:p>
      <text:p text:style-name="P79">phi w 1 = lim \n. phi n (phi w 0 + 1)</text:p>
      <text:p text:style-name="P79"/>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34"><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35"><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35"><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35"><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35"><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35"><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6"><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8">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9">-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9">-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0">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1"/>
      <text:p text:style-name="P81"><text:a xlink:type="simple" xlink:href="http://staff.cs.manchester.ac.uk/~hsimmons/" text:style-name="Internet_20_link" text:visited-style-name="Visited_20_Internet_20_Link"><text:span text:style-name="T37">http://staff.cs.manchester.ac.uk/~hsimmons/</text:span></text:a></text:p>
      <text:p text:style-name="P81"><text:a xlink:type="simple" xlink:href="http://www.cs.man.ac.uk/~hsimmons/DOCUMENTS/papersandnotes.html" text:style-name="Internet_20_link" text:visited-style-name="Visited_20_Internet_20_Link"><text:span text:style-name="T37">http://www.cs.man.ac.uk/~hsimmons/DOCUMENTS/papersandnotes.html</text:span></text:a></text:p>
      <text:p text:style-name="P81"><text:a xlink:type="simple" xlink:href="http://www.cs.man.ac.uk/~hsimmons/TEMP/OrdNotes.pdf" text:style-name="Internet_20_link" text:visited-style-name="Visited_20_Internet_20_Link"><text:span text:style-name="T37">http://www.cs.man.ac.uk/~hsimmons/TEMP/OrdNotes.pdf</text:span></text:a></text:p>
      <text:p text:style-name="P81"><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1"><text:a xlink:type="simple" xlink:href="http://www.cs.man.ac.uk/~hsimmons/ORDINAL-NOTATIONS/Fruitful.pdf" text:style-name="Internet_20_link" text:visited-style-name="Visited_20_Internet_20_Link"><text:span text:style-name="T37">http://www.cs.man.ac.uk/~hsimmons/ORDINAL-NOTATIONS/Fruitful.pdf</text:span></text:a></text:p>
      <text:p text:style-name="P81"><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1"><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1"><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1"><text:a xlink:type="simple" xlink:href="http://www.cs.man.ac.uk/~hsimmons/TEMP/TieringNotes.pdf" text:style-name="Internet_20_link" text:visited-style-name="Visited_20_Internet_20_Link"><text:span text:style-name="T37">http://www.cs.man.ac.uk/~hsimmons/TEMP/TieringNotes.pdf</text:span></text:a></text:p>
      <text:p text:style-name="P81"><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1"><text:a xlink:type="simple" xlink:href="https://plato.stanford.edu/" text:style-name="Internet_20_link" text:visited-style-name="Visited_20_Internet_20_Link"><text:span text:style-name="T37">https://plato.stanford.edu/</text:span></text:a></text:p>
      <text:p text:style-name="P81"/>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9">module LargeVeblen where</text:p>
      <text:p text:style-name="P72"/>
      <text:p text:style-name="P63"><text:s/><text:span text:style-name="T68">data Nat : Set where</text:span></text:p>
      <text:p text:style-name="P63"><text:s text:c="2"/><text:span text:style-name="T68">O : Nat</text:span></text:p>
      <text:p text:style-name="P63"><text:s text:c="2"/><text:span text:style-name="T68">1+ : Nat -&gt; Nat</text:span></text:p>
      <text:p text:style-name="P72"/>
      <text:p text:style-name="P63"><text:s/><text:span text:style-name="T68">data Ord : Set where</text:span></text:p>
      <text:p text:style-name="P63"><text:s text:c="2"/><text:span text:style-name="T68">Zero : Ord</text:span></text:p>
      <text:p text:style-name="P63"><text:s text:c="2"/><text:span text:style-name="T68">Suc : Ord -&gt; Ord</text:span></text:p>
      <text:p text:style-name="P63"><text:s text:c="2"/><text:span text:style-name="T68">Lim : (Nat -&gt; Ord) -&gt; Ord</text:span></text:p>
      <text:p text:style-name="P72"/>
      <text:p text:style-name="P63"><text:s/><text:span text:style-name="T68">-- rpt n f x = f^n(x)</text:span></text:p>
      <text:p text:style-name="P63"><text:s/><text:span text:style-name="T68">rpt : {t : Set} -&gt; Nat -&gt; (t -&gt; t) -&gt; t -&gt; t</text:span></text:p>
      <text:p text:style-name="P63"><text:s/><text:span text:style-name="T68">rpt O f x = x</text:span></text:p>
      <text:p text:style-name="P63"><text:s/><text:span text:style-name="T68">rpt (1+ n) f x = rpt n f (f x)</text:span></text:p>
      <text:p text:style-name="P72"/>
      <text:p text:style-name="P63"><text:s/><text:span text:style-name="T68">-- smallest fixed point of f greater than x, limit of x, f x, f (f x), ...</text:span></text:p>
      <text:p text:style-name="P63"><text:s/><text:span text:style-name="T68">fix : (Ord -&gt; Ord) -&gt; Ord -&gt; Ord</text:span></text:p>
      <text:p text:style-name="P63"><text:s/><text:span text:style-name="T68">fix f x = Lim (\n -&gt; rpt n f x)</text:span></text:p>
      <text:p text:style-name="P72"/>
      <text:p text:style-name="P63"><text:s/><text:span text:style-name="T68">w = fix Suc Zero -- not a fixed point in this case !</text:span></text:p>
      <text:p text:style-name="P72"/>
      <text:p text:style-name="P63"><text:s/><text:span text:style-name="T68">-- cantor a b = b + w^a</text:span></text:p>
      <text:p text:style-name="P63"><text:s/><text:span text:style-name="T68">cantor : Ord -&gt; Ord -&gt; Ord</text:span></text:p>
      <text:p text:style-name="P63"><text:s/><text:span text:style-name="T68">cantor Zero a = Suc a</text:span></text:p>
      <text:p text:style-name="P63"><text:s/><text:span text:style-name="T68">cantor (Suc b) a = fix (cantor b) a</text:span></text:p>
      <text:p text:style-name="P63"><text:s/><text:span text:style-name="T68">cantor (Lim f) a = Lim (\n -&gt; cantor (f n) a)</text:span></text:p>
      <text:p text:style-name="P72"/>
      <text:p text:style-name="P63"><text:s/><text:span text:style-name="T68">-- phi0 a = w^a</text:span></text:p>
      <text:p text:style-name="P63"><text:s/><text:span text:style-name="T68">phi0 : Ord -&gt; Ord</text:span></text:p>
      <text:p text:style-name="P63"><text:s/><text:span text:style-name="T68">phi0 a = cantor a Zero</text:span></text:p>
      <text:p text:style-name="P72"/>
      <text:p text:style-name="P63"><text:s/><text:span text:style-name="T68">-- Another possibility is to use phi'0 instead of phi0 in the definition of phi,</text:span></text:p>
      <text:p text:style-name="P63"><text:s/><text:span text:style-name="T68">-- this gives a phi function which grows slower</text:span></text:p>
      <text:p text:style-name="P63"><text:s/><text:span text:style-name="T68">phi'0 : Ord -&gt; Ord</text:span></text:p>
      <text:p text:style-name="P63"><text:s/><text:span text:style-name="T68">phi'0 Zero = Suc Zero</text:span></text:p>
      <text:p text:style-name="P63"><text:s/><text:span text:style-name="T68">phi'0 (Suc a) = Suc (phi'0 a)</text:span></text:p>
      <text:p text:style-name="P63"><text:s/><text:span text:style-name="T68">phi'0 (Lim f) = Lim (\n -&gt; phi'0 (f n))</text:span></text:p>
      <text:p text:style-name="P72"/>
      <text:p text:style-name="P63"><text:s/><text:span text:style-name="T68">-- Associative list of ordinals</text:span></text:p>
      <text:p text:style-name="P63"><text:s/><text:span text:style-name="T68">infixr 40 _=&gt;_&amp;_</text:span></text:p>
      <text:p text:style-name="P63"><text:s/><text:span text:style-name="T68">data OrdAList : Set where</text:span></text:p>
      <text:p text:style-name="P63"><text:s text:c="2"/><text:span text:style-name="T68">Zeros : OrdAList</text:span></text:p>
      <text:p text:style-name="P63"><text:s text:c="2"/><text:span text:style-name="T68">_=&gt;_&amp;_ : Ord -&gt; Ord -&gt; OrdAList -&gt; OrdAList</text:span></text:p>
      <text:p text:style-name="P72"/>
      <text:p text:style-name="P63"><text:s/><text:span text:style-name="T68">-- Usage : phi al, where al is the associative list of couples index =&gt; value ordered by increasing values,</text:span></text:p>
      <text:p text:style-name="P63"><text:s/><text:span text:style-name="T68">-- absent indexes corresponding to Zero values</text:span></text:p>
      <text:p text:style-name="P72"/>
      <text:p text:style-name="P63"><text:s/><text:span text:style-name="T68">phi : OrdAList -&gt; Ord </text:span></text:p>
      <text:p text:style-name="P63"><text:s/><text:span text:style-name="T68">phi <text:s text:c="13"/>Zeros <text:s/>= phi0 Zero -- (1) phi(0) = w**0 = 1 </text:span></text:p>
      <text:p text:style-name="P63"><text:s/><text:span text:style-name="T68">phi (Zero =&gt; a &amp; Zeros) = phi0 a <text:s text:c="3"/>-- (1) phi(a) = w**a</text:span></text:p>
      <text:p text:style-name="P63"><text:s/><text:span text:style-name="T68">phi ( <text:s text:c="11"/>k =&gt; Zero &amp; al) = phi al -- eliminate unnecessary Zero value</text:span></text:p>
      <text:p text:style-name="P63"><text:s/><text:span text:style-name="T68">phi (Zero =&gt; a &amp; k =&gt; Zero &amp; al) = phi (Zero =&gt; a &amp; al) -- idem</text:span></text:p>
      <text:p text:style-name="P63"><text:s/><text:span text:style-name="T68">phi (Zero =&gt; a &amp; Zero =&gt; b &amp; al) = phi (Zero =&gt; a &amp; al) -- should not appear but necessary for completeness</text:span></text:p>
      <text:p text:style-name="P63"><text:s/><text:span text:style-name="T68">phi (Zero =&gt; Lim f &amp; al) = Lim (\n -&gt; phi (Zero =&gt; f n &amp; al)) -- canonical treatment of limit</text:span></text:p>
      <text:p text:style-name="P63"><text:s/><text:span text:style-name="T68">phi ( <text:s text:c="15"/>Suc k =&gt; Suc b &amp; al) = fix (\x -&gt; phi (k =&gt; x &amp; Suc k =&gt; b &amp; al)) Zero -- (3) least fixed point</text:span></text:p>
      <text:p text:style-name="P63"><text:s/><text:span text:style-name="T68">phi (Zero =&gt; Suc a &amp; Suc k =&gt; Suc b &amp; al) = fix (\x -&gt; phi (k =&gt; x &amp; Suc k =&gt; b &amp; al)) (Suc (phi (Zero =&gt; a &amp; Suc k =&gt; Suc b &amp; al))) -- (3) following fixed points</text:span></text:p>
      <text:p text:style-name="P63"><text:s/><text:span text:style-name="T68">phi ( <text:s text:c="15"/>Suc k =&gt; Lim f &amp; al) = Lim (\n -&gt; phi (Suc k =&gt; f n &amp; al)) -- idem </text:span></text:p>
      <text:p text:style-name="P63"><text:s/><text:span text:style-name="T68">phi (Zero =&gt; Suc a &amp; Suc k =&gt; Lim f &amp; al) = Lim (\n -&gt; phi (k =&gt; Suc (phi (Zero =&gt; a &amp; Suc k =&gt; Lim f &amp; al)) &amp; Suc k =&gt; f n &amp; al)) -- idem </text:span></text:p>
      <text:p text:style-name="P63"><text:s/><text:span text:style-name="T68">phi ( <text:s text:c="15"/>Lim f =&gt; Suc b &amp; al) = Lim (\n -&gt; fix (\x -&gt; phi (f n =&gt; x &amp; Lim f =&gt; b &amp; al)) Zero) -- (4) least fixed point</text:span></text:p>
      <text:p text:style-name="P63"><text:s/><text:span text:style-name="T68">phi (Zero =&gt; Suc a &amp; Lim f =&gt; Suc b &amp; al) = Lim (\n -&gt; fix (\x -&gt; phi (f n =&gt; x &amp; Lim f =&gt; b &amp; al)) (Suc (phi (Zero =&gt; a &amp; Lim f =&gt; Suc b &amp; al)))) -- (4) following fixed points </text:span></text:p>
      <text:p text:style-name="P63"><text:s/><text:span text:style-name="T68">phi ( <text:s text:c="15"/>Lim f =&gt; Lim g &amp; al) = Lim (\n -&gt; phi (Lim f =&gt; g n &amp; al))</text:span></text:p>
      <text:p text:style-name="P63"><text:s/><text:span text:style-name="T68">phi (Zero =&gt; Suc a &amp; Lim f =&gt; Lim g &amp; al) = Lim (\n -&gt; phi (f n =&gt; phi (Zero =&gt; a &amp; Lim f =&gt; Lim g &amp; al) &amp; Lim f =&gt; g n &amp; al)) </text:span></text:p>
      <text:p text:style-name="P72"/>
      <text:p text:style-name="P63"><text:s/><text:span text:style-name="T68">SmallVeblen = phi (w =&gt; Suc Zero &amp; Zeros)</text:span></text:p>
      <text:p text:style-name="P72"/>
      <text:p text:style-name="P267"><text:s/><text:span text:style-name="T68">LargeVeblen = fix (\x -&gt; phi (x =&gt; Suc Zero &amp; Zeros)) (Suc Zero)</text:span></text:p>
      <text:p text:style-name="P148"><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8"/>
      <text:p text:style-name="P149">&lt;br&gt;</text:p>
      <text:p text:style-name="P149">&lt;br&gt;&lt;span style="font-weight: bold;"&gt;Taranovsky's C&lt;/span&gt;</text:p>
      <text:p text:style-name="P149">&lt;p&gt;</text:p>
      <text:p text:style-name="P149">C(a,b) is the least element above b that has degree &gt;= a.</text:p>
      <text:p text:style-name="P149">&lt;p&gt;</text:p>
      <text:p text:style-name="P149">Definition: A degree for a well-ordered set S is a binary relation on S such that</text:p>
      <text:p text:style-name="P149">&lt;ul&gt;</text:p>
      <text:p text:style-name="P149"><text:soft-page-break/>&lt;li&gt; Every element c∈S has degree 0S (the least element of S). 0S only has degree 0S.</text:p>
      <text:p text:style-name="P149"><text:s/>&lt;li&gt; For a limit a, c has degree a iff it has every degree less than a.</text:p>
      <text:p text:style-name="P149"><text:s/>&lt;li&gt; For a successor a'=a+1, either of the following holds:</text:p>
      <text:p text:style-name="P149"><text:s text:c="2"/>&lt;ul&gt;</text:p>
      <text:p text:style-name="P149"><text:s text:c="3"/>&lt;li&gt; An element has degree a' iff it is a limit of elements of degree a.</text:p>
      <text:p text:style-name="P149"><text:s text:c="3"/>&lt;li&gt; There is a limit element d ≤ a such that for every c in S, c has degree a' iff it has degree a and either c ≤ d or c is a limit of elements of degree a (or both).</text:p>
      <text:p text:style-name="P149"><text:s text:c="2"/>&lt;/ul&gt;</text:p>
      <text:p text:style-name="P149">&lt;/ul&gt;</text:p>
      <text:p text:style-name="P149">Note: The third condition can be equivalently written as ∀a (Ca+1 = lim(Ca) ∨ ∃d ∈ lim(S)∩(a+1) Ca+1 = lim(Ca) ∪ (Ca∩(d+1))), where S is identified with an ordinal (so a+1 consists of ordinals ≤a), Ca is the set of elements that have degree a, and lim is limit points.</text:p>
      <text:p text:style-name="P149">&lt;p&gt;</text:p>
      <text:p text:style-name="P149">In other terms : Let ηη be an ordinal, and let 0S and let Ld(a,b) be the statement that aa is a limit of ordinals c such that (c,b)∈D. Let D be the following binary relation over η:</text:p>
      <text:p text:style-name="P149">&lt;ul&gt;</text:p>
      <text:p text:style-name="P149">&lt;li&gt; ∀a&lt;η:(a,0)∈D</text:p>
      <text:p text:style-name="P149">&lt;li&gt; ∀a&lt;η:a≠0⇒(0,a)∉D</text:p>
      <text:p text:style-name="P149">&lt;li&gt; ∀b∈Lim∪η:(a,b)∈D⇔∀c&amp;lt;b:(a,c)∈D.</text:p>
      <text:p text:style-name="P149">&lt;li&gt; ∀b:(a,b)∈D⇔Ld(a,b+1)∀b:(a,b)∈D⇔Ld(a,b+1)</text:p>
      <text:p text:style-name="P149">&lt;li&gt; ∀b:∃d∈Lim∪η:d≤b⇒∀c:(c,a+1)∈D⇔(c≤d∨Ld(c,b))</text:p>
      <text:p text:style-name="P149">&lt;li&gt; Then C(a,b)=min{c:c∈η∧c&gt;b∧(c,a)∈D}.</text:p>
      <text:p text:style-name="P149">&lt;/ul&gt;</text:p>
      <text:p text:style-name="P149">C(a, b) = b+ω^a iff C(a, b) ≥ a.</text:p>
      <text:p text:style-name="P149">&lt;p&gt;</text:p>
      <text:p text:style-name="P149">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9">&lt;p&gt;</text:p>
      <text:p text:style-name="P149">Examples of representations of some ordinals :</text:p>
      <text:p text:style-name="P149">&lt;ul&gt;</text:p>
      <text:p text:style-name="P149">&lt;li&gt; 0 = 0</text:p>
      <text:p text:style-name="P149">&lt;li&gt; 1 = C(0,0) = 0+w^0</text:p>
      <text:p text:style-name="P149">&lt;li&gt; 2 = C(0,1) = C(0,C(0,0)) = 1 + w^0</text:p>
      <text:p text:style-name="P149">&lt;li&gt; w = C(1,0) = 0+w^1</text:p>
      <text:p text:style-name="P149">&lt;li&gt; w+1 = C(0,w) = w+w^0</text:p>
      <text:p text:style-name="P149">&lt;li&gt; w*2 = C(1,w) = w+w^1</text:p>
      <text:p text:style-name="P149">&lt;li&gt; w^2 = C(2,0) = 0+w^2</text:p>
      <text:p text:style-name="P149">&lt;li&gt; w^w = C(w,0) = 0+w^w</text:p>
      <text:p text:style-name="P149">&lt;li&gt; w^w^w = C(w^w,0) = 0+w^w^w</text:p>
      <text:p text:style-name="P149">&lt;li&gt; epsilon_0 = phi(1,0) = C(W,0)</text:p>
      <text:p text:style-name="P149">&lt;li&gt; epsilon_1 = phi(1,1) = C(W,C(W,0))</text:p>
      <text:p text:style-name="P149">&lt;li&gt; zeta_0 = phi(2,0) = C(C(W,W),0) = C(W*2,0) with W*2 = C(W,W)</text:p>
      <text:p text:style-name="P149">&lt;li&gt; zeta_1 = phi(2,1) = C(W*2,C(W*2,0))</text:p>
      <text:p text:style-name="P149">&lt;li&gt; eta_0 = phi(3,0) = C(W*3,0) with W*3 = C(W,C(W,W))</text:p>
      <text:p text:style-name="P149">&lt;li&gt; Gamma_0 = phi(1,0,0) = C(C(W*2,W),0) = C(W^2,0) with W^2 = C(W*2,W)</text:p>
      <text:p text:style-name="P149">&lt;/ul&gt;</text:p>
      <text:p text:style-name="P149"/>
      <text:p text:style-name="P51"/>
      <text:p text:style-name="P51"><text:soft-page-break/></text:p>
      <text:p text:style-name="P70">module LargeVeblen where</text:p>
      <text:p text:style-name="P72"/>
      <text:p text:style-name="P63"><text:s/><text:span text:style-name="T68">data Nat : Set where</text:span></text:p>
      <text:p text:style-name="P63"><text:s text:c="2"/><text:span text:style-name="T68">O : Nat</text:span></text:p>
      <text:p text:style-name="P63"><text:s text:c="2"/><text:span text:style-name="T68">1+ : Nat -&gt; Nat</text:span></text:p>
      <text:p text:style-name="P72"/>
      <text:p text:style-name="P63"><text:s/><text:span text:style-name="T68">data Ord : Set where</text:span></text:p>
      <text:p text:style-name="P63"><text:s text:c="2"/><text:span text:style-name="T68">Zero : Ord</text:span></text:p>
      <text:p text:style-name="P63"><text:s text:c="2"/><text:span text:style-name="T68">Suc : Ord -&gt; Ord</text:span></text:p>
      <text:p text:style-name="P63"><text:s text:c="2"/><text:span text:style-name="T68">Lim : (Nat -&gt; Ord) -&gt; Ord</text:span></text:p>
      <text:p text:style-name="P72"/>
      <text:p text:style-name="P63"><text:s/><text:span text:style-name="T68">-- rpt n f x = f^n(x)</text:span></text:p>
      <text:p text:style-name="P63"><text:s/><text:span text:style-name="T68">rpt : {t : Set} -&gt; Nat -&gt; (t -&gt; t) -&gt; t -&gt; t</text:span></text:p>
      <text:p text:style-name="P63"><text:s/><text:span text:style-name="T68">rpt O f x = x</text:span></text:p>
      <text:p text:style-name="P63"><text:s/><text:span text:style-name="T68">rpt (1+ n) f x = rpt n f (f x)</text:span></text:p>
      <text:p text:style-name="P72"/>
      <text:p text:style-name="P63"><text:s/><text:span text:style-name="T68">-- smallest fixed point of f greater than x, limit of x, f x, f (f x), ...</text:span></text:p>
      <text:p text:style-name="P63"><text:s/><text:span text:style-name="T68">fix : (Ord -&gt; Ord) -&gt; Ord -&gt; Ord</text:span></text:p>
      <text:p text:style-name="P63"><text:s/><text:span text:style-name="T68">fix f x = Lim (\n -&gt; rpt n f x)</text:span></text:p>
      <text:p text:style-name="P72"/>
      <text:p text:style-name="P63"><text:s/><text:span text:style-name="T68">w = fix Suc Zero -- not a fixed point in this case !</text:span></text:p>
      <text:p text:style-name="P72"/>
      <text:p text:style-name="P63"><text:s/><text:span text:style-name="T68">-- cantor a b = b + w^a</text:span></text:p>
      <text:p text:style-name="P63"><text:s/><text:span text:style-name="T68">cantor : Ord -&gt; Ord -&gt; Ord</text:span></text:p>
      <text:p text:style-name="P63"><text:s/><text:span text:style-name="T68">cantor Zero a = Suc a</text:span></text:p>
      <text:p text:style-name="P63"><text:s/><text:span text:style-name="T68">cantor (Suc b) a = fix (cantor b) a</text:span></text:p>
      <text:p text:style-name="P63"><text:s/><text:span text:style-name="T68">cantor (Lim f) a = Lim (\n -&gt; cantor (f n) a)</text:span></text:p>
      <text:p text:style-name="P72"/>
      <text:p text:style-name="P63"><text:s/><text:span text:style-name="T68">-- phi0 a = w^a</text:span></text:p>
      <text:p text:style-name="P63"><text:s/><text:span text:style-name="T68">phi0 : Ord -&gt; Ord</text:span></text:p>
      <text:p text:style-name="P63"><text:s/><text:span text:style-name="T68">phi0 a = cantor a Zero</text:span></text:p>
      <text:p text:style-name="P72"/>
      <text:p text:style-name="P63"><text:s/><text:span text:style-name="T68">-- Another possibility is to use phi'0 instead of phi0 in the definition of phi,</text:span></text:p>
      <text:p text:style-name="P63"><text:s/><text:span text:style-name="T68">-- this gives a phi function which grows slower</text:span></text:p>
      <text:p text:style-name="P63"><text:s/><text:span text:style-name="T68">phi'0 : Ord -&gt; Ord</text:span></text:p>
      <text:p text:style-name="P63"><text:s/><text:span text:style-name="T68">phi'0 Zero = Suc Zero</text:span></text:p>
      <text:p text:style-name="P63"><text:s/><text:span text:style-name="T68">phi'0 (Suc a) = Suc (phi'0 a)</text:span></text:p>
      <text:p text:style-name="P63"><text:s/><text:span text:style-name="T68">phi'0 (Lim f) = Lim (\n -&gt; phi'0 (f n))</text:span></text:p>
      <text:p text:style-name="P72"/>
      <text:p text:style-name="P63"><text:s/><text:span text:style-name="T68">-- Associative list of ordinals</text:span></text:p>
      <text:p text:style-name="P63"><text:s/><text:span text:style-name="T68">infixr 40 _=&gt;_&amp;_</text:span></text:p>
      <text:p text:style-name="P63"><text:s/><text:span text:style-name="T68">data OrdAList : Set where</text:span></text:p>
      <text:p text:style-name="P63"><text:s text:c="2"/><text:span text:style-name="T68">Zeros : OrdAList</text:span></text:p>
      <text:p text:style-name="P63"><text:s text:c="2"/><text:span text:style-name="T68">_=&gt;_&amp;_ : Ord -&gt; Ord -&gt; OrdAList -&gt; OrdAList</text:span></text:p>
      <text:p text:style-name="P72"/>
      <text:p text:style-name="P63"><text:s/><text:span text:style-name="T68">-- Usage : phi al, where al is the associative list of couples index =&gt; value ordered by increasing values,</text:span></text:p>
      <text:p text:style-name="P63"><text:s/><text:span text:style-name="T68">-- absent indexes corresponding to Zero values</text:span></text:p>
      <text:p text:style-name="P72"/>
      <text:p text:style-name="P63"><text:s/><text:span text:style-name="T68">phi : OrdAList -&gt; Ord </text:span></text:p>
      <text:p text:style-name="P63"><text:s/><text:span text:style-name="T68">phi <text:s text:c="13"/>Zeros <text:s/>= phi0 Zero -- (1) phi(0) = w**0 = 1 </text:span></text:p>
      <text:p text:style-name="P63"><text:s/><text:span text:style-name="T68">phi (Zero =&gt; a &amp; Zeros) = phi0 a <text:s text:c="3"/>-- (1) phi(a) = w**a</text:span></text:p>
      <text:p text:style-name="P63"><text:s/><text:span text:style-name="T68">phi ( <text:s text:c="11"/>k =&gt; Zero &amp; al) = phi al -- eliminate unnecessary Zero value</text:span></text:p>
      <text:p text:style-name="P63"><text:s/><text:span text:style-name="T68">phi (Zero =&gt; a &amp; k =&gt; Zero &amp; al) = phi (Zero =&gt; a &amp; al) -- idem</text:span></text:p>
      <text:p text:style-name="P63"><text:s/><text:span text:style-name="T68">phi (Zero =&gt; a &amp; Zero =&gt; b &amp; al) = phi (Zero =&gt; a &amp; al) -- should not appear but necessary for completeness</text:span></text:p>
      <text:p text:style-name="P63"><text:s/><text:span text:style-name="T68">phi (Zero =&gt; Lim f &amp; al) = Lim (\n -&gt; phi (Zero =&gt; f n &amp; al)) -- canonical treatment of limit</text:span></text:p>
      <text:p text:style-name="P63"><text:s/><text:span text:style-name="T68">phi ( <text:s text:c="15"/>Suc k =&gt; Suc b &amp; al) = fix (\x -&gt; phi (k =&gt; x &amp; Suc k =&gt; b &amp; al)) Zero -- (3) least fixed point</text:span></text:p>
      <text:p text:style-name="P63"><text:s/><text:span text:style-name="T68">phi (Zero =&gt; Suc a &amp; Suc k =&gt; Suc b &amp; al) = fix (\x -&gt; phi (k =&gt; x &amp; Suc k =&gt; b &amp; al)) (Suc (phi (Zero =&gt; a &amp; Suc k =&gt; Suc b &amp; al))) -- (3) following fixed points</text:span></text:p>
      <text:p text:style-name="P63"><text:s/><text:span text:style-name="T68">phi ( <text:s text:c="15"/>Suc k =&gt; Lim f &amp; al) = Lim (\n -&gt; phi (Suc k =&gt; f n &amp; al)) -- idem </text:span></text:p>
      <text:p text:style-name="P63"><text:s/><text:span text:style-name="T68">phi (Zero =&gt; Suc a &amp; Suc k =&gt; Lim f &amp; al) = Lim (\n -&gt; phi (k =&gt; Suc (phi (Zero =&gt; a &amp; Suc k =&gt; Lim f &amp; al)) &amp; Suc k =&gt; f n &amp; al)) -- idem </text:span></text:p>
      <text:p text:style-name="P63"><text:s/><text:span text:style-name="T68">phi ( <text:s text:c="15"/>Lim f =&gt; Suc b &amp; al) = Lim (\n -&gt; fix (\x -&gt; phi (f n =&gt; x &amp; Lim f =&gt; b &amp; al)) Zero) -- (4) least fixed point</text:span></text:p>
      <text:p text:style-name="P63"><text:s/><text:span text:style-name="T68">phi (Zero =&gt; Suc a &amp; Lim f =&gt; Suc b &amp; al) = Lim (\n -&gt; fix (\x -&gt; phi (f n =&gt; x &amp; Lim f =&gt; b &amp; al)) (Suc (phi (Zero =&gt; a &amp; Lim f =&gt; Suc b &amp; al)))) -- (4) following fixed points </text:span></text:p>
      <text:p text:style-name="P63"><text:s/><text:span text:style-name="T68">phi ( <text:s text:c="15"/>Lim f =&gt; Lim g &amp; al) = Lim (\n -&gt; phi (Lim f =&gt; g n &amp; al))</text:span></text:p>
      <text:p text:style-name="P63"><text:s/><text:span text:style-name="T68">phi (Zero =&gt; Suc a &amp; Lim f =&gt; Lim g &amp; al) = Lim (\n -&gt; phi (f n =&gt; phi (Zero =&gt; a &amp; Lim f =&gt; Lim g &amp; al) &amp; Lim f =&gt; g n &amp; al)) </text:span></text:p>
      <text:p text:style-name="P72"/>
      <text:p text:style-name="P63"><text:s/><text:span text:style-name="T68">SmallVeblen = phi (w =&gt; Suc Zero &amp; Zeros)</text:span></text:p>
      <text:p text:style-name="P72"/>
      <text:p text:style-name="P267"><text:s/><text:span text:style-name="T68">LargeVeblen = fix (\x -&gt; phi (x =&gt; Suc Zero &amp; Zeros)) (Suc Zero)</text:span></text:p>
      <text:p text:style-name="P271"/>
      <text:p text:style-name="P271"/>
      <text:p text:style-name="P271">data Xord </text:p>
      <text:p text:style-name="P271"><text:s/>= Zero</text:p>
      <text:p text:style-name="P271"><text:s/>| Suc Xord</text:p>
      <text:p text:style-name="P271"><text:s/>| Lim (Nat → Xord)</text:p>
      <text:p text:style-name="P271"><text:s/>| Ass Xord Xord Xord</text:p>
      <text:p text:style-name="P271">phi (Ass a b c)</text:p>
      <text:p text:style-name="P271">abc:numéros lignes code, p = traité partiellement, + = ajouter ligne</text:p>
      <text:p text:style-name="P241"><text:soft-page-break/>000:1,2</text:p>
      <text:p text:style-name="P241">00S:2</text:p>
      <text:p text:style-name="P241">00L:2</text:p>
      <text:p text:style-name="P241">00A:2,3p,4p</text:p>
      <text:p text:style-name="P241">0S0:1</text:p>
      <text:p text:style-name="P241">0SS</text:p>
      <text:p text:style-name="P241">0SL</text:p>
      <text:p text:style-name="P241">0SA:3p,4p,7p,9p,11p,13p</text:p>
      <text:p text:style-name="P241">0L0:1,5</text:p>
      <text:p text:style-name="P241">0LS:5</text:p>
      <text:p text:style-name="P241">0LL:5</text:p>
      <text:p text:style-name="P241">0LA:3p,4p,5</text:p>
      <text:p text:style-name="P241">0A0:1</text:p>
      <text:p text:style-name="P241">0AS:+</text:p>
      <text:p text:style-name="P241">0AL:+</text:p>
      <text:p text:style-name="P241">0AA:3p,4p</text:p>
      <text:p text:style-name="P241">S00:2</text:p>
      <text:p text:style-name="P241">S0S:2</text:p>
      <text:p text:style-name="P241">S0L:2</text:p>
      <text:p text:style-name="P241">S0A:2</text:p>
      <text:p text:style-name="P241">SS0:6</text:p>
      <text:p text:style-name="P241">SSS:6</text:p>
      <text:p text:style-name="P241">SSL:6</text:p>
      <text:p text:style-name="P241">SSA:6</text:p>
      <text:p text:style-name="P241">SL0:8</text:p>
      <text:p text:style-name="P241">SLS:8</text:p>
      <text:p text:style-name="P241">SLA:8</text:p>
      <text:p text:style-name="P241">SA0:+</text:p>
      <text:p text:style-name="P241">SAS:+</text:p>
      <text:p text:style-name="P241">SAL:+</text:p>
      <text:p text:style-name="P241">SAA:+</text:p>
      <text:p text:style-name="P241">L00:2</text:p>
      <text:p text:style-name="P241">L0S:2</text:p>
      <text:p text:style-name="P241">L0L:2</text:p>
      <text:p text:style-name="P241">L0A:2</text:p>
      <text:p text:style-name="P241">LS0:10</text:p>
      <text:p text:style-name="P241">LSS:10</text:p>
      <text:p text:style-name="P241">LSL:10</text:p>
      <text:p text:style-name="P241">LSA:10</text:p>
      <text:p text:style-name="P241">LLO:12</text:p>
      <text:p text:style-name="P241">LLS:12</text:p>
      <text:p text:style-name="P241">LLL:12</text:p>
      <text:p text:style-name="P241"><text:soft-page-break/>LLA:12</text:p>
      <text:p text:style-name="P241">LA0:+</text:p>
      <text:p text:style-name="P241">LAS:+</text:p>
      <text:p text:style-name="P241">LAL:+</text:p>
      <text:p text:style-name="P241">LAA:+</text:p>
      <text:p text:style-name="P241">A00:2</text:p>
      <text:p text:style-name="P241">AOS:2</text:p>
      <text:p text:style-name="P241">A0L:2</text:p>
      <text:p text:style-name="P242">A0A:2<text:line-break/></text:p>
      <text:p text:style-name="P243">AS0:+</text:p>
      <text:p text:style-name="P243">ASS:+</text:p>
      <text:p text:style-name="P243">ASL:+</text:p>
      <text:p text:style-name="P243">ASA:+</text:p>
      <text:p text:style-name="P243">AL0:+</text:p>
      <text:p text:style-name="P243">ALS:+</text:p>
      <text:p text:style-name="P243">ALL:+</text:p>
      <text:p text:style-name="P243">ALA:+</text:p>
      <text:p text:style-name="P243">AA0:+</text:p>
      <text:p text:style-name="P243">AAS:+</text:p>
      <text:p text:style-name="P243">AAL:+</text:p>
      <text:p text:style-name="P243">AAA:+</text:p>
      <text:p text:style-name="P243"/>
      <text:p text:style-name="Text_20_body"><text:line-break/><text:span text:style-name="T33">Correspondence between Veblen functions and Madore's ψ (psi) collapsing function</text:span></text:p>
      <text:p text:style-name="P83">To distinguish between the different Veblen functions, let us call φF the Veblen function with finitely many variables, and φT the Veblen function with transfinitely many variables.</text:p>
      <text:p text:style-name="P83">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83">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83">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44"><text:s/>Ass a b c = c,a:b</text:p>
      <text:p text:style-name="P244"><text:s/>phi (0) = w⁰ = 1</text:p>
      <text:p text:style-name="P244"><text:s/>phi (0:a) = w^a</text:p>
      <text:p text:style-name="P244"><text:s/>phi (al, k:0) = phi(al)</text:p>
      <text:p text:style-name="P244"><text:soft-page-break/><text:s/>phi (al, k:0, 0:a) = phi (al, 0:a)</text:p>
      <text:p text:style-name="P244"><text:s/>phi (al, 0:b, 0:a) = phi (al, 0:a)</text:p>
      <text:p text:style-name="P244"><text:s/>phi (al, 0:lim s) = lim n → phi (al, 0:s n)</text:p>
      <text:p text:style-name="P244">+phi (al, 0:(al1,x:y)) = ?</text:p>
      <text:p text:style-name="P269"><text:span text:style-name="T68"><text:s/></text:span><text:span text:style-name="T69">phi (al, k+1:b+1) = fix (x → phi (al, k+1:b, k:x)) 0</text:span></text:p>
      <text:p text:style-name="P245"><text:s/>phi (al, k+1:b+1, 0:a+1) = fix (x → phi (al, k+1:b, k:x)) (phi (al, k+1:b+1, 0:a) + 1)</text:p>
      <text:p text:style-name="P245"><text:s/>phi (al, k+1:lim s) = lim n → phi (al, k+1:s n)</text:p>
      <text:p text:style-name="P245"><text:s/>phi (al, k+1:lim s, 0:a+1) = lim n → phi (al, k+1:s n, k:phi(al,k+1:lim s,0:a)+1)</text:p>
      <text:p text:style-name="P246">+phi (al, k+1:(al1,x:y)) = ?</text:p>
      <text:p text:style-name="P246">+phi (al, k+1:(al1,x:y)) = ?</text:p>
      <text:p text:style-name="P270"><text:span text:style-name="T70"><text:s/></text:span><text:span text:style-name="T71">phi (al, lim s:b+1) = lim n → fix (x → phi (al, lim s:b, s n:x) 0)</text:span></text:p>
      <text:p text:style-name="P247"><text:s/>phi (al, lim s:b+1, 0:a+1) = lim n → fix (x → phi (al, lim s:b, s n:x) (phi (al, lim s:b+1, 0:a) + 1)</text:p>
      <text:p text:style-name="P247"><text:s/>phi (al, lim s:lim t) = lim n → phi (al, lim s:t n)</text:p>
      <text:p text:style-name="P247"><text:s/>phi (al, lim s:lim t, 0:a+1) = lim n → phi (al, lim s:t n, f n:phi(al,lim s:lim t,0:a))</text:p>
      <text:p text:style-name="P249">+phi (al, (al1,x:y):b+1) = ?</text:p>
      <text:p text:style-name="P249">+phi (al, (al1,x:y):b+1, 0:a+1) = ?</text:p>
      <text:p text:style-name="P249">+phi (al, (al1,x:y):lim t) = ?</text:p>
      <text:p text:style-name="P249">+phi (al, (al1,x:y):lim t, 0:a+1) = ?</text:p>
      <text:p text:style-name="P249">+phi (al, (al1,x:y):(al2,u:v)) = ?</text:p>
      <text:p text:style-name="P249">+phi (al, (al1,x:y):(al2,u:v), 0:a+1) = ?</text:p>
      <text:p text:style-name="P249"/>
      <text:p text:style-name="P25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0">correction phi : </text:p>
      <text:p text:style-name="P273"><text:s/>phi (al, lim s:b+1) = lim n → fix (x → phi (al, lim s:b, s n:x) 0)</text:p>
      <text:p text:style-name="P248"><text:s/>phi (al, lim s:b+1, 0:a+1) = lim n → fix (x → phi (al, lim s:b, s n:x) (phi (al, lim s:b+1, 0:a) + 1)</text:p>
      <text:p text:style-name="P250">remplacé par</text:p>
      <text:p text:style-name="P250"><text:s/>phi (al, lim s:b+1) = lim n → phi (lim s:b, s n:1)</text:p>
      <text:p text:style-name="P250"><text:s/>phi (al, lim s:b+1, 0:a+1) = lim n → phi (al, lim s:b, s n:phi(al,lim s:b+1,0:a))</text:p>
      <text:p text:style-name="P250"/>
      <text:p text:style-name="P250"><text:s/><text:span text:style-name="T91">ancienne version</text:span></text:p>
      <text:p text:style-name="P250"><text:s/><text:span text:style-name="T93">nouvelle version</text:span></text:p>
      <text:p text:style-name="P250"/>
      <text:p text:style-name="P250"/>
      <text:p text:style-name="P63"><text:s/><text:span text:style-name="T68">phi : OrdAList -&gt; Ord </text:span></text:p>
      <text:p text:style-name="P63"><text:s/><text:span text:style-name="T68">phi <text:s text:c="13"/>Zeros <text:s/>= phi0 Zero -- (1) phi(0) = w**0 = 1 </text:span></text:p>
      <text:p text:style-name="P63"><text:s/><text:span text:style-name="T68">phi (Zero =&gt; a &amp; Zeros) = phi0 a <text:s text:c="3"/>-- (1) phi(a) = w**a</text:span></text:p>
      <text:p text:style-name="P63"><text:s/><text:span text:style-name="T68">phi ( <text:s text:c="11"/>k =&gt; Zero &amp; al) = phi al -- eliminate unnecessary Zero value</text:span></text:p>
      <text:p text:style-name="P63"><text:s/><text:span text:style-name="T68">phi (Zero =&gt; a &amp; k =&gt; Zero &amp; al) = phi (Zero =&gt; a &amp; al) -- idem</text:span></text:p>
      <text:p text:style-name="P63"><text:s/><text:span text:style-name="T68">phi (Zero =&gt; a &amp; Zero =&gt; b &amp; al) = phi (Zero =&gt; a &amp; al) -- should not appear but necessary for completeness</text:span></text:p>
      <text:p text:style-name="P63"><text:s/><text:span text:style-name="T68">phi (Zero =&gt; Lim f &amp; al) = Lim (\n -&gt; phi (Zero =&gt; f n &amp; al)) -- canonical treatment of limit</text:span></text:p>
      <text:p text:style-name="P63"><text:s/><text:span text:style-name="T68">phi ( <text:s text:c="15"/>Suc k =&gt; Suc b &amp; al) = fix (\x -&gt; phi (k =&gt; x &amp; Suc k =&gt; b &amp; al)) Zero -- (3) least fixed point</text:span></text:p>
      <text:p text:style-name="P63"><text:s/><text:span text:style-name="T68">phi (Zero =&gt; Suc a &amp; Suc k =&gt; Suc b &amp; al) = fix (\x -&gt; phi (k =&gt; x &amp; Suc k =&gt; b &amp; al)) (Suc (phi (Zero =&gt; a &amp; Suc k =&gt; Suc b &amp; al))) -- (3) following fixed points</text:span></text:p>
      <text:p text:style-name="P63"><text:s/><text:span text:style-name="T68">phi ( <text:s text:c="15"/>Suc k =&gt; Lim f &amp; al) = Lim (\n -&gt; phi (Suc k =&gt; f n &amp; al)) -- idem </text:span></text:p>
      <text:p text:style-name="P65"><text:s/><text:span text:style-name="T68">phi (Zero =&gt; Suc a &amp; Suc k =&gt; Lim f &amp; al) = Lim (\n -&gt; phi (k =&gt; Suc (phi (Zero =&gt; a &amp; Suc k =&gt; Lim f &amp; al)) &amp; Suc k =&gt; f n &amp; al)) -- idem </text:span></text:p>
      <text:p text:style-name="P67"><text:s/>phi ( <text:s text:c="15"/>Lim f =&gt; Suc b &amp; al) = Lim (\n -&gt; fix (\x -&gt; phi (f n =&gt; x &amp; Lim f =&gt; b &amp; al)) Zero) -- (4) least fixed point</text:p>
      <text:p text:style-name="P65"><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5"><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5"><text:span text:style-name="T68"><text:s/></text:span><text:span text:style-name="T73">phi (Zero =&gt; Suc a &amp; Lim f =&gt; Suc b &amp; al) = Lim (\n → phi (f n =&gt; phi (Zero =&gt; a &amp; Lim f =&gt; Suc b &amp; al) &amp; Lim f =&gt; b &amp; al))</text:span></text:p>
      <text:p text:style-name="P63"><text:soft-page-break/><text:s/><text:span text:style-name="T68">phi ( <text:s text:c="15"/>Lim f =&gt; Lim g &amp; al) = Lim (\n -&gt; phi (Lim f =&gt; g n &amp; al))</text:span></text:p>
      <text:p text:style-name="P267"><text:s/><text:span text:style-name="T68">phi (Zero =&gt; Suc a &amp; Lim f =&gt; Lim g &amp; al) = Lim (\n -&gt; phi (f n =&gt; phi (Zero =&gt; a &amp; Lim f =&gt; Lim g &amp; al) &amp; Lim f =&gt; g n &amp; al)) </text:span></text:p>
      <text:p text:style-name="P252"><text:s/>phi Zeros = increase Zero</text:p>
      <text:p text:style-name="P253"><text:s/>phi (Ass Zero a Zeros) = increase a</text:p>
      <text:p text:style-name="P253"><text:s/>phi (Ass k Zero al) = phi al</text:p>
      <text:p text:style-name="P253"><text:s/>phi (Ass Zero a (Ass k Zero al)) = phi (Ass Zero a al)</text:p>
      <text:p text:style-name="P253"><text:s/>phi (Ass Zero a (Ass Zero b al)) = phi (Ass Zero a al)</text:p>
      <text:p text:style-name="P253"><text:s/>phi (Ass Zero (Lim f) al) = Lim $ \n -&gt; phi $ Ass Zero (f n) al</text:p>
      <text:p text:style-name="P253"><text:s/>phi (Ass (Suc k) (Suc b) al) = fix (\x -&gt; phi $ Ass k x $ Ass (Suc k) b al) Zero</text:p>
      <text:p text:style-name="P253"><text:s/>phi (Ass Zero (Suc a) (Ass (Suc k) (Suc b) al)) = fix (\x -&gt; phi $ Ass k x $ Ass (Suc k) b al) (Suc $ phi $ Ass Zero a $ Ass (Suc k) (Suc b) al)</text:p>
      <text:p text:style-name="P252"><text:s/>phi (Ass (Suc k) (Lim f) al) = Lim $ \n -&gt; phi $ Ass (Suc k) (f n) al</text:p>
      <text:p text:style-name="P252"><text:s/>phi (Ass Zero (Suc a) (Ass (Suc k) (Lim f) al)) = Lim $ \n -&gt; phi $ Ass k (Suc $ phi $ Ass Zero a $ Ass (Suc k) (Lim f) al) $ Ass (Suc k) (f n) al</text:p>
      <text:p text:style-name="P252"><text:s/><text:span text:style-name="T90">phi (Ass (Lim f) (Suc b) al) = Lim $ \n -&gt; fix (\x -&gt; phi $ Ass (f n) x $ Ass (Lim f) b al) Zero</text:span></text:p>
      <text:p text:style-name="P254">phi (Ass (Lim f) (Suc b) al) = Lim $ \n -&gt; phi $ Ass (f n) (Suc Zero) $ Ass (Lim f) b al</text:p>
      <text:p text:style-name="P252"/>
      <text:p text:style-name="P252"><text:s/><text:span text:style-name="T90">phi (Ass Zero (Suc a) (Ass (Lim f) (Suc b) al)) = Lim $ \n -&gt; fix (\x -&gt; phi $ Ass (f n) x $ Ass (Lim f) b al) (Suc $ phi $ Ass Zero a $ Ass (Lim f) (Suc b) al)</text:span></text:p>
      <text:p text:style-name="P255"><text:s/>phi (Ass Zero (Suc a) (Ass (Lim f) (Suc b) al)) = Lim $ \n -&gt; phi $ Ass (f n) (phi $ Ass Zero a $ Ass (Lim f) (Suc b) al) $ Ass (Lim f) b al</text:p>
      <text:p text:style-name="P252"><text:s/>phi (Ass (Lim f) (Lim g) al) = Lim $ \n -&gt; phi $ Ass (Lim f) (g n) al</text:p>
      <text:p text:style-name="P251"><text:s/>phi (Ass Zero (Suc a) (Ass (Lim f) (Lim g) al)) = Lim $ \n -&gt; phi $ Ass (f n) (phi $ Ass Zero a $ Ass (Lim f) (Lim g) al) $ Ass (Lim f) (g n) al</text:p>
      <text:p text:style-name="P250"/>
      <text:p text:style-name="P256">correspondance notation combinatoire : autre possibilité :</text:p>
      <text:p text:style-name="P256">Gamma_0^...^Gamma₀ = R1 (R1;1 H) suc 0 = epsilon_(Gamma_0+1) = phi(1,Gamma_0+1)</text:p>
      <text:p text:style-name="P256">zeta_(Gamma_0+1) = R1 R1;1 H suc 0</text:p>
      <text:p text:style-name="P256">Gamma₁ = H [R *-&gt;2 R1;1 H suc 0] 0</text:p>
      <text:p text:style-name="P256"><text:s/>= R1;2 R1;1 H suc 0</text:p>
      <text:p text:style-name="P256"><text:s/>= R1;2-&gt;1 H suc 0</text:p>
      <text:p text:style-name="P256">Gamma_a = phi(1,0,a) = R1;a-&gt;1 H suc 0</text:p>
      <text:p text:style-name="P256">phi(1,1,0) = H [R1 ;*-&gt;1 H suc 0] 0 = R2;1 H suc 0</text:p>
      <text:p text:style-name="P256">phi(2,0,0) = H [R*;1 H suc 0] 0 = R1,0;1 H suc 0</text:p>
      <text:p text:style-name="P256">phi(3,0,0) = R1,0,0;1 H suc 0 ou R2,0;1 H suc 0 ?</text:p>
      <text:p text:style-name="P256">SVO = Rw:1;1 H suc 0</text:p>
      <text:p text:style-name="P256">LVO = RW:1;1 H suc 0 = R(1,0):1;1 H suc 0 = R1:1:1;1 H suc 0</text:p>
      <text:p text:style-name="P256">BHO = R1:…:1;1 H suc 0</text:p>
      <text:p text:style-name="P256"/>
      <text:p text:style-name="P274">Correspondence between Veblen functions and Madore's ψ (psi) collapsing function</text:p>
      <text:p text:style-name="P150">To distinguish between the different Veblen functions, let us call φF the Veblen function with finitely many variables, and φT the Veblen function with transfinitely many variables.</text:p>
      <text:p text:style-name="P150">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0">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0">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83">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9">Basic notation</text:p>
          </table:table-cell>
          <table:table-cell table:style-name="Table1.B1" office:value-type="string">
            <text:p text:style-name="P89">Formula</text:p>
          </table:table-cell>
          <table:table-cell table:style-name="Table1.B1" office:value-type="string">
            <text:p text:style-name="P89">Limit</text:p>
          </table:table-cell>
          <table:table-cell table:style-name="Table1.B1" office:value-type="string">
            <text:p text:style-name="P89">Extension</text:p>
          </table:table-cell>
          <table:table-cell table:style-name="Table1.B1" office:value-type="string">
            <text:p text:style-name="P89">Correspondence with basic notation</text:p>
          </table:table-cell>
          <table:table-cell table:style-name="Table1.F1" office:value-type="string">
            <text:p text:style-name="P89">Crossing beyond limit</text:p>
          </table:table-cell>
        </table:table-row>
        <table:table-row>
          <table:table-cell table:style-name="Table1.A2" office:value-type="string">
            <text:p text:style-name="P89">Cantor</text:p>
          </table:table-cell>
          <table:table-cell table:style-name="Table1.B2" office:value-type="string">
            <text:p text:style-name="P89">cantor(a,b)=b+w^a</text:p>
          </table:table-cell>
          <table:table-cell table:style-name="Table1.B2" office:value-type="string">
            <text:p text:style-name="P89">least a = cantor(a,0) = w^a = epsilon_0</text:p>
          </table:table-cell>
          <table:table-cell table:style-name="Table1.B2" office:value-type="string">
            <text:p text:style-name="P89">Taranovsky</text:p>
          </table:table-cell>
          <table:table-cell table:style-name="Table1.B2" office:value-type="string">
            <text:p text:style-name="P89">C(a,b) = b+w^a iff C(a,b) &gt;= a</text:p>
          </table:table-cell>
          <table:table-cell table:style-name="Table1.F2" office:value-type="string">
            <text:p text:style-name="P89">C(W,0) = epsilon_0</text:p>
          </table:table-cell>
        </table:table-row>
        <table:table-row>
          <table:table-cell table:style-name="Table1.A2" office:value-type="string">
            <text:p text:style-name="P89">Epsilon</text:p>
          </table:table-cell>
          <table:table-cell table:style-name="Table1.B2" office:value-type="string">
            <text:p text:style-name="P89">epsilon_a</text:p>
          </table:table-cell>
          <table:table-cell table:style-name="Table1.B2" office:value-type="string">
            <text:p text:style-name="P89">least a = epsilon_a = zeta_0</text:p>
          </table:table-cell>
          <table:table-cell table:style-name="Table1.B2" office:value-type="string">
            <text:p text:style-name="P89">Madore's psi</text:p>
          </table:table-cell>
          <table:table-cell table:style-name="Table1.B2" office:value-type="string">
            <text:p text:style-name="P89">psi(a) = epsilon_a for all a &lt; zeta_0</text:p>
          </table:table-cell>
          <table:table-cell table:style-name="Table1.F2" office:value-type="string">
            <text:p text:style-name="P89">psi(W) = zeta_0</text:p>
          </table:table-cell>
        </table:table-row>
        <table:table-row>
          <table:table-cell table:style-name="Table1.A4" office:value-type="string">
            <text:p text:style-name="P89">Binary Veblen</text:p>
          </table:table-cell>
          <table:table-cell table:style-name="Table1.B4" office:value-type="string">
            <text:p text:style-name="P89">phi_a(b) or phi(a,b)</text:p>
          </table:table-cell>
          <table:table-cell table:style-name="Table1.B4" office:value-type="string">
            <text:p text:style-name="P89">least a = phi(a,0) = Gamma_0</text:p>
          </table:table-cell>
          <table:table-cell table:style-name="Table1.B4" office:value-type="string">
            <text:p text:style-name="P89">theta</text:p>
          </table:table-cell>
          <table:table-cell table:style-name="Table1.B4" office:value-type="string">
            <text:p text:style-name="P89">theta(a,b) = phi(a,b) below Gamma_0</text:p>
          </table:table-cell>
          <table:table-cell table:style-name="Table1.F4" office:value-type="string">
            <text:p text:style-name="P286">theta(W,0) = Gamma_0</text:p>
          </table:table-cell>
        </table:table-row>
      </table:table>
      <text:p text:style-name="P151"><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9">Name</text:p>
          </table:table-cell>
          <table:table-cell table:style-name="Table2.B1" office:value-type="string">
            <text:p text:style-name="P89">limit of Veblen</text:p>
          </table:table-cell>
          <table:table-cell table:style-name="Table2.B1" office:value-type="string">
            <text:p text:style-name="P89">Simmons</text:p>
          </table:table-cell>
          <table:table-cell table:style-name="Table2.B1" office:value-type="string">
            <text:p text:style-name="P89">Madore's psi</text:p>
          </table:table-cell>
          <table:table-cell table:style-name="Table2.B1" office:value-type="string">
            <text:p text:style-name="P89">theta</text:p>
          </table:table-cell>
          <table:table-cell table:style-name="Table2.F1" office:value-type="string">
            <text:p text:style-name="P89">Taranovsky</text:p>
          </table:table-cell>
        </table:table-row>
        <table:table-row>
          <table:table-cell table:style-name="Table2.A2" office:value-type="string">
            <text:p text:style-name="P89">Gamma_0</text:p>
          </table:table-cell>
          <table:table-cell table:style-name="Table2.B2" office:value-type="string">
            <text:p text:style-name="P89">phi_a(b) or phi(a,b)</text:p>
          </table:table-cell>
          <table:table-cell table:style-name="Table2.B2" office:value-type="string">
            <text:p text:style-name="P89">[1] [0] Next w</text:p>
          </table:table-cell>
          <table:table-cell table:style-name="Table2.B2" office:value-type="string">
            <text:p text:style-name="P89">psi(W^W)</text:p>
          </table:table-cell>
          <table:table-cell table:style-name="Table2.B2" office:value-type="string">
            <text:p text:style-name="P89">theta(W,0)</text:p>
          </table:table-cell>
          <table:table-cell table:style-name="Table2.F2" office:value-type="string">
            <text:p text:style-name="P89">C(W^2,0)</text:p>
          </table:table-cell>
        </table:table-row>
        <table:table-row>
          <table:table-cell table:style-name="Table2.A2" office:value-type="string">
            <text:p text:style-name="P89">Small Veblen</text:p>
          </table:table-cell>
          <table:table-cell table:style-name="Table2.B2" office:value-type="string">
            <text:p text:style-name="P89">finitely many variables phi(a_n,...,a_0)</text:p>
          </table:table-cell>
          <table:table-cell table:style-name="Table2.B2" office:value-type="string">
            <text:p text:style-name="P94"/>
          </table:table-cell>
          <table:table-cell table:style-name="Table2.B2" office:value-type="string">
            <text:p text:style-name="P89">psi(W^W^w)</text:p>
          </table:table-cell>
          <table:table-cell table:style-name="Table2.B2" office:value-type="string">
            <text:p text:style-name="P89">theta(W^w,0)</text:p>
          </table:table-cell>
          <table:table-cell table:style-name="Table2.F2" office:value-type="string">
            <text:p text:style-name="P89">C(W^w,0)</text:p>
          </table:table-cell>
        </table:table-row>
        <table:table-row>
          <table:table-cell table:style-name="Table2.A2" office:value-type="string">
            <text:p text:style-name="P89">Large Veblen</text:p>
          </table:table-cell>
          <table:table-cell table:style-name="Table2.B2" office:value-type="string">
            <text:p text:style-name="P89">transfinitely many variables phi</text:p>
          </table:table-cell>
          <table:table-cell table:style-name="Table2.B2" office:value-type="string">
            <text:p text:style-name="P89">[2] [1] [0] Next w</text:p>
          </table:table-cell>
          <table:table-cell table:style-name="Table2.B2" office:value-type="string">
            <text:p text:style-name="P89">psi(W^W^W)</text:p>
          </table:table-cell>
          <table:table-cell table:style-name="Table2.B2" office:value-type="string">
            <text:p text:style-name="P89">theta(W^W,0)</text:p>
          </table:table-cell>
          <table:table-cell table:style-name="Table2.F2" office:value-type="string">
            <text:p text:style-name="P89">C(W^W,0)</text:p>
          </table:table-cell>
        </table:table-row>
        <table:table-row>
          <table:table-cell table:style-name="Table2.A5" office:value-type="string">
            <text:p text:style-name="P89">Bachmann Howard</text:p>
          </table:table-cell>
          <table:table-cell table:style-name="Table2.B5" office:value-type="string">
            <text:p text:style-name="P89">extension of phi : T = T -&gt; W phi(a1:...:an,b1:...:bn,...)</text:p>
          </table:table-cell>
          <table:table-cell table:style-name="Table2.B5" office:value-type="string">
            <text:p text:style-name="P89">limit of ... [3] [2] [1] [0] Next w</text:p>
          </table:table-cell>
          <table:table-cell table:style-name="Table2.B5" office:value-type="string">
            <text:p text:style-name="P89">psi(epsilon_(W+1)) = limit of psi(W^W^...^W)</text:p>
          </table:table-cell>
          <table:table-cell table:style-name="Table2.B5" office:value-type="string">
            <text:p text:style-name="P89">theta(epsilon_(W+1),0)</text:p>
          </table:table-cell>
          <table:table-cell table:style-name="Table2.F5" office:value-type="string">
            <text:p text:style-name="P286">C(C(W_2,W),0)<text:line-break/></text:p>
          </table:table-cell>
        </table:table-row>
      </table:table>
      <text:p text:style-name="Text_20_body"><text:line-break/></text:p>
      <text:p text:style-name="P257">Taranovsky</text:p>
      <text:p text:style-name="P257"/>
      <text:p text:style-name="P257">module Taranovsky where</text:p>
      <text:p text:style-name="P257"/>
      <text:p text:style-name="P257"><text:s/>-- Natural numbers</text:p>
      <text:p text:style-name="P257"><text:s/>data Nat </text:p>
      <text:p text:style-name="P257"><text:s text:c="2"/>= ZeroN</text:p>
      <text:p text:style-name="P257"><text:s text:c="2"/>| SucN Nat</text:p>
      <text:p text:style-name="P257"/>
      <text:p text:style-name="P257"><text:s/>-- Ordinals</text:p>
      <text:p text:style-name="P257"><text:s/>data Ord </text:p>
      <text:p text:style-name="P257"><text:s text:c="2"/>= Zero</text:p>
      <text:p text:style-name="P257"><text:s text:c="2"/>| Suc Ord</text:p>
      <text:p text:style-name="P257"><text:s text:c="2"/>| Lim (Nat -&gt; Ord)</text:p>
      <text:p text:style-name="P257"><text:s text:c="2"/>| Ext (Ord -&gt; Ord)</text:p>
      <text:p text:style-name="P257"/>
      <text:p text:style-name="P257"><text:s/>-- Ordinals</text:p>
      <text:p text:style-name="P257"><text:s/>--data Xord</text:p>
      <text:p text:style-name="P257"><text:s/>-- = Cnt Ord</text:p>
      <text:p text:style-name="P257"><text:soft-page-break/><text:s/>-- | Ext (Ord -&gt; Xord)</text:p>
      <text:p text:style-name="P257"/>
      <text:p text:style-name="P257"><text:s/>-- Ordinal corresponding to a given natural</text:p>
      <text:p text:style-name="P257"><text:s/>ordOfNat ZeroN = Zero</text:p>
      <text:p text:style-name="P257"><text:s/>ordOfNat (SucN n) = Suc (ordOfNat n)</text:p>
      <text:p text:style-name="P257"/>
      <text:p text:style-name="P257"><text:s/>-- omega</text:p>
      <text:p text:style-name="P257"><text:s/>w = Lim ordOfNat</text:p>
      <text:p text:style-name="P257"/>
      <text:p text:style-name="P257"><text:s/>-- plus a b = b + a</text:p>
      <text:p text:style-name="P257"><text:s/>plus Zero b = b</text:p>
      <text:p text:style-name="P257"><text:s/>plus (Suc a) b = Suc (plus a b)</text:p>
      <text:p text:style-name="P257"><text:s/>plus (Lim s) b = Lim (\n -&gt; plus (s n) b)</text:p>
      <text:p text:style-name="P257"><text:s/>plus (Ext f) b = Ext (\x -&gt; plus (f x) b)</text:p>
      <text:p text:style-name="P257"/>
      <text:p text:style-name="P257"><text:s/>lim0 s = Lim s</text:p>
      <text:p text:style-name="P257"/>
      <text:p text:style-name="P257">{-</text:p>
      <text:p text:style-name="P257"><text:s/>fpower l f Zero x = x</text:p>
      <text:p text:style-name="P257"><text:s/>fpower l f (Suc a) x = f (fpower l f a x)</text:p>
      <text:p text:style-name="P257"><text:s/>fpower l f (Lim s) x = l (\n -&gt; fpower l f (s n) x)</text:p>
      <text:p text:style-name="P257"/>
      <text:p text:style-name="P257"><text:s/>-- fix f z = least fixed point of f which is &gt; z</text:p>
      <text:p text:style-name="P257"><text:s/>fix f z = fpower lim0 f w (Suc z) -- Lim (\n -&gt; fpower0 f (ordOfNat n) (Suc z))</text:p>
      <text:p text:style-name="P257">-}</text:p>
      <text:p text:style-name="P257"/>
      <text:p text:style-name="P257"><text:s/>iter f ZeroN a = a</text:p>
      <text:p text:style-name="P257"><text:s/>iter f (SucN p) a = iter f p (f a)</text:p>
      <text:p text:style-name="P257"/>
      <text:p text:style-name="P257"><text:s/>opLim f a = Lim (\n -&gt; f n a)</text:p>
      <text:p text:style-name="P257"/>
      <text:p text:style-name="P257"><text:s/>opItw f = opLim (iter f)</text:p>
      <text:p text:style-name="P257"/>
      <text:p text:style-name="P257"><text:s/>-- cantor a b = a + w^b -&gt; C(b,a)</text:p>
      <text:p text:style-name="P257"><text:s/>cantor a Zero = Suc a</text:p>
      <text:p text:style-name="P257"><text:s/>cantor a (Suc b) = opItw (\x -&gt; cantor x b) a</text:p>
      <text:p text:style-name="P257"><text:s/>cantor a (Lim s) = Lim (\n -&gt; cantor a (s n))</text:p>
      <text:p text:style-name="P257"><text:s/>-- cantor a (Ext f) = Ext (\x -&gt; cantor a (f x))</text:p>
      <text:p text:style-name="P257"><text:s/>cantor a (Ext f) = opItw (\x -&gt; cantor a (f x)) Zero</text:p>
      <text:p text:style-name="P257"><text:s/>-- cantor a (Ext f) = cantor a (opItw (\x -&gt; f (cantor a x)) Zero)</text:p>
      <text:p text:style-name="P257"/>
      <text:p text:style-name="P260">or</text:p>
      <text:p text:style-name="P260"><text:soft-page-break/></text:p>
      <text:p text:style-name="P260">- Taranovsky's C(b,a) = generalization of a + w^b</text:p>
      <text:p text:style-name="P260"><text:s/>tc Zero a = Suc a</text:p>
      <text:p text:style-name="P260"><text:s/>tc (Suc b) a = opItw (tc b) a</text:p>
      <text:p text:style-name="P260"><text:s/>tc (Lim s) a = Lim (\n -&gt; tc (s n) a)</text:p>
      <text:p text:style-name="P260"><text:s/>-- tc (Ext f) a = Ext (\x -&gt; tc (f x) a)</text:p>
      <text:p text:style-name="P260"><text:s/>tc (Ext f) a = opItw (\x -&gt; tc (f x) a) Zero </text:p>
      <text:p text:style-name="P260"><text:s/>-- tc (Ext f) a = tc (opItw (\x -&gt; f (tc x a)) Zero) a</text:p>
      <text:p text:style-name="P260"/>
      <text:p text:style-name="P260">Exemple :</text:p>
      <text:p text:style-name="P260">C(W,0) = C(Ext I, 0) = H [C(*,0)] 0 </text:p>
      <text:p text:style-name="P260"><text:s/>= lim 0, C(0,0)=0+w^0=1, C(1,0)=0+w^1=w, C(w,0)=0+w^w=w^w, …</text:p>
      <text:p text:style-name="P260"><text:s/>= epsilon₀</text:p>
      <text:p text:style-name="P260"/>
      <text:p text:style-name="P258"><text:a xlink:type="simple" xlink:href="https://stepstowardinfinity.wordpress.com/2015/06/22/ordinal3/" text:style-name="Internet_20_link" text:visited-style-name="Visited_20_Internet_20_Link">https://stepstowardinfinity.wordpress.com/2015/06/22/ordinal3/</text:a></text:p>
      <text:p text:style-name="P258"/>
      <text:p text:style-name="P275"><draw:frame draw:style-name="fr6" draw:name="Image1" text:anchor-type="as-char" svg:width="4.71cm" svg:height="0.741cm" draw:z-index="111"><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2"><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3"><draw:image xlink:href="Pictures/10000000000000CE000000276062D175.png" xlink:type="simple" xlink:show="embed" xlink:actuate="onLoad"/></draw:frame></text:span></text:p>
      <text:p text:style-name="P88">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8">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6"><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58">W1 = C(W2,0) = w^W2</text:p>
      <text:p text:style-name="P258">BHO = lim C(W1,0), C(C(W1,W1),0), …</text:p>
      <text:p text:style-name="P258">= C (H [C(*,W1)] W1, 0)</text:p>
      <text:p text:style-name="P258">H [C(*,W1)] W1 = H (C(*,W1)] 0 ? = C(W2,W1)</text:p>
      <text:p text:style-name="P258">= C (Ext [C(*,W1)], W1) ?</text:p>
      <text:p text:style-name="P258">= C (Ext (x → C(x,W1)), W1) ?</text:p>
      <text:p text:style-name="P256">O<text:span text:style-name="T98">u plutôt : </text:span></text:p>
      <text:p text:style-name="P258">= C (Ext I, W1) = C (Ext (x → x), W1)</text:p>
      <text:p text:style-name="P256"/>
      <text:p text:style-name="P262">BHO = C(W^...^W,0)</text:p>
      <text:p text:style-name="P262"/>
      <text:p text:style-name="P261">C(W,W) = W*2</text:p>
      <text:p text:style-name="P261">C(C(W,W),W) = W²</text:p>
      <text:p text:style-name="P261">C(C(C(W,W),W),W) = W^W</text:p>
      <text:p text:style-name="P261">C(C(C(C(W,W),W),W),W) = W^W^W</text:p>
      <text:p text:style-name="P261"><text:soft-page-break/></text:p>
      <text:p text:style-name="P261">C(0,W) = W+1</text:p>
      <text:p text:style-name="P261">C(C(0,W),W) = W*w</text:p>
      <text:p text:style-name="P261">C(C(C(0,W),W),W) = W^w</text:p>
      <text:p text:style-name="P261">C(C(C(C(0,W),W),W),W) = W^W^w</text:p>
      <text:p text:style-name="P261"/>
      <text:p text:style-name="P261">W^...^W^w = W^...^W ?</text:p>
      <text:p text:style-name="P261">W^...^W = H [C(.,W)] 0 = C (Ext I, W) = C (Ext I, Ext I)</text:p>
      <text:p text:style-name="P261">ou remplacer Ext f par Ext f z</text:p>
      <text:p text:style-name="P261">avec tc (Ext f z) a = opItw (\x → tc (f x) a) z</text:p>
      <text:p text:style-name="P261">C (Ext I W, W) avec W = Ext I 0 → C (Ext I (Exi I 0), Ext I 0)</text:p>
      <text:p text:style-name="P263"/>
      <text:p text:style-name="P263">W^...^W = C (Ext I W, W) avec W = Ext I 0</text:p>
      <text:p text:style-name="P263">C(W,W) = W*2</text:p>
      <text:p text:style-name="P263">C(W,0) = H [C(*,0)] 0</text:p>
      <text:p text:style-name="P263"><text:s/>= lim 0, C(0,0)=0+w^0=1, C(1,0)=0+w^1=w, C(w,0)=0+w^w=w^w, …</text:p>
      <text:p text:style-name="P263"><text:s/>= w^...^w = epsilon₀ = phi(1,0)</text:p>
      <text:p text:style-name="P263">C(W,W) = H [C(*,W)] 0</text:p>
      <text:p text:style-name="P263"><text:s/>= lim 0,</text:p>
      <text:p text:style-name="P263"><text:tab/>C(0,W) = W+1, </text:p>
      <text:p text:style-name="P263"><text:tab/>C(W+1,<text:span text:style-name="T101">W</text:span>) = H [C(W,*)] W = W+w^(W+1) = W+w^W*w = W+epsilon_0*w </text:p>
      <text:p text:style-name="P263"><text:tab/> = lim W, C(W,W), … ? (boucle infinie) </text:p>
      <text:p text:style-name="P261"/>
      <text:p text:style-name="P261"/>
      <text:p text:style-name="P256"/>
      <text:p text:style-name="P259">Countable and extended (uncountable) ordinals :</text:p>
      <text:p text:style-name="P259"/>
      <text:p text:style-name="P259">module Cord_and_ord where</text:p>
      <text:p text:style-name="P259"/>
      <text:p text:style-name="P259"><text:s/>-- Natural numbers</text:p>
      <text:p text:style-name="P259"><text:s/>data Nat </text:p>
      <text:p text:style-name="P259"><text:s text:c="2"/>= ZeroN</text:p>
      <text:p text:style-name="P259"><text:s text:c="2"/>| SucN Nat</text:p>
      <text:p text:style-name="P259"/>
      <text:p text:style-name="P259"><text:s/>-- Countable ordinals</text:p>
      <text:p text:style-name="P259"><text:s/>data Cord</text:p>
      <text:p text:style-name="P259"><text:s text:c="2"/>= ZeroC</text:p>
      <text:p text:style-name="P259"><text:s text:c="2"/>| SucC Cord</text:p>
      <text:p text:style-name="P259"><text:s text:c="2"/>| LimC (Nat -&gt; Cord)</text:p>
      <text:p text:style-name="P259"/>
      <text:p text:style-name="P259"><text:s/>-- Ordinals</text:p>
      <text:p text:style-name="P259"><text:s/>data Ord </text:p>
      <text:p text:style-name="P259"><text:soft-page-break/><text:s text:c="2"/>= Zero</text:p>
      <text:p text:style-name="P259"><text:s text:c="2"/>| Suc Ord</text:p>
      <text:p text:style-name="P259"><text:s text:c="2"/>| Lim (Nat -&gt; Ord)</text:p>
      <text:p text:style-name="P259"><text:s text:c="2"/>| Ext (Ord -&gt; Ord)</text:p>
      <text:p text:style-name="P259"/>
      <text:p text:style-name="P259"><text:s/>ordOfCord ZeroC = Zero</text:p>
      <text:p text:style-name="P259"><text:s/>ordOfCord (SucC a) = Suc (ordOfCord a)</text:p>
      <text:p text:style-name="P259"><text:s/>ordOfCord (LimC s) = Lim (\n -&gt; ordOfCord (s n))</text:p>
      <text:p text:style-name="P259"/>
      <text:p text:style-name="P259"><text:s/>cordOfOrd Zero = ZeroC</text:p>
      <text:p text:style-name="P259"><text:s/>cordOfOrd (Suc a) = SucC (cordOfOrd a)</text:p>
      <text:p text:style-name="P259"><text:s/>cordOfOrd (Lim s) = LimC (\n -&gt; cordOfOrd (s n))</text:p>
      <text:p text:style-name="P259"><text:s/>cordOfOrd (Ext f) = cordOfOrd (f Zero)</text:p>
      <text:p text:style-name="P259"/>
      <text:p text:style-name="P264">ordinaux dénombrables : 0 | Suc Ord | Lim (Nat → Ord)</text:p>
      <text:p text:style-name="P264">ordinaux non dénombrables : 0 | Suc Ord | Lim (Nat → Ord) | Ext (Ord → Ord)</text:p>
      <text:p text:style-name="P264"><text:tab/><text:tab/><text:tab/><text:tab/> <text:s text:c="3"/>0 | Suc Ord | LimC (Nat → Ord) | LimU (Ord → Ord)</text:p>
      <text:p text:style-name="P266">généralisation : LimX ((Ord → Ord) → Ord) ...</text:p>
      <text:p text:style-name="P264">suite fondamentale transfinie <text:span text:style-name="T102">a[n] avec n ordinal</text:span></text:p>
      <text:p text:style-name="P265">exemple Buchholz : </text:p>
      <text:p text:style-name="P265">http://googology.wikia.com/wiki/List_of_systems_of_fundamental_sequences</text:p>
      <text:p text:style-name="P27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2510492671480377538" text:style-name="L1">
        <text:list-item>
          <text:p text:style-name="P292">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92">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92">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92">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92">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93">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93"><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35"><text:a xlink:type="simple" xlink:href="http://forums.xkcd.com/viewtopic.php?f=14&amp;t=7469&amp;start=600" text:style-name="Internet_20_link" text:visited-style-name="Visited_20_Internet_20_Link">http://forums.xkcd.com/viewtopic.php?f=14&amp;t=7469&amp;start=600</text:a></text:p>
      <text:p text:style-name="P235"/>
      <text:p text:style-name="P144">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35"/>
      <text:p text:style-name="Text_20_body"/>
      <text:p text:style-name="P229"><text:a xlink:type="simple" xlink:href="http://forums.xkcd.com/viewtopic.php?f=14&amp;t=7469&amp;start=640" text:style-name="Internet_20_link" text:visited-style-name="Visited_20_Internet_20_Link"><text:span text:style-name="T103">http://forums.xkcd.com/viewtopic.php?f=14&amp;t=7469&amp;start=640</text:span></text:a></text:p>
      <text:p text:style-name="P23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31"><text:a xlink:type="simple" xlink:href="http://forums.xkcd.com/viewtopic.php?f=14&amp;t=7469&amp;start=680" text:style-name="Internet_20_link" text:visited-style-name="Visited_20_Internet_20_Link">http://forums.xkcd.com/viewtopic.php?f=14&amp;t=7469&amp;start=680</text:a></text:p>
      <text:p text:style-name="P231"/>
      <text:p text:style-name="P143"><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91">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8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90"><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92"/><text:p text:style-name="P92"/><text:p text:style-name="P93">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2"/><text:p text:style-name="P92"/></text:section></text:section></draw:text-box></draw:frame><text:soft-page-break/></text:p>
      <text:section text:style-name="Sect2" text:name="p2030272">
        <text:p text:style-name="P82"><draw:frame draw:style-name="fr4" draw:name="profile2030272" text:anchor-type="paragraph" svg:width="6.588cm" draw:z-index="103"><draw:text-box fo:min-height="0.041cm"><text:p text:style-name="P29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8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8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91" text:outline-level="3"><text:a xlink:type="simple" xlink:href="http://forums.xkcd.com/viewtopic.php?f=14&amp;t=7469&amp;start=680#p2030272" text:style-name="Internet_20_link" text:visited-style-name="Visited_20_Internet_20_Link"><text:span text:style-name="T110">Re: My number is bigger!</text:span></text:a></text:h><text:list xml:id="list8415947276274640963" text:style-name="L2"><text:list-item><text:p text:style-name="P294"><draw:frame draw:style-name="fr5" draw:name="Frame105" text:anchor-type="char" svg:width="0.041cm" draw:z-index="106"><draw:text-box fo:min-height="0.041cm"><text:p text:style-name="Text_20_body"/></draw:text-box></draw:frame></text:p></text:list-item></text:list><text:p text:style-name="P87"><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91">[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30"/>
      <text:p text:style-name="P232"><text:a xlink:type="simple" xlink:href="http://forums.xkcd.com/viewtopic.php?f=14&amp;t=7469&amp;start=720" text:style-name="Internet_20_link" text:visited-style-name="Visited_20_Internet_20_Link"/></text:p>
      <text:p text:style-name="P232"><text:a xlink:type="simple" xlink:href="http://forums.xkcd.com/viewtopic.php?f=14&amp;t=7469&amp;start=720" text:style-name="Internet_20_link" text:visited-style-name="Visited_20_Internet_20_Link"/></text:p>
      <text:p text:style-name="P232"><text:a xlink:type="simple" xlink:href="http://forums.xkcd.com/viewtopic.php?f=14&amp;t=7469&amp;start=720" text:style-name="Internet_20_link" text:visited-style-name="Visited_20_Internet_20_Link">http://forums.xkcd.com/viewtopic.php?f=14&amp;t=7469&amp;start=720</text:a></text:p>
      <text:p text:style-name="P237">(p 19)</text:p>
      <text:p text:style-name="P23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37"/>
      <text:p text:style-name="P237"/>
      <text:p text:style-name="P23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63"/>
      <text:p text:style-name="P23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63"/>
      <text:p text:style-name="P238"><text:a xlink:type="simple" xlink:href="http://forums.xkcd.com/viewtopic.php?f=14&amp;t=7469&amp;start=800" text:style-name="Internet_20_link" text:visited-style-name="Visited_20_Internet_20_Link"><text:span text:style-name="T39">http://forums.xkcd.com/viewtopic.php?f=14&amp;t=7469&amp;start=800</text:span></text:a></text:p>
      <text:p text:style-name="P164"/>
      <text:p text:style-name="P145">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64"/>
      <text:p text:style-name="P238"><text:line-break/></text:p>
      <text:p text:style-name="P233"><text:a xlink:type="simple" xlink:href="http://forums.xkcd.com/viewtopic.php?f=14&amp;t=7469&amp;start=840" text:style-name="Internet_20_link" text:visited-style-name="Visited_20_Internet_20_Link">http://forums.xkcd.com/viewtopic.php?f=14&amp;t=7469&amp;start=840</text:a> p 22</text:p>
      <text:p text:style-name="P233">Okay, let’s define a monstrously large recursive ordinal! (and a large finite</text:p>
      <text:p text:style-name="P233">number)</text:p>
      <text:p text:style-name="P233">When last we left, we defined a transfinite hierarchy over Q and theta,</text:p>
      <text:p text:style-name="P233">indexed by a large ordinal xi. We want to define larger and larger powers of xi.</text:p>
      <text:p text:style-name="P233">We will write Q(a)(b) and theta0 (a) instead of Qa(b) and thetaa. Also, replace</text:p>
      <text:p text:style-name="P233">xi with theta1(0).</text:p>
      <text:p text:style-name="P233">As before, we define an inaccessible hierarchy above xi, by I(1)(0)(a1@b1,</text:p>
      <text:p text:style-name="P233">a2@b2, ... an@bn). We then define Q(1)(0) and theta0(1)(0) so that</text:p>
      <text:p text:style-name="P233">Q(1)(0)(θ 0 (1)(0) a 1 b 1 +θ 0 (1)(0) a 2 b 2 +...θ 0 (1)(0) a n b n ) = I(1)(0)(b 1 @a 1 , b 2 @a 2 , ...b n @a n ).</text:p>
      <text:p text:style-name="P233">We can then extend this by defining Q(1)(1) and theta0 (1)(1), Q(1)(alpha)</text:p>
      <text:p text:style-name="P233">and theta 0(1)(alpha) for arbitrary ordinals alpha, and then a transfinite hier-</text:p>
      <text:p text:style-name="P233">archy Q(1)(a1@b1, ... ,an@bn) and theta0(1)(a1@b1, ... ,an@bn). Next, we</text:p>
      <text:p text:style-name="P233">define a new large ordinal theta1(1) (we can take this to be the second weakly</text:p>
      <text:p text:style-name="P233">compact cardinal), to diagonlize over the transfinite hiearachy, and we define</text:p>
      <text:p text:style-name="P233">Q(1)(θ 1 (1) a 1 b 1 +θ 1 (1) a 2 b 2 +...θ 1 (1) a n b n )(c) = Q(1)(b 1 @a 1 , b 2 @a 2 , ..., b n @a n )(c)</text:p>
      <text:p text:style-name="P233">θ 0 (1)(θ 1 (1) a 1 b 1 + θ 1 (1) a 2 b 2 + ...θ 1 (1) a n b n ) = θ 0 (1)(b 1 @a 1 , b 2 @a 2 , ..., b n @a n ).</text:p>
      <text:p text:style-name="P233">Continuing the entire procedure above, we can define Q(a)(b)(c), theta0(a)(b)</text:p>
      <text:p text:style-name="P233">and theta1(a) for arbitrary ordinals a,b,c. Again, we can extend this to trans-</text:p>
      <text:p text:style-name="P233">finite hierarchies Q(a1@b1, ... ,an@bn) (b)(c), theta0(a1@b1, ... ,an@bn) (b)</text:p>
      <text:p text:style-name="P233">and theta1(a1@b1, ... ,an@bn). Now we define a large ordinal theta2(0) (let’s</text:p>
      <text:p text:style-name="P233">take this to be the smallest 1-indescribable ordinal) to index these transfinite</text:p>
      <text:p text:style-name="P233">hierarchies.</text:p>
      <text:p text:style-name="P233">Q(θ 2 (0) a 1 b 1 +θ 2 (0) a 2 b 2 +...θ 2 (0) a n b n )(c)(d) = Q(b 1 @a 1 , b 2 @a 2 , ..., b n @a n )(c)(d)</text:p>
      <text:p text:style-name="P233">θ 0 (θ 2 (0) a 1 b 1 +θ 2 (0) a 2 b 2 +...θ 2 (0) a n b n )(c) = θ 0 (b 1 @a 1 , b 2 @a 2 , ..., b n @a n )(c) θ 1 (θ 2 (0) a 1 b 1 +</text:p>
      <text:p text:style-name="P233">θ 2 (0) a 2 b 2 + ...θ 2 (0) a n b n ) = θ 1 (b 1 @a 1 , b 2 @a 2 , ..., b n @a n )</text:p>
      <text:p text:style-name="P233">So we can define our notation by</text:p>
      <text:p text:style-name="P233">C 0 (α, β) = β ∪ {0, θ 2 (0)}</text:p>
      <text:p text:style-name="P233">C n+1 (α, β) = {γ+δ, γδ, γ δ , φ(γ, δ), Q(γ, δ, #), θ 0 (γ, δ), θ 1 (γ)|γ, δ, # ∈ C n (α, β)}</text:p>
      <text:p text:style-name="P233">∪C m (γ, δ|γ, δ, m ∈ C n (α, β), m &lt; ω ∪{ψ γ (δ)|γ, δ ∈ C n (α, β), δ &lt; α, γ a regular</text:p>
      <text:p text:style-name="P233">cardinal} ∪{τ (γ,</text:p>
      <text:p text:style-name="P233">S δ)|γ, δ ∈ C n (α, β), γ &lt; α}</text:p>
      <text:p text:style-name="P233">C(α, β) = C n (α, β)</text:p>
      <text:p text:style-name="P233">ψ α (β) = min{γ : α ∈ C(β, γ) ∧ C(β, γ) ∩ α ⊆ γ}</text:p>
      <text:p text:style-name="P233">τ (α, β) = the βth ordinal γ such that γ ∈</text:p>
      <text:p text:style-name="P233">/ C(α, γ)</text:p>
      <text:p text:style-name="P233">Okay, let’s keep going. theta2(0) can be extended by an inaccessible hiear-</text:p>
      <text:p text:style-name="P233">achy Q(1)(0)(0)(a) and theta0(1)(0)(0). We proceed on, extending our notations</text:p>
      <text:p text:style-name="P233"><text:soft-page-break/>in the usual manner, defining Q(1)(a)(b)(c), theta0(1)(a)(b), and theta1(1)(a).</text:p>
      <text:p text:style-name="P233">We extend the variable a into a transfinite hierarchy, e.g. Q(1)(a1@b1, ...</text:p>
      <text:p text:style-name="P233">,an@bn)(c)(d), and then define theta2(1) (as the second smallest 1-indescribable</text:p>
      <text:p text:style-name="P233">cardinal) to index our new transfinite heirarchy. So</text:p>
      <text:p text:style-name="P233">Q(1)(θ 2 (1) a 1 b 1 +θ 2 (1) a 2 b 2 +...θ 2 (1) a n b n )(c)(d) = Q(1)(b 1 @a 1 , b 2 @a 2 , ..., b n @a n )(c)(d)</text:p>
      <text:p text:style-name="P233">θ 0 (1)(θ 2 (1) a 1 b 1 +θ 2 (1) a 2 b 2 +...θ 2 (1) a n b n )(c) = θ 0 (1)(b 1 @a 1 , b 2 @a 2 , ..., b n @a n )(c)</text:p>
      <text:p text:style-name="P233">θ 1 (1)(θ 2 (1) a 1 b 1 + θ 2 (1) a 2 b 2 + ...θ 2 (1) a n b n ) = θ 1 (1)(b 1 @a 1 , b 2 @a 2 , ..., b n @a n ).</text:p>
      <text:p text:style-name="P233">This extends upwards for all ordinals, so that we have Q(a)(b)(c)(d), theta0(a)(b)(c),</text:p>
      <text:p text:style-name="P233">theta1(a)(b), and theta2(a) defijned for all a. We extend to a transfinite hi-</text:p>
      <text:p text:style-name="P233">erarchy again, and next define a large ordinal theta3(0) (call it the smallest</text:p>
      <text:p text:style-name="P233">2-indescribable cardinal) to index over it.</text:p>
      <text:p text:style-name="P233">1I think you can see how to proceed from here. We get longer and longer</text:p>
      <text:p text:style-name="P233">functions with more and more parameters. Eventually we can define Q for</text:p>
      <text:p text:style-name="P233">an arbitrary number of parameters, and define thetan for an arbitrary natural</text:p>
      <text:p text:style-name="P233">number n and an arbitrary number of parameters.</text:p>
      <text:p text:style-name="P233">For convenience, we represent Q(a1@b1)(a2@b2)...(an)(bn) to indicate an</text:p>
      <text:p text:style-name="P233">a1 in the b1 place, an a2 in the b2 place, etc. We can then define</text:p>
      <text:p text:style-name="P233">C 0 (α, β) = β ∪ {0}</text:p>
      <text:p text:style-name="P233">C n+1 (α, β) = {γ+δ, γδ, γ δ , φ(γ, δ), Q(γ 1 @δ 1 )(γ 2 @δ 2 )...(γ m @δ m ), θ k (γ 1 @δ 1 )(γ 2 @δ 2 )...(γ m @δ m )|γ, δ, #, γ i ,</text:p>
      <text:p text:style-name="P233">C n (α, β), δ i , m, k &lt; ω} ∪C m (γ, δ|γ, δ, m ∈ C n (α, β), m &lt; ω ∪{ψ γ (δ)|γ, δ ∈</text:p>
      <text:p text:style-name="P233">C n (α, β), δ &lt; α,</text:p>
      <text:p text:style-name="P233">S γ a regular cardinal} ∪{τ (γ, δ)|γ, δ ∈ C n (α, β), γ &lt; α}</text:p>
      <text:p text:style-name="P233">C(α, β) = C n (α, β)</text:p>
      <text:p text:style-name="P233">ψ α (β) = min{γ : α ∈ C(β, γ) ∧ C(β, γ) ∩ α ⊆ γ}</text:p>
      <text:p text:style-name="P233">τ (α, β) = the βth ordinal γ such that γ ∈</text:p>
      <text:p text:style-name="P233">/ C(α, γ)</text:p>
      <text:p text:style-name="P233">Next, we want to define Q and theta for transfinite parameters. I’m having</text:p>
      <text:p text:style-name="P233">a bit of trouble with this, so I’ll continue in a later post.</text:p>
      <text:p text:style-name="P233">2</text:p>
      <text:p text:style-name="P230"/>
      <text:p text:style-name="P234"><text:a xlink:type="simple" xlink:href="http://forums.xkcd.com/viewtopic.php?f=14&amp;t=7469&amp;start=920" text:style-name="Internet_20_link" text:visited-style-name="Visited_20_Internet_20_Link">http://forums.xkcd.com/viewtopic.php?f=14&amp;t=7469&amp;start=920</text:a> p 24</text:p>
      <text:p text:style-name="P234"/>
      <text:p text:style-name="P23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52"/>
      <text:p text:style-name="P160"><text:a xlink:type="simple" xlink:href="http://forums.xkcd.com/viewtopic.php?f=14&amp;t=7469&amp;start=1040" text:style-name="Internet_20_link" text:visited-style-name="Visited_20_Internet_20_Link">http://forums.xkcd.com/viewtopic.php?f=14&amp;t=7469&amp;start=1040</text:a></text:p>
      <text:p text:style-name="P160"/>
      <text:p text:style-name="P142">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0"/>
      <text:p text:style-name="P162"><text:a xlink:type="simple" xlink:href="http://forums.xkcd.com/viewtopic.php?f=14&amp;t=7469&amp;start=1120" text:style-name="Internet_20_link" text:visited-style-name="Visited_20_Internet_20_Link">http://forums.xkcd.com/viewtopic.php?f=14&amp;t=7469&amp;start=1120</text:a></text:p>
      <text:p text:style-name="P161"/>
      <text:p text:style-name="P160">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0"/>
      <text:p text:style-name="P152"/>
      <text:p text:style-name="P153">w^a = [suc→H,0→suc] a 0</text:p>
      <text:p text:style-name="P153">epsilon₀ = R1 H suc 0 = H &lt;H&gt; I suc 0</text:p>
      <text:p text:style-name="P153">w^epsilon₀ = R1 H H suc 0 = R1 H suc 0</text:p>
      <text:p text:style-name="P153">point fixe suivant : </text:p>
      <text:p text:style-name="P153">lim epsilon₀+1, w^(epsilon_0+1), w^w^(epsilon_0+1), …</text:p>
      <text:p text:style-name="P153">w^(epsilon₀+1) = w^epsilon₀ * w = <text:s/>epsilon₀ * w </text:p>
      <text:p text:style-name="P153"><text:s/>= [suc→H,0→suc] (suc (R1 H suc 0)) 0 = H (R1 H H suc) 0 = H (R1 H suc) 0</text:p>
      <text:p text:style-name="P153">w^w^(epsilon_0+1) = epsilon₀^w</text:p>
      <text:p text:style-name="P153"><text:s/>= H (R1 H H) suc 0 = H (R1 H) suc 0</text:p>
      <text:p text:style-name="P153">w^w^w^(epsilon_0+1) </text:p>
      <text:p text:style-name="P153"><text:s/>= H (R1 H) H suc 0</text:p>
      <text:p text:style-name="P153">w^w^w^(epsilon_0+1) </text:p>
      <text:p text:style-name="P153"><text:s/>= H (R1 H) H H suc 0</text:p>
      <text:p text:style-name="P153">epsilon₁ = w^...^w^(epsilon_0+1) = H &lt;H&gt; (H (R1 H)) suc 0 = H &lt;H&gt; (H (H &lt;H&gt; I)) suc 0</text:p>
      <text:p text:style-name="P153"/>
      <text:p text:style-name="P153">epsilon₀ = R1 H suc 0</text:p>
      <text:p text:style-name="P153"><text:soft-page-break/>epsilon₀ * 2 = R1 H suc (R1 H suc 0)</text:p>
      <text:p text:style-name="P153">epsilon₀ * w = H (R1 H suc) 0</text:p>
      <text:p text:style-name="P153">epsilon₀ ² = R1 H (R1 H suc) 0</text:p>
      <text:p text:style-name="P153">epsilon₀ ^ w = H (R1 H) suc 0</text:p>
      <text:p text:style-name="P153">epsilon₀ ^ epsilon₀ = R1 H (R1 H) suc 0</text:p>
      <text:p text:style-name="P153">epsilon1 = epsilon0 ^ … ^ epsilon₀ = R1 (R1 H) suc 0 = H &lt;H &lt;H&gt; I&gt; suc 0</text:p>
      <text:p text:style-name="P153"/>
      <text:p text:style-name="P153">fonction<text:tab/><text:tab/>plus petit point fixe</text:p>
      <text:p text:style-name="P153">a → 1+a<text:tab/><text:tab/>w</text:p>
      <text:p text:style-name="P153">a → w+A<text:tab/><text:tab/>w²</text:p>
      <text:p text:style-name="P153">a → w+A<text:tab/><text:tab/>w^w</text:p>
      <text:p text:style-name="P153">a → w^a <text:tab/><text:tab/>epsilon₀</text:p>
      <text:p text:style-name="P153">a→epsilon_a=phi(1,a)<text:tab/>zeta₀ = phi(2,0)</text:p>
      <text:p text:style-name="P153">a→zeta_a=phi(2,a)<text:tab/>eta₀ = phi(3,0)</text:p>
      <text:p text:style-name="P153">a → phi(b,a)<text:tab/><text:tab/>phi(b+1,0)</text:p>
      <text:p text:style-name="P153">a → phi(a,0)<text:tab/><text:tab/>phi(1,0,0)</text:p>
      <text:p text:style-name="P153"/>
      <text:p text:style-name="P153">Phi f = énumération points fixes de f</text:p>
      <text:p text:style-name="P153">Phi [1+*] = [w+*]</text:p>
      <text:p text:style-name="P153">Phi [w+*] = [w² + *] = Phi² [1 + *]</text:p>
      <text:p text:style-name="P153">Phi [w.*] = [w^w.(1+*)]</text:p>
      <text:p text:style-name="P154">Phi [w^*] = [epsilon_*]</text:p>
      <text:p text:style-name="P154">Phi [phi(a,*)] = [Phi(a+1,*)]</text:p>
      <text:p text:style-name="P154">Phi [phi(*,0)] = [phi(1,0,*)]</text:p>
      <text:p text:style-name="P154"/>
      <text:p text:style-name="P155">Simmons</text:p>
      <text:p text:style-name="P155">Fix f z = f^w (z+1) = H f (suc z)</text:p>
      <text:p text:style-name="P155">Next = Fix [w^*]</text:p>
      <text:p text:style-name="P155">Next 0 = epsilon₀ </text:p>
      <text:p text:style-name="P155">Next^(1+a) 0 = epsilon_a</text:p>
      <text:p text:style-name="P155">[0] h = Fix [h^* 0]</text:p>
      <text:p text:style-name="P155">[0] Next 0 = Fix [Next^* 0] 0</text:p>
      <text:p text:style-name="P155">= lim </text:p>
      <text:p text:style-name="P155"><text:tab/>1</text:p>
      <text:p text:style-name="P155"><text:tab/>Next 0 = epsilon₀</text:p>
      <text:p text:style-name="P155"><text:tab/>Next^epsilon₀ 0 = epsilon_epsilon₀ </text:p>
      <text:p text:style-name="P155"><text:tab/>…</text:p>
      <text:p text:style-name="P155">= epsilon_..._epsilon₀</text:p>
      <text:p text:style-name="P155">= zeta₀</text:p>
      <text:p text:style-name="P156">[0]² Next 0 = [0] ([0] Next) 0 = Fix ([0] Next)^* 0] 0</text:p>
      <text:p text:style-name="P156">= lim </text:p>
      <text:p text:style-name="P156"><text:tab/>1</text:p>
      <text:p text:style-name="P156"><text:tab/>[0] Next 0 = zeta₀ </text:p>
      <text:p text:style-name="P156"><text:tab/>([0] Next)^zeta₀ 0 = zeta_zeta₀</text:p>
      <text:p text:style-name="P156">= zeta_..._zeta₀ = eta₀ = phi(3,0)</text:p>
      <text:p text:style-name="P156">[0]^a Next 0 = phi(1+a,0)</text:p>
      <text:p text:style-name="P156">[1] [0] Next 0 = Fix [[0]^* Next 0] 0</text:p>
      <text:p text:style-name="P156">= lim</text:p>
      <text:p text:style-name="P156"><text:tab/>1 = phi(0,0)</text:p>
      <text:p text:style-name="P156"><text:tab/>[0] Next 0 = zeta₀ = phi(2,0)</text:p>
      <text:p text:style-name="P156"><text:tab/>[0]^zeta₀ Next 0 = phi(phi(2,0),0)</text:p>
      <text:p text:style-name="P156"><text:tab/>… = phi(phi(phi(2,0),0),0)</text:p>
      <text:p text:style-name="P156">= phi(1,0,0)</text:p>
      <text:p text:style-name="P157"><text:soft-page-break/>[2] [1] [0] Next 0 = Fix [[1]^* [0] Next 0] 0 <text:span text:style-name="T119">= LVO ?</text:span></text:p>
      <text:p text:style-name="P157">= lim</text:p>
      <text:p text:style-name="P157"><text:tab/>1</text:p>
      <text:p text:style-name="P157"><text:tab/>[1] [0] Next 0 = phi(1,0,0) = Gamma₀</text:p>
      <text:p text:style-name="P157"><text:tab/>[1]^Gamma₀ [0] Next 0</text:p>
      <text:p text:style-name="P157"><text:tab/><text:tab/>[1]⁰ [0] Next 0 = [0] Next 0 = zeta₀ = phi(2,0)</text:p>
      <text:p text:style-name="P157"><text:tab/><text:tab/>[1]¹ [0] Next 0 = [1] [0] Next 0 = Gamma₀ = phi(1,0,0)</text:p>
      <text:p text:style-name="P157"><text:tab/><text:tab/>[1]² [0] Next 0 = [1] ([1] [0]) Next 0 = Fix [([1] [0])^* Next 0] 0 <text:span text:style-name="T119">= SVO ?</text:span></text:p>
      <text:p text:style-name="P157"><text:tab/><text:tab/>= lim </text:p>
      <text:p text:style-name="P157"><text:tab/><text:tab/><text:tab/>1</text:p>
      <text:p text:style-name="P157"><text:tab/><text:tab/><text:tab/>[1] [0] Next 0 = Gamma₀ = phi(1,0,0)</text:p>
      <text:p text:style-name="P157"><text:tab/><text:tab/><text:tab/>([1] [0])^Gamma₀ Next 0</text:p>
      <text:p text:style-name="P157"><text:tab/><text:tab/><text:tab/><text:tab/>([1] [0])^a Next 0 = ?</text:p>
      <text:p text:style-name="P157"><text:tab/><text:tab/><text:tab/><text:tab/><text:span text:style-name="T114">([1] [0])⁰ Next 0 = Next 0 = epsilon₀ = phi(1,0)</text:span></text:p>
      <text:p text:style-name="P157"><text:tab/><text:tab/><text:tab/><text:tab/><text:span text:style-name="T114">([1] [0])¹ Next 0 = [1] [0] Next 0 = zeta₀ = phi(2,0)</text:span></text:p>
      <text:p text:style-name="P157"><text:tab/><text:tab/><text:tab/><text:tab/><text:span text:style-name="T114">([1] [0])² Next 0 = [1] [0] ([1] [0] Next) 0 = Fix [[0]^* ([1] [0] Next) 0] 0 = phi(1,2,0)</text:span></text:p>
      <text:p text:style-name="P157"><text:tab/><text:tab/><text:tab/><text:tab/><text:span text:style-name="T119">([1] [0])^(1+a) Next 0 = phi(a,2,0) ?</text:span></text:p>
      <text:p text:style-name="P157"><text:tab/><text:tab/><text:tab/><text:tab/><text:span text:style-name="T115">= lim</text:span></text:p>
      <text:p text:style-name="P157"><text:tab/><text:tab/><text:tab/><text:tab/><text:tab/><text:span text:style-name="T115">1</text:span></text:p>
      <text:p text:style-name="P157"><text:tab/><text:tab/><text:tab/><text:tab/><text:tab/><text:span text:style-name="T115">[0] ([1] [0] Next) 0 = Fix [([1] [0] Next)^* 0] 0</text:span></text:p>
      <text:p text:style-name="P157"><text:tab/><text:tab/><text:tab/><text:tab/><text:tab/><text:span text:style-name="T115">= lim</text:span></text:p>
      <text:p text:style-name="P157"><text:tab/><text:tab/><text:tab/><text:tab/><text:tab/><text:tab/><text:span text:style-name="T115">1</text:span></text:p>
      <text:p text:style-name="P157"><text:tab/><text:tab/><text:tab/><text:tab/><text:tab/><text:tab/><text:span text:style-name="T115">[1] [0] Next 0 = Gamma₀ = phi(1,0,0)</text:span></text:p>
      <text:p text:style-name="P157"><text:tab/><text:tab/><text:tab/><text:tab/><text:tab/><text:tab/><text:span text:style-name="T115">([1] [0] Next)^Gamma₀ 0 = phi(1,0,Gamma₀)</text:span></text:p>
      <text:p text:style-name="P157"><text:tab/><text:tab/><text:tab/><text:tab/><text:tab/><text:tab/><text:span text:style-name="T115">phi(1,0,phi(1,0,Gamma₀))</text:span></text:p>
      <text:p text:style-name="P157"><text:tab/><text:tab/><text:tab/><text:tab/><text:tab/><text:tab/>…</text:p>
      <text:p text:style-name="P157"><text:tab/><text:tab/><text:tab/><text:tab/><text:tab/><text:span text:style-name="T115">= phi(1,1,0)</text:span></text:p>
      <text:p text:style-name="P157"><text:tab/><text:tab/><text:tab/><text:tab/><text:tab/><text:span text:style-name="T116">[0]^phi(1,1,0) ([1] [0] Next) 0 = phi(1,1,phi(1,1,a))</text:span></text:p>
      <text:p text:style-name="P157"><text:tab/><text:tab/><text:tab/><text:tab/><text:span text:style-name="T118">= phi(1,2,0)</text:span></text:p>
      <text:p text:style-name="P157"><text:tab/><text:tab/><text:tab/><text:span text:style-name="T119">([1] [0])^Gamma₀ Next 0 = phi(phi(1,0,0),2,0) ?</text:span></text:p>
      <text:p text:style-name="P157"><text:tab/><text:tab/><text:span text:style-name="T119">= SVO ?</text:span></text:p>
      <text:p text:style-name="P157"/>
      <text:p text:style-name="P157"/>
      <text:p text:style-name="P157"><text:tab/><text:tab/><text:tab/><text:tab/><text:tab/><text:span text:style-name="T117">[0]^a ([1] [0] Next) 0 = ?</text:span></text:p>
      <text:p text:style-name="P157"><text:tab/><text:tab/><text:tab/><text:tab/><text:tab/><text:span text:style-name="T117">[0]⁰ ([1] [0] Next) 0 = [1] [0] Next 0 = Gamma₀ = phi(1,0,0)</text:span></text:p>
      <text:p text:style-name="P157"><text:tab/><text:tab/><text:tab/><text:tab/><text:tab/><text:span text:style-name="T117">[0]¹ ([1] [0] Next) 0 = [0] ([1] [0] Next) 0 = phi(1,1,0)</text:span></text:p>
      <text:p text:style-name="P157"><text:tab/><text:tab/><text:tab/><text:tab/><text:tab/><text:span text:style-name="T117">[0]² ([1] [0] Next) 0 = [0] ([0] ([1] [0] Next)) 0 = Fix [([0] ([1] [0] Next))^* 0] 0</text:span></text:p>
      <text:p text:style-name="P157"><text:tab/><text:tab/><text:tab/><text:tab/><text:tab/><text:span text:style-name="T117">= lim </text:span></text:p>
      <text:p text:style-name="P157"><text:tab/><text:tab/><text:tab/><text:tab/><text:tab/><text:tab/><text:span text:style-name="T117">1</text:span></text:p>
      <text:p text:style-name="P157"><text:tab/><text:tab/><text:tab/><text:tab/><text:tab/><text:tab/><text:span text:style-name="T117">[0] ([1] [0] Next) 0 = phi(1,1,0)</text:span></text:p>
      <text:p text:style-name="P157"><text:tab/><text:tab/><text:tab/><text:tab/><text:tab/><text:tab/><text:span text:style-name="T117">([0] ([1] [0] Next))^phi(1,1,0) 0</text:span></text:p>
      <text:p text:style-name="P157"><text:tab/><text:tab/><text:tab/><text:tab/><text:tab/><text:tab/><text:span text:style-name="T118">([0] ([1] [0] Next))^a 0 = ?</text:span></text:p>
      <text:p text:style-name="P157"><text:tab/><text:tab/><text:tab/><text:tab/><text:tab/><text:tab/><text:span text:style-name="T118">([0] ([1] [0] Next))⁰ 0 = 0</text:span></text:p>
      <text:p text:style-name="P157"><text:tab/><text:tab/><text:tab/><text:tab/><text:tab/><text:tab/><text:span text:style-name="T118">[0] ([1] [0] Next) 0 = phi(1,1,0)</text:span></text:p>
      <text:p text:style-name="P157"><text:tab/><text:tab/><text:tab/><text:tab/><text:tab/><text:tab/><text:span text:style-name="T118">[0] ([1] [0] Next) ([0] ([1] [0] Next) 0) = [0] ([1] [0] Next) phi(1,1,0)</text:span></text:p>
      <text:p text:style-name="P157"><text:tab/><text:tab/><text:tab/><text:tab/><text:tab/><text:tab/><text:tab/><text:span text:style-name="T118">= point fixe suivant = phi(1,1,1)</text:span></text:p>
      <text:p text:style-name="P157"><text:tab/><text:tab/><text:tab/><text:tab/><text:tab/><text:span text:style-name="T118">[0]^(1+a) ([1] [0] Next) 0 = phi(1,1,a)</text:span></text:p>
      <text:p text:style-name="P157"/>
      <text:p text:style-name="P157"/>
      <text:p text:style-name="P157"/>
      <text:p text:style-name="P157"/>
      <text:p text:style-name="P157"><text:tab/><text:tab/><text:tab/><text:tab/><text:tab/><text:span text:style-name="T117">[0]^a f x = ?</text:span></text:p>
      <text:p text:style-name="P157"><text:tab/><text:tab/><text:tab/><text:tab/><text:tab/><text:span text:style-name="T117">[0]⁰ f 0 = f 0</text:span></text:p>
      <text:p text:style-name="P159"><text:soft-page-break/><text:tab/><text:tab/><text:tab/><text:tab/><text:tab/><text:span text:style-name="T117">[0]¹ f x0 = [0] f 0 = Fix [f^* 0] 0 = lim 1, f 0, f^(f 0) 0, …</text:span></text:p>
      <text:p text:style-name="P165"><text:s/></text:p>
      <text:p text:style-name="P158"><text:tab/><text:tab/><text:tab/><text:tab/><text:tab/><text:tab/><text:span text:style-name="T115">([1] [0] Next)^a 0 = ? → ([1] [0] Next)^(1+a) 0 = phi(1,0,a)</text:span></text:p>
      <text:p text:style-name="P157"><text:tab/><text:tab/><text:tab/><text:tab/><text:tab/><text:tab/><text:span text:style-name="T115">([1] [0] Next)⁰ 0 = 0</text:span></text:p>
      <text:p text:style-name="P157"><text:tab/><text:tab/><text:tab/><text:tab/><text:tab/><text:tab/><text:span text:style-name="T115">([1] [0] Next)¹ 0 = [1] [0] Next 0 = Gamma₀ = phi(1,0,0)</text:span></text:p>
      <text:p text:style-name="P95"><text:tab/><text:tab/><text:tab/><text:tab/><text:tab/><text:tab/><text:span text:style-name="T115">([1] [0] Next)² 0 = [1] [0] Next ([1] [0] Next 0) = [1] [0] Next Gamma₀ </text:span></text:p>
      <text:p text:style-name="P96"><text:tab/><text:tab/><text:tab/><text:tab/><text:tab/><text:tab/><text:span text:style-name="T115">= Fix [[0]* Next 0] Gamma₀ </text:span></text:p>
      <text:p text:style-name="P96"><text:tab/><text:tab/><text:tab/><text:tab/><text:tab/><text:tab/><text:span text:style-name="T115">= lim</text:span></text:p>
      <text:p text:style-name="P96"><text:tab/><text:tab/><text:tab/><text:tab/><text:tab/><text:tab/><text:tab/><text:span text:style-name="T115">Gamma₀ + 1</text:span></text:p>
      <text:p text:style-name="P96"><text:tab/><text:tab/><text:tab/><text:tab/><text:tab/><text:tab/><text:tab/><text:span text:style-name="T115">[0]^(Gamma₀+1) Next 0 = phi(Gamma₀+1,0)</text:span></text:p>
      <text:p text:style-name="P96"><text:tab/><text:tab/><text:tab/><text:tab/><text:tab/><text:tab/><text:span text:style-name="T115">= deuxième point fixe de a → phi(a,0)</text:span></text:p>
      <text:p text:style-name="P96"><text:tab/><text:tab/><text:tab/><text:tab/><text:tab/><text:tab/><text:span text:style-name="T115">[1] [0] Next = Gamma suivant</text:span></text:p>
      <text:p text:style-name="P97"><text:tab/><text:tab/><text:tab/><text:tab/><text:tab/><text:tab/><text:span text:style-name="T115">([1] [0] Next)² 0 = phi(1,0,1)</text:span></text:p>
      <text:p text:style-name="P97"><text:tab/><text:tab/><text:tab/><text:tab/><text:tab/><text:tab/><text:span text:style-name="T115">([1] [0] Next)³ 0 = [1] [0] Next ([1] [0] Next ([1] [0] Next 0)) = [1] [0] Next phi(1,0,1)</text:span></text:p>
      <text:p text:style-name="P97"><text:tab/><text:tab/><text:tab/><text:tab/><text:tab/><text:tab/><text:tab/><text:span text:style-name="T115">= phi(1,0,2)</text:span></text:p>
      <text:p text:style-name="P97"><text:tab/><text:tab/><text:tab/><text:tab/><text:tab/><text:tab/><text:span text:style-name="T115">([1] [0] Next)^(1+a) 0 = phi(1,0,a)</text:span></text:p>
      <text:p text:style-name="P97"/>
      <text:p text:style-name="P98">Fix f z = f^w (z+1) = H f (suc z)</text:p>
      <text:p text:style-name="P99">Next = Fix [w^*]</text:p>
      <text:p text:style-name="P99">epsilon_a = phi(1,a) = Next^(1+a) 0</text:p>
      <text:p text:style-name="P99">[0] h = Fix [h^* 0]</text:p>
      <text:p text:style-name="P99">zeta₀ = phi(2,0) = least fixed point of [epsilon_*] = Fix [epsilon_*] 0 = Fix [Next^(1+*) 0] 0 = Fix [Next^* 0] 0 = [0] Next 0</text:p>
      <text:p text:style-name="P99">Fix [Next^* 0] 0 = lim 1, Next 0 = epsilon₀, Next^epsilon₀ 0 =Next^(1+epsilon₀) 0 = epsilon_epsilon₀, … = epsilon_..._epsilon₀ = zeta₀</text:p>
      <text:p text:style-name="P99">Fix [Next^(1+*) 0] 0 = lim 1, Next² 0 = Next (Next 0) = epsilon₁, … epsilon_..._epsilon₁ = zeta₀ </text:p>
      <text:p text:style-name="P99">zeta₁ = phi(2,1) = second fixed point of [epsilon_*] = Fix [epsilon_*] (zeta₀ + 1) = Fix [Next^(1+*) 0] ([0] Next 0) = Fix [Next^* 0] ([0] Next 0)</text:p>
      <text:p text:style-name="P99"><text:s/>= [0] Next ([0] Next 0)</text:p>
      <text:p text:style-name="P99">zeta_a = phi(2,a) = ([0] Next)^(1+a) 0</text:p>
      <text:p text:style-name="P99">eta₀ = phi(3,0) = least fixed point of [zeta_*] = Fix [zeta_*] 0 = Fix [([0] Next)^(1+*) 0] 0 = Fix [([0] Next)^* 0] 0 = [0] ([0] Next) 0 = [0]² Next 0</text:p>
      <text:p text:style-name="P99">eta₁ = phi(3,1) = next fixed point = Fix [zeta_*] ([0]² Next 0) = Fix [([0] Next)^(1+*) 0] ([0]² Next 0) = Fix [([0] Next)^* 0] ([0]² Next 0)</text:p>
      <text:p text:style-name="P99"><text:s/>= [0] ([0] Next) ([0]² Next 0) = [0]² Next ([0]² Next 0) = ([0]² Next)² 0</text:p>
      <text:p text:style-name="P99">eta_a = phi(3,a) = ([0]² Next)^(1+a) 0</text:p>
      <text:p text:style-name="P100"/>
      <text:p text:style-name="P100">phi(1,a) = Next^(1+a) 0</text:p>
      <text:p text:style-name="P100">phi(2,a) = ([0] Next)^(1+a) 0</text:p>
      <text:p text:style-name="P100">phi(3,a) = ([0]² Next)^(1+a) 0</text:p>
      <text:p text:style-name="P100">phi(<text:span text:style-name="T120">1+</text:span>b,a) = ([0]^b Next)^(1+a) 0</text:p>
      <text:p text:style-name="P100"/>
      <text:p text:style-name="P101">Gamma₀ = phi(1,0,0) = least fixed point of [phi(*,0)] = least fixed point of [phi(1+*,0)] </text:p>
      <text:p text:style-name="P101"><text:s/>= Fix [phi(1+*,0)] 0</text:p>
      <text:p text:style-name="P101"><text:s/>= Fix [[0]^* Next 0] 0</text:p>
      <text:p text:style-name="P101"><text:s/>= [1] [0] Next 0</text:p>
      <text:p text:style-name="P101">with [1] h g = Fix [h^* g 0]</text:p>
      <text:p text:style-name="P101">phi(1,0,1) = next fixed point = Fix [[0]^* Next 0] ([1] [0] Next 0) = [1] [0] Next ([1] [0] Next 0) = ([1] [0] Next)² 0</text:p>
      <text:p text:style-name="P101">phi(1,0,a) = ([1] [0] Next)^(1+a) 0</text:p>
      <text:p text:style-name="P101">phi(1,1,0) = least fixed point of [phi(1,0,*)] = Fix [phi(1,0,*)] 0 = Fix [([1] [0] Next)^(1+*) 0] 0 = Fix [([1] [0] Next)^* 0] 0 = [0] ([1] [0] Next) 0</text:p>
      <text:p text:style-name="P101">phi(1,1,1) = next fixed point = Fix [([1] [0] Next)^* 0] ([0] ([1] [0] Next) 0) = [0] ([1] [0] Next) ([0] ([1] [0] Next) 0) = ([0] ([1] [0] Next))² 0</text:p>
      <text:p text:style-name="P101">phi(1,1,a) = ([0] ([1] [0] Next))^(1+a) 0</text:p>
      <text:p text:style-name="P101">phi(1,2,0) = least fixed point of [phi(1,1,*)] = Fix [([0] ([1] [0] Next))^(1+*) 0] 0 = Fix [([0] ([1] [0] Next))^* 0] 0 = [0] ([0] ([1] [0] Next)) 0 </text:p>
      <text:p text:style-name="P101"><text:s/>= [0]² <text:span text:style-name="T121">([1] [0] Next) 0</text:span></text:p>
      <text:p text:style-name="P103">phi(1,2,1) = next fixed point ...</text:p>
      <text:p text:style-name="P103">phi(1,2,a) = ([0]² ([1] [0] Next))^(1+a) 0</text:p>
      <text:p text:style-name="P103"/>
      <text:p text:style-name="P102">phi(1,0,a) = ([1] [0] Next)^(1+a) 0</text:p>
      <text:p text:style-name="P102"><text:soft-page-break/>phi(1,1,a) = ([0] ([1] [0] Next))^(1+a) 0</text:p>
      <text:p text:style-name="P103">phi(1,2,a) = ([0]² ([1] [0] Next))^(1+a) 0</text:p>
      <text:p text:style-name="P103">phi(1,b,a) = ([0]^b ([1] [0] Next))^(1+a) 0</text:p>
      <text:p text:style-name="P103"/>
      <text:p text:style-name="P103">phi(2,0,0) = least fixed point of [phi(1,*,0)] = Fix [phi(1,*,0)] 0 = Fix [[0]^* ([1] [0] Next) 0] 0 = [1] [0] ([1] [0] Next) 0) = ([1] [0])² Next 0</text:p>
      <text:p text:style-name="P103">phi(2,0,a) = (([1] [0])² Next)^(1+a) 0</text:p>
      <text:p text:style-name="P103">phi(2,1,0) = least fixed point of [phi(2,1,*)] = Fix [phi(2,1,*)] 0 = Fix [(([1] [0])² Next)^* 0] 0 = [0] (([1] [0])² Next) 0</text:p>
      <text:p text:style-name="P103">phi(2,1,a) = ([0] (([1] [0])² Next))^(1+a) 0</text:p>
      <text:p text:style-name="P103">phi(2,b,a) = ([0]^b (([1] [0])² Next))^(1+a) 0</text:p>
      <text:p text:style-name="P103">phi(c,b,a) = ([0]^b (([1] [0])^c Next))^(1+a) 0</text:p>
      <text:p text:style-name="P103"/>
      <text:p text:style-name="P104">phi(1,0,0,0) = least fixed point of [phi(*,0,0)] = Fix [phi(*,0,0)] 0 = Fix [([1] [0])^* Next 0] 0 = [1] ([1] [0]) Next 0 <text:span text:style-name="T122">= [1]² [0] Next 0</text:span></text:p>
      <text:p text:style-name="P105">phi(1,0,0,a) = ([1]² [0] <text:span text:style-name="T123">Next</text:span>)^(1+a) 0</text:p>
      <text:p text:style-name="P105">phi(1,0,1,0) = Fix [([1]² [0] <text:span text:style-name="T123">Next</text:span>)^* 0] 0 = [0] ([1]² [0]) 0</text:p>
      <text:p text:style-name="P105">phi (1,0,1,a) = ([0] ([1]² [0] <text:span text:style-name="T123">Next</text:span>))^(1+a) 0</text:p>
      <text:p text:style-name="P105">phi(1,0,b,a) = ([0]^b ([1]² [0] <text:span text:style-name="T123">Next</text:span>))^(1+a) 0</text:p>
      <text:p text:style-name="P105">phi(1,1,0,0) = Fix [phi(1,0,*,0)] 0 = Fix [[0]^* ([1]² [0] <text:span text:style-name="T123">Next</text:span>) 0] 0 = [1] [0] ([1]² [0] <text:span text:style-name="T123">Next</text:span>) 0</text:p>
      <text:p text:style-name="P105">phi(1,1,0,a) = ([1] [0] ([1]² [0] <text:span text:style-name="T123">Next</text:span>))^(1+a) 0</text:p>
      <text:p text:style-name="P105">phi(1,1,1,0) = Fix [phi(1,1,0,*)] 0 = Fix [([1] [0] ([1]² [0] <text:span text:style-name="T123">Next</text:span>))^* 0] 0 = [0] ([1] [0] ([1]² [0] <text:span text:style-name="T123">Next</text:span>)) 0</text:p>
      <text:p text:style-name="P105">phi(1,1,1,a) = ([0] ([1] [0] ([1]² [0] <text:span text:style-name="T123">next</text:span>)))^(1+a) 0</text:p>
      <text:p text:style-name="P105">phi(1,1,b,a) = ([0]^b ([1] [0] ([1]² [0] <text:span text:style-name="T123">Next</text:span>)))^(1+a) 0</text:p>
      <text:p text:style-name="P105">phi(1,2,0,0) = Fix [phi(1,1,*,0)] 0 = Fix [[0]^* ([1] [0] ([1]² [0] <text:span text:style-name="T123">next</text:span>)) 0] 0 = [1] [0] ([1] [0] ([1]² [0] <text:span text:style-name="T123">Next</text:span>)) 0 = ([1] [0])² ([1]² [0] <text:span text:style-name="T123">Next</text:span>) 0</text:p>
      <text:p text:style-name="P106"/>
      <text:p text:style-name="P106">phi(1,0,0,0) = [1]² [0] Next 0</text:p>
      <text:p text:style-name="P106">phi(1,1,0,0) = [1] [0] ([1]² [0] Next) 0</text:p>
      <text:p text:style-name="P106">phi(1,2,0,0) = ([1] [0])² ([1]² [0] Next) 0</text:p>
      <text:p text:style-name="P106">phi(1,c,0,0) = ([1] [0])^c ([1]² [0] Next) 0</text:p>
      <text:p text:style-name="P106">phi(1,c,b,a) = ([0]^b (([1] [0])^c ([1]² [0] Next)))^(1+a) 0</text:p>
      <text:p text:style-name="P106">phi(2,0,0,0) = Fix [phi(1,*,0,0)] 0 = Fix [([1] [0])^* ([1]² [0] Next) 0] 0 = [1] ([1] [0]) ([1]² [0] Next) 0 = [1]² [0] ([1]² [0] Next) 0 = ([1]² [0])² Next 0</text:p>
      <text:p text:style-name="P106">phi(d,0,0,0) = ([1]² [0])^d Next 0</text:p>
      <text:p text:style-name="P106">phi(d,c,b,a) = ([0]^b (([1] [0])^c (([1]² [0])^d Next)))^(1+a) <text:span text:style-name="T124">0 = (([1]⁰ [0])^b (([1]¹ [0])^c (([1]² [0])^d Next)))^(1+a) 0</text:span></text:p>
      <text:p text:style-name="P105"/>
      <text:p text:style-name="P107">phi(1,0) = Next 0</text:p>
      <text:p text:style-name="P107">phi(1,0,0) = [1] [0] Next 0</text:p>
      <text:p text:style-name="P107">phi(1,0,0,0) = [1]² [0] Next 0</text:p>
      <text:p text:style-name="P107">…</text:p>
      <text:p text:style-name="P107">SVO = [1]^w [0] Next 0</text:p>
      <text:p text:style-name="P107">LVO = [2] [1] [0] Next 0 <text:span text:style-name="T125">= [2...0] Next 0</text:span></text:p>
      <text:p text:style-name="P108">BHO = [w...0] Next 0</text:p>
      <text:p text:style-name="P108">[1] [w..0] Next 0 = [w+1...0] Next 0</text:p>
      <text:p text:style-name="P108">Fix [[*...0] Next 0] 0</text:p>
      <text:p text:style-name="P108"/>
      <text:p text:style-name="P109">Fix f = f^w (z+1) = H f (suc z)</text:p>
      <text:p text:style-name="P109">N = Fix suc</text:p>
      <text:p text:style-name="P109">[0] h = Fix [h^* 0]</text:p>
      <text:p text:style-name="P109">[1] h g = Fix [h^* g 0]</text:p>
      <text:p text:style-name="P109">…</text:p>
      <text:p text:style-name="P109">… [3] [2] [1] [0] N 0 ?</text:p>
      <text:p text:style-name="P110">[0] N 0 = Fix [N^* 0] 0 = lim 1, N¹ 0 = w, N^w 0 = w.w = w², N^w² 0 = w.w² = w³, … = w^w </text:p>
      <text:p text:style-name="P110">[0]² N 0 = [0] ([0] N) 0 = Fix [([0] N)^* 0] 0 </text:p>
      <text:p text:style-name="P110"><text:s/>= lim </text:p>
      <text:p text:style-name="P110"><text:tab/>1</text:p>
      <text:p text:style-name="P110"><text:tab/>[0] N 0 = w^w </text:p>
      <text:p text:style-name="P110"><text:soft-page-break/><text:tab/>([0] N)^w^w 0 = <text:span text:style-name="T126">w^w . w^w = </text:span>(w^w)² = w^(w.2)</text:p>
      <text:p text:style-name="P110"><text:tab/>([0] N)² 0 = [0] N ([0] N 0) = w^w . 2 </text:p>
      <text:p text:style-name="P110"><text:tab/>[0] N a = Fix [N^* 0] a = lim a+1, a+1+w = a+w, a+w², … = a+w^w</text:p>
      <text:p text:style-name="P110"><text:tab/>([0] N)^a 0 = w^w . a</text:p>
      <text:p text:style-name="P110"><text:s/>= w^w²</text:p>
      <text:p text:style-name="P110">[0]^a N 0 = w^w^a</text:p>
      <text:p text:style-name="P111">[1] h g = Fix [h^* g 0]</text:p>
      <text:p text:style-name="P111">[1] [0] N a = Fix [[0]^* N 0] a</text:p>
      <text:p text:style-name="P111"><text:s/>= lim<text:tab/></text:p>
      <text:p text:style-name="P111"><text:tab/>a+1</text:p>
      <text:p text:style-name="P111"><text:tab/>[0]^(a+1) N 0 = w^w^(a+1)</text:p>
      <text:p text:style-name="P111"><text:tab/>[0]^(w^w^(a+1)) N 0 = w^w^w^w^(a+1)</text:p>
      <text:p text:style-name="P111"><text:s/>= Next a</text:p>
      <text:p text:style-name="P111">[<text:span text:style-name="T127">1</text:span>] [<text:span text:style-name="T127">0</text:span>] N = Next</text:p>
      <text:p text:style-name="P111"/>
      <text:p text:style-name="P112">([0]^b ([1] [0] N))^(1+a) = phi(1+b,a)</text:p>
      <text:p text:style-name="P112"/>
      <text:p text:style-name="P113"><text:a xlink:type="simple" xlink:href="https://core.ac.uk/download/pdf/33091421.pdf" text:style-name="Internet_20_link" text:visited-style-name="Visited_20_Internet_20_Link">https://core.ac.uk/download/pdf/33091421.pdf</text:a></text:p>
      <text:p text:style-name="P113">Veblen function and klammersymbols</text:p>
      <text:p text:style-name="P132"><text:span text:style-name="T46">p</text:span><text:span text:style-name="T45">age 25</text:span></text:p>
      <text:p text:style-name="P131"><text:span text:style-name="T46">We introduce now the concept of </text:span>Klammersymbols</text:p>
      <text:p text:style-name="P131">which are a generalization of the finitary Veblen functions to the transfinite by</text:p>
      <text:p text:style-name="P131">allowing arguments to be indexed by ordinals and which were introduced</text:p>
      <text:p text:style-name="P146">by K. Schütte in [Sch54].</text:p>
      <text:p text:style-name="P113"/>
      <text:p text:style-name="P113">page 27</text:p>
      <text:p text:style-name="P113">phi(x) = phi1(x) = w^x</text:p>
      <text:p text:style-name="P113">phi1 xn … x0 = phi1 ( x0 … xn )</text:p>
      <text:p text:style-name="P113"><text:s text:c="33"/>( 0 <text:s/>… <text:s/>n )</text:p>
      <text:p text:style-name="P113"/>
      <text:p text:style-name="P113">LVO = min a : a = phi1 ( 1 ) = phi (a → 1)</text:p>
      <text:p text:style-name="P113"><text:s text:c="37"/>( a ) </text:p>
      <text:p text:style-name="P113"/>
      <text:p text:style-name="P113">SVO = phi1 ( 1 ) = phi ( w → 1 )</text:p>
      <text:p text:style-name="P113"><text:s text:c="19"/>( w ) </text:p>
      <text:p text:style-name="P113"/>
      <text:p text:style-name="P116">page 29</text:p>
      <text:p text:style-name="P116">phi_(n+1)(a1,…,a_(n+1)) = phi_1(a_(n+1) <text:s/>a_n <text:s/>… <text:s/>a₁ )</text:p>
      <text:p text:style-name="P116"><text:s text:c="53"/>( 0 <text:s text:c="11"/>1 <text:s text:c="4"/>… <text:s/>n <text:s/>)</text:p>
      <text:p text:style-name="P116"><text:s text:c="17"/></text:p>
      <text:p text:style-name="P113">Simmons</text:p>
      <text:p text:style-name="P113"><text:a xlink:type="simple" xlink:href="http://www.cs.man.ac.uk/~hsimmons/DOCUMENTS/PAPERSandNOTES/FruitHelp.pdf" text:style-name="Internet_20_link" text:visited-style-name="Visited_20_Internet_20_Link">http://www.cs.man.ac.uk/~hsimmons/DOCUMENTS/PAPERSandNOTES/FruitHelp.pdf</text:a></text:p>
      <text:p text:style-name="P113">( z <text:s/>1+a(1) <text:s/>… <text:s/>1+a(s) ) f = ( ( Nabla [ a(1)+1 ] o [0] o … o Nabla [ a(s)+1 ] o [0]) (Fix f))⁽1+z) 0</text:p>
      <text:p text:style-name="P113">( 0 1+i(1) <text:s text:c="3"/>… <text:s/>1+i(s) ) <text:s text:c="21"/>[ i(1)+1 ] <text:s text:c="30"/>[ i(s)+1 ]</text:p>
      <text:p text:style-name="P113"/>
      <text:p text:style-name="P113">Nabla [ a+1 ] = ([1]^i [0])⁽1+a)</text:p>
      <text:p text:style-name="P113"><text:s text:c="9"/>[ i+1 ]</text:p>
      <text:p text:style-name="P117">not quite right when i=1 and a finite</text:p>
      <text:p text:style-name="P117"/>
      <text:p text:style-name="P117"><text:a xlink:type="simple" xlink:href="http://www.cs.man.ac.uk/~hsimmons/ORDINAL-NOTATIONS/FromBelow.pdf" text:style-name="Internet_20_link" text:visited-style-name="Visited_20_Internet_20_Link">http://www.cs.man.ac.uk/~hsimmons/ORDINAL-NOTATIONS/FromBelow.pdf</text:a></text:p>
      <text:p text:style-name="P117">Nabla [ a+1 ] = { ([1]^i [0])^(1+a) if i!=0</text:p>
      <text:p text:style-name="P117"><text:s text:c="10"/>[ i+1 ] <text:s text:c="5"/>{ <text:s/>[0]^a if i=0 </text:p>
      <text:p text:style-name="P113"/>
      <text:p text:style-name="P114"><text:soft-page-break/></text:p>
      <text:p text:style-name="P113"><text:a xlink:type="simple" xlink:href="http://www.cs.man.ac.uk/~hsimmons/ORDINAL-NOTATIONS/LambdaH.pdf" text:style-name="Internet_20_link" text:visited-style-name="Visited_20_Internet_20_Link">http://www.cs.man.ac.uk/~hsimmons/ORDINAL-NOTATIONS/LambdaH.pdf</text:a></text:p>
      <text:p text:style-name="P114">S [ a+1 ] f z = (([1]^i [0])^(1+a) (Fix f))^(1+z) 0</text:p>
      <text:p text:style-name="P114"><text:s text:c="3"/>[ i+1 ]</text:p>
      <text:p text:style-name="P114"/>
      <text:p text:style-name="P114">f ( z <text:s/>1+a(1) <text:s/>… <text:s/>1+a(s) ) = ((S[a(1)+1] o … o S[a(s)+1] f) z</text:p>
      <text:p text:style-name="P114"><text:s text:c="2"/>( r <text:s/>1+i(1) <text:s text:c="2"/>… <text:s text:c="2"/>1+i(s) ) <text:s text:c="9"/>[i(1)+1] <text:s text:c="13"/>[i(s)+1] <text:s text:c="2"/>r</text:p>
      <text:p text:style-name="P113"/>
      <text:p text:style-name="P113"/>
      <text:p text:style-name="P114">phi(1+a,b) = ([0]^a Next)^(1+b) 0</text:p>
      <text:p text:style-name="P115">= ( b <text:s/>1+a ) [w^*] = ((Nabla[a+1] o [0]) Next)^(1+b) 0</text:p>
      <text:p text:style-name="P115"><text:s text:c="4"/>( 0 <text:s text:c="3"/>1 <text:s text:c="2"/>) <text:s text:c="26"/>[1]</text:p>
      <text:p text:style-name="P114"/>
      <text:p text:style-name="P115">= ((([1]⁰ [0])^(1+a) o [0]) Next)^(1+b) 0</text:p>
      <text:p text:style-name="P115">= (([0]^(1+a) o [0]) Next)^(1+b) 0</text:p>
      <text:p text:style-name="P115">= ( [0]^(2+a) Next)^(1+b) 0 ?</text:p>
      <text:p text:style-name="P115"/>
      <text:p text:style-name="P115">phi(1,0) = epsilon₀ = Next 0 = [0]⁰ Next 0</text:p>
      <text:p text:style-name="P115">( 0 1 ) = ([1]⁰ [0])¹ ([0] Next) 0 = [0]² Next 0 ?</text:p>
      <text:p text:style-name="P115">( 0 1 )</text:p>
      <text:p text:style-name="P115"/>
      <text:p text:style-name="P115">phi(a,b,c) = ([0]^b (([1] [0])^a Next))^(1+c) 0</text:p>
      <text:p text:style-name="P115">phi(a,b,c,d) = ([0]^c (([1][0])^b (([1]² [0])^a Next)))^(1+d) 0</text:p>
      <text:p text:style-name="P115">ou</text:p>
      <text:p text:style-name="P115">phi(1+a,1+b ,1+c,d) = ([0]^c (([1][0])^b (([1]² [0])^a Next)))^(1+d) 0 ?</text:p>
      <text:p text:style-name="P115"/>
      <text:p text:style-name="P119"><text:a xlink:type="simple" xlink:href="http://www.cs.man.ac.uk/~hsimmons/ORDINAL-NOTATIONS/FromBelow.pdf" text:style-name="Internet_20_link" text:visited-style-name="Visited_20_Internet_20_Link">http://www.cs.man.ac.uk/~hsimmons/ORDINAL-NOTATIONS/FromBelow.pdf</text:a> </text:p>
      <text:p text:style-name="P119">semble plus correct que les autres articles </text:p>
      <text:p text:style-name="P119">p 32</text:p>
      <text:p text:style-name="P118">Nabla [ a+1 ] = { ([1]^i [0])^(1+a) if i!=0</text:p>
      <text:p text:style-name="P118"><text:s text:c="10"/>[ i+1 ] <text:s text:c="5"/>{ <text:s/>[0]^a if i=0 </text:p>
      <text:p text:style-name="P119">p 33</text:p>
      <text:p text:style-name="P119">Nabla [ a+1 <text:s/>… b+1 ] = Nabla [ a+1 ] o [0] o … o [0] o Nabla [ b+1 ]</text:p>
      <text:p text:style-name="P119"><text:s text:c="10"/>[ i+1 <text:s text:c="2"/>… <text:s/>j+1 ] <text:s text:c="14"/>[ i+1 ] <text:s text:c="38"/>[ j+1 ]</text:p>
      <text:p text:style-name="P119">sans o [0] à la fin</text:p>
      <text:p text:style-name="P119">epsilon₀ = Next 0</text:p>
      <text:p text:style-name="P119">phi(1+a,b) = ([0]^a Next)^(1+b) 0</text:p>
      <text:p text:style-name="P119">= ( b <text:s/>1+a ) [w^*] = ( <text:span text:style-name="T129">Nabla [ a+1 ] Next)^(1+b) 0 = ([0]^a Next)^(1+b) 0</text:span></text:p>
      <text:p text:style-name="P119"><text:s text:c="4"/>( 0 <text:s text:c="3"/>1 <text:s text:c="2"/>) <text:s text:c="26"/><text:span text:style-name="T129">[ <text:s text:c="3"/>1 <text:s text:c="2"/>]</text:span></text:p>
      <text:p text:style-name="P120">phi(a,b,c) = ([0]^b (([1] [0])^a Next))^(1+c) 0 si a&gt;0</text:p>
      <text:p text:style-name="P120">ou</text:p>
      <text:p text:style-name="P120">phi(1+a,b,c) = ([0]^b (([1][0])^(1+a) Next))^(1+c) 0</text:p>
      <text:p text:style-name="P120">phi(1+a,1+b,c) = ( c <text:s/>1+b <text:s/>1+a ) [w^*] </text:p>
      <text:p text:style-name="P120"><text:s text:c="29"/>( 0 <text:s text:c="3"/>1 <text:s text:c="6"/>2 <text:s text:c="2"/>) </text:p>
      <text:p text:style-name="P120">= ((Nabla [ b+1 ] o [0] o Nabla [ a+1 ]) Next)^(1+c) 0</text:p>
      <text:p text:style-name="P120">= ([0]^b ([0] ([1] [0])^(1+a) Next))^(1+c) 0</text:p>
      <text:p text:style-name="P120">= ([0]^(1+b) (([1] [0])^(1+a) Next))^(1+c) 0</text:p>
      <text:p text:style-name="P121">aller-retour 1+a → a+1 → 1+a</text:p>
      <text:p text:style-name="P121"/>
      <text:p text:style-name="P121">phi(1+a,0,c) = (([1] [0])^(1+a) Next)^(1+c) 0</text:p>
      <text:p text:style-name="P121">= ( c <text:s/>1+a ) [w^*] = ( Nabla [ a+1 ] Next )^(1+c) 0</text:p>
      <text:p text:style-name="P121"><text:s text:c="4"/>( 0 <text:s text:c="3"/>2 <text:s text:c="2"/>) <text:s text:c="26"/>[ <text:s text:c="3"/>2 <text:s text:c="2"/>]</text:p>
      <text:p text:style-name="P121">= (([1] [0])^(1+a) Next)^(1+c) 0</text:p>
      <text:p text:style-name="P119"><text:soft-page-break/></text:p>
      <text:p text:style-name="P122"><text:a xlink:type="simple" xlink:href="http://www.cs.man.ac.uk/~hsimmons/ORDINAL-NOTATIONS/FromBelow.pdf" text:style-name="Internet_20_link" text:visited-style-name="Visited_20_Internet_20_Link">http://www.cs.man.ac.uk/~hsimmons/ORDINAL-NOTATIONS/FromBelow.pdf</text:a> : correct </text:p>
      <text:p text:style-name="P128">3 aout 2009</text:p>
      <text:p text:style-name="P122"/>
      <text:p text:style-name="P124"><text:a xlink:type="simple" xlink:href="http://www.cs.man.ac.uk/~hsimmons/DOCUMENTS/PAPERSandNOTES/FruitHelp.pdf" text:style-name="Internet_20_link" text:visited-style-name="Visited_20_Internet_20_Link">http://www.cs.man.ac.uk/~hsimmons/DOCUMENTS/PAPERSandNOTES/FruitHelp.pdf</text:a> :</text:p>
      <text:p text:style-name="P124"><text:span text:style-name="T130">9 février 2006</text:span> </text:p>
      <text:p text:style-name="P123">p18 :</text:p>
      <text:p text:style-name="P123">faux : o [0] final</text:p>
      <text:p text:style-name="P123">incomplet : <text:s/>Actually, this last definition is not quite right when i=0 and a is finite.</text:p>
      <text:p text:style-name="P123"/>
      <text:p text:style-name="P123"><text:a xlink:type="simple" xlink:href="http://www.cs.man.ac.uk/~hsimmons/ORDINAL-NOTATIONS/LambdaH.pdf" text:style-name="Internet_20_link" text:visited-style-name="Visited_20_Internet_20_Link">http://www.cs.man.ac.uk/~hsimmons/ORDINAL-NOTATIONS/LambdaH.pdf</text:a></text:p>
      <text:p text:style-name="P129">3 aout 2009</text:p>
      <text:p text:style-name="P123">p 30 : pas clair … _r zeta ?</text:p>
      <text:p text:style-name="P123"/>
      <text:p text:style-name="P125"><text:a xlink:type="simple" xlink:href="http://www.cs.man.ac.uk/~hsimmons/ORDINAL-NOTATIONS/Fruitful.pdf" text:style-name="Internet_20_link" text:visited-style-name="Visited_20_Internet_20_Link">http://www.cs.man.ac.uk/~hsimmons/ORDINAL-NOTATIONS/Fruitful.pdf</text:a> : pas de Klammersymbol</text:p>
      <text:p text:style-name="P130">3 aout 2009</text:p>
      <text:p text:style-name="P125"/>
      <text:p text:style-name="P125"><text:a xlink:type="simple" xlink:href="http://www.cs.man.ac.uk/~hsimmons/TEMP/OrdNotes.pdf" text:style-name="Internet_20_link" text:visited-style-name="Visited_20_Internet_20_Link">http://www.cs.man.ac.uk/~hsimmons/TEMP/OrdNotes.pdf</text:a></text:p>
      <text:p text:style-name="P127">16 nov 2006</text:p>
      <text:p text:style-name="P125">p 23 :</text:p>
      <text:p text:style-name="P125">faux : o [0] final</text:p>
      <text:p text:style-name="P125"/>
      <text:p text:style-name="P125"><text:a xlink:type="simple" xlink:href="http://www.cs.man.ac.uk/~hsimmons/ORDINAL-NOTATIONS/IterTemplate.pdf" text:style-name="Internet_20_link" text:visited-style-name="Visited_20_Internet_20_Link">http://www.cs.man.ac.uk/~hsimmons/ORDINAL-NOTATIONS/IterTemplate.pdf</text:a> </text:p>
      <text:p text:style-name="P127">3 aout 2009</text:p>
      <text:p text:style-name="P125">long</text:p>
      <text:p text:style-name="P126">pas de Klammersymbol</text:p>
      <text:p text:style-name="P126"/>
      <text:p text:style-name="P166">Beyond LVO</text:p>
      <text:p text:style-name="P166">Fix f z = f^w (z+1) = H f (suc z)</text:p>
      <text:p text:style-name="P166">Next = Fix [w^*]</text:p>
      <text:p text:style-name="P166">[0] h = Fix [h^* 0]</text:p>
      <text:p text:style-name="P166">[1] h g = Fix [h^* g 0]</text:p>
      <text:p text:style-name="P166">[2] h g f = Fix [h^* g f 0]</text:p>
      <text:p text:style-name="P166">phi(1+a,b) = ([0]^a Next)^(1+b) 0</text:p>
      <text:p text:style-name="P166">phi(a,b,c) = ([0]^b (([1] [0])^a Next))^(1+c) 0</text:p>
      <text:p text:style-name="P166">LVO = lfp of [phi(*:1)] = Fix [[1]^* [0] Next 0] = [2] [1] [0] Next 0</text:p>
      <text:p text:style-name="P166">1+a th fp = F(a) = phi'1(a) = ([2] [1] [0] Next)^(1+a) 0</text:p>
      <text:p text:style-name="P166">lfp of F = G(0) = phi'2(0) = Fix [([2] [1] [0] Next)^* 0] 0 = [0] ([2] [1] [0] Next) 0</text:p>
      <text:p text:style-name="P166">1+a th fp = G(a) = phi'2(a) = ([0] ([2] [1] [0] Next))^a 0</text:p>
      <text:p text:style-name="P166">lfp of G = H(0) = phi'3(0) = Fix [(0] ([2] [1] [0] Next)))^* 0] 0 =[0] ([0] ([2] [1] [0] Next)) 0 = [0]² ([2] [1] [0] Next) 0</text:p>
      <text:p text:style-name="P166">phi'_(1+a)(0) = [0]^a ([2] [1] [0] Next) 0</text:p>
      <text:p text:style-name="P166">phi'_(1+a)(b) = phi'(1+a,b) = ([0]^a ([2] [1] [0] Next))^(1+b) 0</text:p>
      <text:p text:style-name="P166">cf phi(1+a,b) = ([0]^a Next)^(1+b) 0</text:p>
      <text:p text:style-name="P166">phi'(1,0,0) = lfp of [phi'(*,0)] = Fix [[0]^* ([2] [1] [0] Next) 0] 0 = [1] [0] ([2] [1] [0] Next) 0</text:p>
      <text:p text:style-name="P166">cf phi(1,0,0) = [1] [0] Next 0</text:p>
      <text:p text:style-name="P166">phi'(a,b,c) = ([0]^b (([1] [0])^a ([2] [1] [0] Next)))^(1+c) 0</text:p>
      <text:p text:style-name="P166">LVO' = [2] [1] [0] ([2] [1] [0] Next) 0 = lfp of [[1]^* (0] ([2] [1] [0] Next) 0]</text:p>
      <text:p text:style-name="P166">1+a th fp : ([2] [1] [0] ([2] [1] [0] Next))^(1+a) 0 = (([2] [1] [0])² Next)^(1+a) 0</text:p>
      <text:p text:style-name="P166">Phi₀ = phi : Next</text:p>
      <text:p text:style-name="P166">Phi₁ = phi' : [2] [1] [0] Next</text:p>
      <text:p text:style-name="P166">Phi₂ = phi'' : ([2] [1] [0])² Next</text:p>
      <text:p text:style-name="P166">lfp of a → Phi_a(1_a)</text:p>
      <text:p text:style-name="P166"/>
      <text:p text:style-name="P167"><text:soft-page-break/></text:p>
      <text:p text:style-name="P167">phi(1,0,0) = phi(2:1) = [1] [0] Next 0</text:p>
      <text:p text:style-name="P167">phi(1,0,0,0) = phi(3,1) = [1]² [0] Next 0</text:p>
      <text:p text:style-name="P167">phi(1+a:1) = [1]^a [0] Next 0</text:p>
      <text:p text:style-name="P167">lfp : LVO = Fix [[1]^* [0] Next 0] 0 = [2] [1] [0] Next 0</text:p>
      <text:p text:style-name="P167">phi = phi_[w^*]</text:p>
      <text:p text:style-name="P167">phi_f(1+a:1) = [1]^a (0] (Fix f) 0</text:p>
      <text:p text:style-name="P167">S f a = phi_f(1+a:1) = [1]^a [0] (Fix f) 0</text:p>
      <text:p text:style-name="P167">S f = [[1]^* [0] (Fix f) 0]</text:p>
      <text:p text:style-name="P167">example : S [w^*] = [[1]^* [0] Next 0]</text:p>
      <text:p text:style-name="P167">Fix (S [w^*]) 0 = Fix [[1]^* [0] Next 0] 0 = [2] [1] [0] Next 0 = LVO</text:p>
      <text:p text:style-name="P167">Fix (S [w^*]) a = [2] [1] [0] Next a</text:p>
      <text:p text:style-name="P167">S (S [w^*]) = [[1]^* [0] (Fix (S [w^*])) 0] = [[1]^* [0] ([2] [1] [0] Next) 0]</text:p>
      <text:p text:style-name="P167">lfp : ([2] [1] [0])² Next 0</text:p>
      <text:p text:style-name="P167">S^a : ([2] [1] [0])^a Next</text:p>
      <text:p text:style-name="P167">Fix [([2] [1] [0])^* Next 0] 0 = [1] ([2] [1] [0]) Next 0</text:p>
      <text:p text:style-name="P167"/>
      <text:p text:style-name="P168">LVO = [2] [1] [0] Next 0</text:p>
      <text:p text:style-name="P168">([2] [1] [0])^a Next 0</text:p>
      <text:p text:style-name="P168">fp Fix [([2] [1] [0])^* Next 0] 0 = [1] ([2] [1] [0]) Next 0</text:p>
      <text:p text:style-name="P168">… [2] [1]([2] [1] [0]) Next 0</text:p>
      <text:p text:style-name="P168">Fix [([2] [1])^* [0] Next 0] 0 = [2] ([2] [1]) [0] Next 0</text:p>
      <text:p text:style-name="P168">[2]^a [1] [0] Next 0</text:p>
      <text:p text:style-name="P168">Fix [[2]^* [1] [0] Next 0] 0 = [3] [2] [1] [0] Next 0</text:p>
      <text:p text:style-name="P168"/>
      <text:p text:style-name="P180">w^a = [suc→H, 0→suc] a 0</text:p>
      <text:p text:style-name="P166"/>
      <text:p text:style-name="P169"><text:a xlink:type="simple" xlink:href="http://quibb.blogspot.fr/2012/03/infinity-countable-ordinals.html" text:style-name="Internet_20_link" text:visited-style-name="Visited_20_Internet_20_Link">http://quibb.blogspot.fr/2012/03/infinity-countable-ordinals.html</text:a></text:p>
      <text:p text:style-name="P169">epsilon₁ = sup { epsilon₀ , epsilon₀ ^ epsilon₀ , … }</text:p>
      <text:p text:style-name="P169">epsilon_a' = sup { epsilon_a , epsilon_a ^epsilon_a , … }</text:p>
      <text:p text:style-name="P169">epsilon_...epsilon₀ = zeta₀ ; epsilon_zeta₀ = zeta₀ </text:p>
      <text:p text:style-name="P169">epsilon_(zeta₀+1) = sup { zeta₀ , zeta₀ ^ zeta₀ , … }</text:p>
      <text:p text:style-name="P169">zeta₁ = sup { zeta₀+1, epsilon_(zeta₀+1), … }</text:p>
      <text:p text:style-name="P169">phi(0,0,1) = Gamma₀ </text:p>
      <text:p text:style-name="P169">phi(0,0,2) = Gamma₁ = sup { phi(0,0,1), phi(0,phi(0,0,1),1), … }</text:p>
      <text:p text:style-name="P169"/>
      <text:p text:style-name="P171"><text:a xlink:type="simple" xlink:href="https://sites.google.com/site/largenumbers/home/4-2/fgh_c" text:style-name="Internet_20_link" text:visited-style-name="Visited_20_Internet_20_Link">https://sites.google.com/site/largenumbers/home/4-2/fgh_c</text:a></text:p>
      <text:p text:style-name="P171">epsilon₁ = lim { epsilon₀+1, w^(epsilon₀+1), … }</text:p>
      <text:p text:style-name="P170"/>
      <text:p text:style-name="P178">w^(epsilon₀+1) = w^epsilon₀ * w = epsilon₀ * w</text:p>
      <text:p text:style-name="P178">w^w^(epsilon₀+1) = w^(epsilon₀<text:span text:style-name="T131"> * w) = (w^epsilon₀)^w = epsilon₀^w</text:span></text:p>
      <text:p text:style-name="P179">w^w^w^(epsilon₀+1) = w^epsilon₀^w </text:p>
      <text:p text:style-name="P179">epsilon₀^epsilon₀^w = (w^epsilon₀)^epsilon₀^w = w^(epsilon₀*epsilon₀^w) = w^epsilon₀^w = w^w^w^(epsilon₀+1)</text:p>
      <text:p text:style-name="P170"/>
      <text:p text:style-name="P169">suc 0 = 1</text:p>
      <text:p text:style-name="P169">H suc 0 = w</text:p>
      <text:p text:style-name="P169">H suc (H suc 0) = w*2</text:p>
      <text:p text:style-name="P169">H (H suc) 0 =w²</text:p>
      <text:p text:style-name="P169">H H suc 0 = w^w</text:p>
      <text:p text:style-name="P169">R₁ H suc 0 = w^...^w = epsilon₀ = phi(1,0)</text:p>
      <text:p text:style-name="P169">R₁ H suc (R₁ H suc 0) = epsilon₀ * 2</text:p>
      <text:p text:style-name="P169">R₁ H (R₁ H suc) 0 = epsilon₀²</text:p>
      <text:p text:style-name="P169">R₁ H (R₁ H) suc 0 = epsilon₀ ^ epsilon₀ </text:p>
      <text:p text:style-name="P169"><text:soft-page-break/>R₁ (R₁ H) suc 0 = epsilon₀ ^ … ^ epsilon₀ = epsilon₁ </text:p>
      <text:p text:style-name="P169">H R₁ H suc 0 = epsilon_w </text:p>
      <text:p text:style-name="P169">R₁ H R₁ H suc 0 = epsilon_epsilon₀</text:p>
      <text:p text:style-name="P169">R₂ R₁ H suc 0 = epsilon_..._epsilon₀ = zeta₀ = phi(2,0)</text:p>
      <text:p text:style-name="P169">R₂ R₁ H (R₂ R₁ H) suc 0 = zeta₀ ^ zeta₀ </text:p>
      <text:p text:style-name="P169">R₁ (R₂ R₁ H) suc 0 = zeta₀ ^ … ^ zeta₀ = epsilon_(zeta₀+1)</text:p>
      <text:p text:style-name="P169"/>
      <text:p text:style-name="P172">epsilon₀ = R₁ H suc 0</text:p>
      <text:p text:style-name="P172">epsilon₀ ^ epsilon₀ = R₁ H (R₁ H) suc 0</text:p>
      <text:p text:style-name="P172">epsilon₁ = epsilon₀ ^ … ^ epsilon₀ = R₁ (R₁ H) suc 0 = lim suc 0, R₁ H suc 0, R₁ H (R₁ H) suc 0, …</text:p>
      <text:p text:style-name="P172">epsilon₀+1 = suc (R₁ H suc 0)</text:p>
      <text:p text:style-name="P172">w^(epsilon₀+1) = [suc→H,0→suc] (epsilon₀+1) 0 = H (R₁ H H suc) 0 = H (R₁ H suc) 0</text:p>
      <text:p text:style-name="P172">w^w^(epsilon₀+1) = H (R₁ H) H suc 0</text:p>
      <text:p text:style-name="P172">w^w^w^(epsilon₀+1) = H (R₁ H) H H suc 0</text:p>
      <text:p text:style-name="P172">w^...^w^(epsilon₀+1) = H (R₁ H) H … H suc 0</text:p>
      <text:p text:style-name="P172">H (R₁ H) H … H suc 0 = R₁ (R₁ H) suc 0</text:p>
      <text:p text:style-name="P172">R₁ (R₂ R₁ H) R₁ H … R₁ H suc 0 = R₂ R₁ (R₂ R₁ H) suc 0 ?</text:p>
      <text:p text:style-name="P172"/>
      <text:p text:style-name="P173">epsilon₀ = R₁ H suc 0</text:p>
      <text:p text:style-name="P173">epsilon₁ = R₁ (R₁ H) suc 0</text:p>
      <text:p text:style-name="P173">epsilon_a = [suc→R₁, 0→H] (1+a) suc 0</text:p>
      <text:p text:style-name="P173">zeta₀ = R₂ R₁ H suc 0</text:p>
      <text:p text:style-name="P173">zeta₀+1 = suc (R₂ R₁ H suc 0)</text:p>
      <text:p text:style-name="P173">epsilon_(zeta₀+1) = R₁ (R₂ R₁ H R₁ H) suc 0 = R₁ (R₂ R₁ H) suc 0</text:p>
      <text:p text:style-name="P173">epsilon_epsilon_(zeta₀+1) = R₁ (R₂ R₁ H) R₁ H suc 0</text:p>
      <text:p text:style-name="P173">zeta₁ = epsilon_..._epsilon_(zeta₀+1) = R₁ (R₂ R₁ H) R₁ H … R₁ H suc 0 = R₂ R₁ (R₂ R₁ H) suc 0 ?</text:p>
      <text:p text:style-name="P173">zeta_a = [suc→R₂ R₁, 0→H] (1+a) suc 0</text:p>
      <text:p text:style-name="P173">zeta₀ = [suc→R₂ R₁, 0→H] (suc 0) suc 0 = R₂ R₁ H suc 0</text:p>
      <text:p text:style-name="P173">zeta₁ = [suc-&gt;R₂ R₁, 0→H] (suc (suc 0)) suc 0 = R₂ R₁ (R₂ R₁ H) suc 0</text:p>
      <text:p text:style-name="P173">zeta_zeta₀ = R₂ R₁ H (R₂ R₁) H suc 0</text:p>
      <text:p text:style-name="P173">eta₀ = R₂ (R₂ R₁) H suc 0</text:p>
      <text:p text:style-name="P173"/>
      <text:p text:style-name="P174">epsilon₀ = phi(1,0) = R₁ H suc 0</text:p>
      <text:p text:style-name="P174">zeta₀ = phi(2,0) = R₂ R₁ H suc 0</text:p>
      <text:p text:style-name="P174">eta₀ = phi(3,0) = R₂ (R₂ R₁) H suc 0</text:p>
      <text:p text:style-name="P174">phi(w,0) = R₁ R₂ R₁ H suc 0</text:p>
      <text:p text:style-name="P174">phi(1+a,0) = [suc→R₂, 0→R₁] a H suc 0</text:p>
      <text:p text:style-name="P174">phi(1,0) = R₁ H suc 0</text:p>
      <text:p text:style-name="P174">phi(phi(1,0),0) = [suc→R₂, 0→R₁] phi(1,0) H suc 0 = R₁ H R₂ R₁ H suc 0</text:p>
      <text:p text:style-name="P174">phi(…,0) = R₁ H R₂ R₁ H R₂ R₁ H suc 0</text:p>
      <text:p text:style-name="P174">Gamma₀ = phi(Gamma₀,0) = phi(1,0,0) = R₃ R₂ R₁ H suc 0 </text:p>
      <text:p text:style-name="P169"/>
      <text:p text:style-name="P169"/>
      <text:p text:style-name="P174">w = phi(1) = H suc 0 = w</text:p>
      <text:p text:style-name="P174">epsilon₀ = phi(1,0) = R₁ H suc 0 = Next w</text:p>
      <text:p text:style-name="P174">zeta₀ = phi(2,0) = R₂ R₁ H suc 0 = [0] Next w</text:p>
      <text:p text:style-name="P174">Gamma₀ = phi(1,0,0) = R₃ R₂ R₁ H suc 0 = [1] [0] Next w</text:p>
      <text:p text:style-name="P174">SVO = R_w...1 H suc 0 ?</text:p>
      <text:p text:style-name="P174">ou LVO = R₄ R₃ R₂ R₁ H suc 0 = [2] [1] [0] Next w</text:p>
      <text:p text:style-name="P174">BHO = R_w...1 H suc 0 ?</text:p>
      <text:p text:style-name="P174"/>
      <text:p text:style-name="P176">Fix f z = f^w (z+1) = H f (suc z)</text:p>
      <text:p text:style-name="P176">Next = Fix [w^*]</text:p>
      <text:p text:style-name="P176"><text:soft-page-break/>[0] f = Fix [f^* 0]</text:p>
      <text:p text:style-name="P176">phi(1,0) = epsilon₀ = Next 0 = Next w = R₁ H suc 0</text:p>
      <text:p text:style-name="P176">phi(1,a) = epsilon_a = Next^(1+a) 0 = Next^(1+a) w = [suc→R₁, 0→H] (1+a) suc 0</text:p>
      <text:p text:style-name="P176">phi(2,0) = zeta₀ = epsilon_..._epsilon₀ = (0] Next 0 = Fix [Next^* 0] 0 = H [Next^* 0] 1 = lim</text:p>
      <text:p text:style-name="P176"><text:tab/>Next 0 = epsilon₀ = R₁ H suc 0</text:p>
      <text:p text:style-name="P176"><text:tab/>Next^epsilon₀ 0 = epsilon_epsilon₀ = R₁ H R₁ H suc 0</text:p>
      <text:p text:style-name="P176">= R₂ R₁ H suc 0</text:p>
      <text:p text:style-name="P176">phi(2,1) = zeta₁ = epsilon_...epsilon_(zeta₀+1) = ([0] Next)² 0 = lim</text:p>
      <text:p text:style-name="P176"><text:tab/>suc (R₂ R₁ H suc 0)</text:p>
      <text:p text:style-name="P176"><text:tab/>R₁ (R₂ R₁ H R₁ H) suc 0 = R₁ (R₂ R₁ H) suc 0</text:p>
      <text:p text:style-name="P176"><text:tab/>R₁ (R₂ R₁ H) R₁ H suc 0 </text:p>
      <text:p text:style-name="P176">= R₁ (R₂ R₁ H) R₁ H … R₁ H suc 0</text:p>
      <text:p text:style-name="P176">= R₂ R₁ (R₂ R₁ H) suc 0 ?</text:p>
      <text:p text:style-name="P176">= (R₂ R₁)² H suc 0</text:p>
      <text:p text:style-name="P176">phi(2,a) = zeta_a = [suc → R₂ R₁, 0→H] (1+a) suc 0</text:p>
      <text:p text:style-name="P176">zeta_zeta₀ = [suc → R₂ R₁, 0 → H] (suc (R₂ R₁ H suc 0)) suc 0 = R₂ R₁ (R₂ R₁ H (R₂ R₁) H) suc 0</text:p>
      <text:p text:style-name="P176">zeta_zeta_zeta₀ = R₂ R₁ (R₂ R₁ H (R₂ R₁) H) (R₂ R₁) H suc 0</text:p>
      <text:p text:style-name="P176">zeta_..._zeta₀ = R₂ R₁ (R₂ R₁ H (R₂ R₁) H) (R₂ R₁) H … (R₂ R₁) H suc 0</text:p>
      <text:p text:style-name="P176"/>
      <text:p text:style-name="P181">( e = epsilon )</text:p>
      <text:p text:style-name="P181">e₀ = R₁ H suc 0</text:p>
      <text:p text:style-name="P181">w^(e₀ + 1) = [suc→H, 0→suc] (suc (R₁ H suc 0)) 0 = H (R₁ H H suc) 0 = H (R₁ H suc) 0 = e₀ * w</text:p>
      <text:p text:style-name="P181">w^w^(e₀ + 1) = w^(e₀ * w) = H (R₁ H H) suc 0 = H (R₁ H) suc 0 = e₀^w </text:p>
      <text:p text:style-name="P181">R₁ H (R₁ H suc) 0 = e₀²</text:p>
      <text:p text:style-name="P181">H (R₁ H) suc 0 = e₀^w</text:p>
      <text:p text:style-name="P181">w^w^w^(e₀ + 1) = w^e₀^w = H (R₁ H) H suc 0 = lim</text:p>
      <text:p text:style-name="P177"><text:tab/><text:span text:style-name="T132">H suc 0 = w</text:span></text:p>
      <text:p text:style-name="P181"><text:tab/>R₁ H H suc 0 = R₁ H suc 0 = e₀ <text:tab/></text:p>
      <text:p text:style-name="P177"><text:tab/><text:span text:style-name="T132">R₁ H (R₁ H H) suc 0 = R₁ H (R₁ H) suc 0</text:span></text:p>
      <text:p text:style-name="P177"><text:tab/><text:span text:style-name="T132">R₁ H (R₁ H (R₁ H H)) suc 0 = R₁ H (R₁ H (R₁ H)) suc 0</text:span></text:p>
      <text:p text:style-name="P181">e₀ = R₁ H suc 0</text:p>
      <text:p text:style-name="P181">e₀² = R₁ H (R₁ H suc) 0</text:p>
      <text:p text:style-name="P181">e₀^a = [suc-&gt;R₁ H, 0→suc] a 0</text:p>
      <text:p text:style-name="P181">e₀^w = [suc→R₁ H, 0→suc] (H suc 0) 0 = H (R₁ H) suc 0</text:p>
      <text:p text:style-name="P181"/>
      <text:p text:style-name="P181">e₀^e₀^w = H (R₁ H) (R₁ H) suc 0 = lim</text:p>
      <text:p text:style-name="P181"><text:tab/>R₁ H suc 0</text:p>
      <text:p text:style-name="P181"><text:tab/>R₁ H (R₁ H) suc 0</text:p>
      <text:p text:style-name="P181"><text:tab/>R₁ H (R₁ H (R₁ H)) suc 0</text:p>
      <text:p text:style-name="P190">e₀^e₀^e₀^w = H (R₁ H) (R₁ H) (R₁ H) suc 0</text:p>
      <text:p text:style-name="P182"/>
      <text:p text:style-name="P190">e₀⁰ = suc 0</text:p>
      <text:p text:style-name="P190">e₀ = R₁ H suc 0 </text:p>
      <text:p text:style-name="P190">e₀^e₀ = R₁ H (R₁ H) suc 0</text:p>
      <text:p text:style-name="P190">e₀^e₀^e₀ = R₁ H (R₁ H) (R₁ H) suc 0</text:p>
      <text:p text:style-name="P182">… <text:span text:style-name="T133">R₁ (R₁ H) suc 0</text:span></text:p>
      <text:p text:style-name="P182"/>
      <text:p text:style-name="P190">R'₁ f g = lim f, f g, f g g, … </text:p>
      <text:p text:style-name="P190">R₁ = R'₁ I</text:p>
      <text:p text:style-name="P190">R'₁ I (R'₁ I H) suc 0 = R'₁ (H (R'₁ I H)) H suc 0 ?</text:p>
      <text:p text:style-name="P182"><text:tab/></text:p>
      <text:p text:style-name="P184">w^w^(e0+1) = e0^w</text:p>
      <text:p text:style-name="P183">w^w^w^(e0+1) = e0^e0^w</text:p>
      <text:p text:style-name="P183"><text:soft-page-break/>supp. W^...^w^w^(e0+1) = e0^...^e0^w</text:p>
      <text:p text:style-name="P183">dem w^...^w^w^w^(e0+1) = e0^...^e0^e0^w</text:p>
      <text:p text:style-name="P183">e0^...^e0^w = (w^e0)^e0^...^e0^w = w^(e0*e0^...^e0^w) = w^e0^(1+e0^...(n-1)...^e0^w = w^e0^...^e0^w = w^w^...^w^(e0+1)</text:p>
      <text:p text:style-name="P183"/>
      <text:p text:style-name="P183">w^w^(e0+1) = e0^w</text:p>
      <text:p text:style-name="P183">e0 = R1 H suc 0</text:p>
      <text:p text:style-name="P183">w^a = [suc→H,0→suc] a 0</text:p>
      <text:p text:style-name="P183">w^(e0+1) = [suc→H,0→suc] (suc (R1 H suc 0)) 0 = H (R1 H H suc) 0 = H (R1 H suc) 0</text:p>
      <text:p text:style-name="P183">w^w^(e0+1) = H (R1 H H) suc 0 = H (R1 H) suc 0</text:p>
      <text:p text:style-name="P183">e0^a = [suc→R1 H, 0→suc] a 0</text:p>
      <text:p text:style-name="P183">e0^w = [suc→R1 H, 0→suc] (H suc 0) 0 = H (R1 H) suc 0</text:p>
      <text:p text:style-name="P183">w^w^w^(e0+1) = H (R1 H) H suc 0</text:p>
      <text:p text:style-name="P183">e0^e0^w = H (R1 H) (R1 H) suc 0</text:p>
      <text:p text:style-name="P183">supp H (R1 H) H … H suc 0 = H (R1 H) (R1 H) … (R1 H) suc 0</text:p>
      <text:p text:style-name="P183">dem H (R1 H) H H … H suc 0 = H (R1 H) (R1 H) (R1 H) … (R1 H) suc 0</text:p>
      <text:p text:style-name="P183">e0 = R1 H suc 0</text:p>
      <text:p text:style-name="P183">w^e0 = [suc→H, 0→suc] (R1 H suc 0) 0 = (R1 H H suc) 0 = R1 H suc 0</text:p>
      <text:p text:style-name="P183">H (R1 H) H H … H suc 0 = lim</text:p>
      <text:p text:style-name="P183"><text:tab/>H H … H suc 0</text:p>
      <text:p text:style-name="P183"><text:tab/>R1 H H H … H suc 0</text:p>
      <text:p text:style-name="P183"><text:tab/>R1 H (R1 H H) H … H suc 0 = R1 H (R1 H) H … H suc 0</text:p>
      <text:p text:style-name="P183">H (R1 H) (R1 H) (R1 H) … (R1 H) suc 0 = lim</text:p>
      <text:p text:style-name="P183"><text:tab/>R1 H (R1 H) … (R1 H) suc 0</text:p>
      <text:p text:style-name="P183"><text:tab/>R1 H (R1 H) (R1 H) … (R1 H) suc 0</text:p>
      <text:p text:style-name="P183"><text:tab/>R1 H (R1 H (R1 H)) (R1 H) … (R1 H) suc 0</text:p>
      <text:p text:style-name="P185">R1 (R2 R1 H) R1 H … R1 H suc 0 = R2 R1 (R2 R1 H) suc 0 ?</text:p>
      <text:p text:style-name="P185">H (R1 H) H … H suc 0 = R1 (R1 H) suc 0 = (R1 H) … (R1 H) suc 0 = H (R1 H) (R1 H) … (R1 H) suc 0</text:p>
      <text:p text:style-name="P185">R1 (R2 R1 H) R1 H … R1 H</text:p>
      <text:p text:style-name="P185">R2 R1 (R2 R1 H) suc 0</text:p>
      <text:p text:style-name="P185">= R1 (R2 R1 H) R1 (R2 R1 H) … R1 (R2 R1 H) suc 0</text:p>
      <text:p text:style-name="P185">phi(2,1) = zeta1 = e_..._e_(zeta0+1)</text:p>
      <text:p text:style-name="P185">e_a = [suc→R1,0→H] (1+a) suc 0</text:p>
      <text:p text:style-name="P185">zeta₀ = R2 R1 H suc 0</text:p>
      <text:p text:style-name="P185">zeta₀ + 1 = suc (R2 R1 H suc 0)</text:p>
      <text:p text:style-name="P185">e_(zeta_0+1) = R1 (R2 R1 H R1 H) suc 0 = R1 (R2 R1 H) suc 0</text:p>
      <text:p text:style-name="P185">e_e_(zeta_0+1) = R1 (R2 R1 H) R1 H suc 0</text:p>
      <text:p text:style-name="P185">e_e_e_(zeta_0+1) = R1 (R2 R1 H) R1 H R1 H suc 0</text:p>
      <text:p text:style-name="P185">…</text:p>
      <text:p text:style-name="P185">R1 (R2 R1 H) R1 H … R1 H suc 0</text:p>
      <text:p text:style-name="P185">= R2 R1 (R2 R1 H) suc 0 ?</text:p>
      <text:p text:style-name="P185"/>
      <text:p text:style-name="P185">phi(2,0) = zeta₀ = R2 R1 H suc 0</text:p>
      <text:p text:style-name="P185">zeta₀ ^ … ^zeta₀ = w^...^w^(zeta₀ + 1)</text:p>
      <text:p text:style-name="P185">R2 R1 H suc (R2 R1 H suc 0) = zeta₀ * 2</text:p>
      <text:p text:style-name="P185">R2 R1 H (R2 R1 H) suc 0 = zeta₀ ^zeta₀ </text:p>
      <text:p text:style-name="P185">R1 (R2 R1 H) suc 0 = zeta₀ ^… ^zeta₀ = w^...^w^(zeta₀+1)</text:p>
      <text:p text:style-name="P185">R1 (R1 (R2 R1 H)) suc 0 = e_(zeta₀+1)^...^e_(zeta₀+1) = w^...^w^(e_(zeta₀+1)+1) = e_(e_(zeta₀+1)+1)</text:p>
      <text:p text:style-name="P185">… H R1 (R2 R1 H) suc 0 = lim</text:p>
      <text:p text:style-name="P185"><text:tab/>R2 R1 H suc 0 = zeta₀ </text:p>
      <text:p text:style-name="P185"><text:tab/>R1 (R2 R1 H) suc 0 = zeta₀ ^ … ^ zeta₀ = w^...^w^(zeta₀ + 1) = e_(zeta₀ + 1)</text:p>
      <text:p text:style-name="P185"><text:tab/>R1 (R1 (R2 R1 H)) suc 0</text:p>
      <text:p text:style-name="P185">= H [e_(*+1)] zeta₀ </text:p>
      <text:p text:style-name="P185">a^...^a^w = w^...^w^w^(a+1) → e_(a+1) </text:p>
      <text:p text:style-name="P186"><text:soft-page-break/>a^...^a = w^...^w^(a*2)</text:p>
      <text:p text:style-name="P185">H R1 (R2 R1 H) suc 0</text:p>
      <text:p text:style-name="P185">R1 H R1 (R2 R1 H) suc 0</text:p>
      <text:p text:style-name="P185">R1 (R2 R1 H) R1 (R2 R1 H) suc 0</text:p>
      <text:p text:style-name="P185">R2 R1 (R2 R1 H) suc 0</text:p>
      <text:p text:style-name="P185">H (R2 R1) H suc 0</text:p>
      <text:p text:style-name="P185">(R2 R1) H (R2 R1) H suc 0</text:p>
      <text:p text:style-name="P185">R2 (R2 R1) H suc 0</text:p>
      <text:p text:style-name="P185">H R2 R1 H suc 0</text:p>
      <text:p text:style-name="P185">R2 R1 H R2 R1 H suc 0</text:p>
      <text:p text:style-name="P185">R3 R2 R1 H suc 0</text:p>
      <text:p text:style-name="P185"><text:tab/></text:p>
      <text:p text:style-name="P187">phi(1,0) = e0 = R1 H suc 0</text:p>
      <text:p text:style-name="P187">phi(2,0) = z0 = R2 R1 H suc 0</text:p>
      <text:p text:style-name="P187">phi(2,1) = z1 = R1 (R2 R1 H) R1 H … R1 H suc 0 = R2 R1 (R2 R1 H) suc 0 ?</text:p>
      <text:p text:style-name="P187">phi(2,a) = (R2 R1)⁽1+a) H suc 0 ?</text:p>
      <text:p text:style-name="P187">phi(2,w) = H (R2 R1) H suc 0</text:p>
      <text:p text:style-name="P187">phi(2,phi(2,0)) = R2 R1 H (R2 R1) H suc 0</text:p>
      <text:p text:style-name="P187">phi(3,0) = R2 (R2 R1) H suc 0</text:p>
      <text:p text:style-name="P187">phi(1+a,0) = R2^a R1 H suc 0</text:p>
      <text:p text:style-name="P187">phi(phi(1,0),0) = R1 H R2 R1 H suc 0</text:p>
      <text:p text:style-name="P187">phi(1,0,0) = R3 R2 R1 H suc 0 = Gamma0</text:p>
      <text:p text:style-name="P187">R3 R2 R1 H suc (R3 R2 R1 H suc 0) = Gamma0 * 2</text:p>
      <text:p text:style-name="P187">R3 R2 R1 H (R3 R2 R1 H suc) 0 = Gamma0 ^ 2</text:p>
      <text:p text:style-name="P187">R3 R2 R1 H (R3 R2 R1 H) suc 0 = Gamma0 ^Gamma0</text:p>
      <text:p text:style-name="P187">Gamma0 ^ a = [suc→R3 R2 R1 H, 0→suc] a 0</text:p>
      <text:p text:style-name="P187">R1 (R3 R2 R1 H) suc 0 = Galla0 ^ … ^ Gamma0 = w ^ … ^ w ^ (Gamma0+1) = w ^ … <text:s/>^ w ^ (Gamma0*2) = <text:s/>e_(Gamma0+1) = phi(1,Gamma0+1) = phi(1,0,1)</text:p>
      <text:p text:style-name="P187">phi(1,0,0) = R3 R2 R1 H suc 0</text:p>
      <text:p text:style-name="P187">phi(1,0,1) = R1 (R3 R2 R1 H) suc 0</text:p>
      <text:p text:style-name="P187">phi(1,0,a) = [suc→R1, 0→R3 R2 R1 H] a suc 0</text:p>
      <text:p text:style-name="P187">phi(1,0,phi(1,0,0)) = R3 R2 R1 H R1 (R3 R2 R1 H) suc 0</text:p>
      <text:p text:style-name="P187">phi(1,1,0) = R2 R1 (R3 R2 R1 H) suc 0</text:p>
      <text:p text:style-name="P187">phi(1,a,0) = (R2 R1)^a (R3 R2 R1 H) suc 0</text:p>
      <text:p text:style-name="P187">phi(1,phi(1,0,0),0) = R3 R2 R1 H (R2 R1) (R3 R2 R1 H) suc 0</text:p>
      <text:p text:style-name="P187">phi(2,0,0) = R2 (R2 R1) (R3 R2 R1 H) suc 0</text:p>
      <text:p text:style-name="P187">phi(phi(1,0,0),0,0) = R3 R2 R1 H (R2 (R2 R1)) (R3 R2 R1 H) suc 0</text:p>
      <text:p text:style-name="P187">phi(1,0,0,0) = R2 (R2 (R2 R1)) (R3 R2 R1 H) suc 0</text:p>
      <text:p text:style-name="P187"/>
      <text:p text:style-name="P188">w = phi(1) = H suc 0</text:p>
      <text:p text:style-name="P188">e0 = phi(1,0) = R1 H suc 0</text:p>
      <text:p text:style-name="P188">z0 = phi(2,0) = R2 R1 H suc 0</text:p>
      <text:p text:style-name="P188">GammaO = phi(1,0,0) = R3 R2 R1 H suc 0</text:p>
      <text:p text:style-name="P188">phi(1,0,0,0) = R2 (R2 (R2 R1)) (R3 R2 R1 H) suc 0 ?</text:p>
      <text:p text:style-name="P188"/>
      <text:p text:style-name="P189"><text:a xlink:type="simple" xlink:href="https://johncarlosbaez.wordpress.com/2016/07/07/large-countable-ordinals-part-3/" text:style-name="Internet_20_link" text:visited-style-name="Visited_20_Internet_20_Link">https://johncarlosbaez.wordpress.com/2016/07/07/large-countable-ordinals-part-3/</text:a></text:p>
      <text:p text:style-name="P189"/>
      <text:p text:style-name="P191">récapitulation</text:p>
      <text:p text:style-name="P191">w^a = [suc:H,0:suc] a 0</text:p>
      <text:p text:style-name="P191">e0^a = [suc:R1 H,0:suc] a 0</text:p>
      <text:p text:style-name="P191">e_a = [suc:R1,0:H] (1+a) suc 0</text:p>
      <text:p text:style-name="P191">z_a = suc:H R1,0:R2 R1 H] a suc 0</text:p>
      <text:p text:style-name="P191">a^...^a = w^...^w^(a+1) = e_(a+1)</text:p>
      <text:p text:style-name="P191">w^...^w^(e0+1) = H (R1 H) H … H suc 0 = e0^...^e0 = R1 (R1 H) suc 0</text:p>
      <text:p text:style-name="P192"><text:soft-page-break/>a = f suc 0 =&gt; a^a = f f suc 0, … , a^...^a = e_(a+1) = R1 f suc 0</text:p>
      <text:p text:style-name="P191"/>
      <text:p text:style-name="P191">phi(1,0) = e0 = R1 H suc 0</text:p>
      <text:p text:style-name="P191">phi(2,0) = z0 = R2 R1 H suc 0</text:p>
      <text:p text:style-name="P191">phi(2,1) = z1 = e_..._e_(z0+1) = R1 (R2 R1 H) R1 H … R1 H suc 0 = R2 R1 (R2 R1 H) suc 0 ? ou H R1 (R2 R1 H) suc 0 ?</text:p>
      <text:p text:style-name="P192"/>
      <text:p text:style-name="P192">R2 R1 H suc 0 = z0</text:p>
      <text:p text:style-name="P193">R1 (R2 R1 H) suc 0 = z0^...^z0 = e_(z0+1) = [suc:R1,0:H] (suc (R2 R1 H suc 0)) suc 0 = R1 (R2 R1 H R1 H) suc 0 = R1 (R2 R1 H) suc 0</text:p>
      <text:p text:style-name="P193">R1 (R1 (R2 R1 H)) suc 0 = e_(z0+1)^...^e_(z0+1) = e_(e_(z0+1)+1)</text:p>
      <text:p text:style-name="P193">H R1 (R2 R1 H) suc 0 = e_...e_(z0+1)+1...+1 = ? e_...e_z0+1 = z1 </text:p>
      <text:p text:style-name="P193">R1 (H R1 (R2 R1 H)) suc 0 = z1^...^z1 = e_(z1+1) = [suc:R1,0:H] (suc (RH R1 (R2 R1 H) suc 0)) suc 0 = R1 (H R1 (R2 R1 H) R1 H) suc0</text:p>
      <text:p text:style-name="P193">H R1 (H R1 (R2 R1 H)) suc 0 = e_...e_(z1+1)...+1 = ? e_...e_z1+1 = z2 = phi(2,2)</text:p>
      <text:p text:style-name="P193">phi(2,a) = z_a = ? [suc:H R1,0:R2 R1 H] a suc 0</text:p>
      <text:p text:style-name="P193">z₀ = R2 R1 H suc 0</text:p>
      <text:p text:style-name="P193">z_z₀ = R2 R1 H (H R1) (R2 R1 H) suc0</text:p>
      <text:p text:style-name="P193">z_z_z0 = R2 R1 H (H R1) (R2 R1 H) (H R1) (R2 R1 H) suc 0</text:p>
      <text:p text:style-name="P193">phi(3,0) = eta₀ = R2 (H R1) (R2 R1 H) suc 0</text:p>
      <text:p text:style-name="P175"/>
      <text:p text:style-name="P194">R3 R2 R1 H suc 0</text:p>
      <text:p text:style-name="P194">R2 R1 H R2 R1 H suc 0</text:p>
      <text:p text:style-name="P194">R1 H R1 H R2 R1 H suc 0</text:p>
      <text:p text:style-name="P194">H H R1 H R2 R1 H suc 0</text:p>
      <text:p text:style-name="P194">H (H R1) H R2 R1 H suc 0</text:p>
      <text:p text:style-name="P194">H R1 (H R1 H) R2 R1 H suc 0</text:p>
      <text:p text:style-name="P194">R1 (R1 (H R1 H)) R2 R1 H suc 0</text:p>
      <text:p text:style-name="P194">R1 (H R1 H) (R1 (H R1 H)) R2 R1 H suc 0</text:p>
      <text:p text:style-name="P194">H R1 H (H R1 H) (R1 (H R1 H)) R2 R1 H suc 0</text:p>
      <text:p text:style-name="P194">R1 (R1 H) (H R1 H) (R1 (H R1 H)) R2 R1 H suc 0</text:p>
      <text:p text:style-name="P194">R1 H (R1 H) (H R1 H) (R1 (H R1 H)) R2 R1 H suc 0</text:p>
      <text:p text:style-name="P194">H H (R1 H) (H R1 H) (R1 (H R1 H)) R2 R1 H suc 0</text:p>
      <text:p text:style-name="P194">H (H (R1 H)) (H R1 H) (R1 (H R1 H)) R2 R1 H suc 0</text:p>
      <text:p text:style-name="P194">H (R1 H) (H (R1 H) (H R1 H)) (R1 (H R1 H)) R2 R1 H suc 0</text:p>
      <text:p text:style-name="P194">R1 H (R1 H (H (R1 H) (H R1 H))) (R1 (H R1 H)) R2 R1 H suc 0</text:p>
      <text:p text:style-name="P194"/>
      <text:p text:style-name="P195">a ...</text:p>
      <text:p text:style-name="P195">b = g (f (f x)) </text:p>
      <text:p text:style-name="P195">c = g ([suc:f,0:x] a)</text:p>
      <text:p text:style-name="P195">rep ord a par h tel que h suc 0 = a</text:p>
      <text:p text:style-name="P195">[suc:f,0:x] a = h f x</text:p>
      <text:p text:style-name="P195">0<text:tab/><text:tab/>s:z:z</text:p>
      <text:p text:style-name="P195">suc 0<text:tab/><text:tab/>s:z:sz</text:p>
      <text:p text:style-name="P195">H suc 0<text:tab/><text:tab/>s:z:H s z</text:p>
      <text:p text:style-name="P195">suc (H suc 0)<text:tab/>s:z:s (H s z)</text:p>
      <text:p text:style-name="P195">H suc (H suc 0)<text:tab/>s:z:H s (H s z)</text:p>
      <text:p text:style-name="P195">H (H suc) 0<text:tab/>s:z:H (H s z)</text:p>
      <text:p text:style-name="P195"/>
      <text:p text:style-name="P196">a = H suc 0</text:p>
      <text:p text:style-name="P196">b = H suc (H suc 0) / s:z:H s (H s z)</text:p>
      <text:p text:style-name="P196">c = H (H suc) 0 </text:p>
      <text:p text:style-name="P195">g = I</text:p>
      <text:p text:style-name="P195">f = H suc</text:p>
      <text:p text:style-name="P195">x = 0</text:p>
      <text:p text:style-name="P195">c = [suc:H suc,0:0] (H suc 0)</text:p>
      <text:p text:style-name="P197"><text:soft-page-break/>(s:z:H s z) (H suc) 0 = H (H suc) 0</text:p>
      <text:p text:style-name="P195">s:z:((s:z:H s z) ((s:z:H s) s z) ((s:z:z) z)</text:p>
      <text:p text:style-name="P195">= s:z:H ((s:z:H s) s z) ((s:z:z) z)</text:p>
      <text:p text:style-name="P195">= s:z:H (H s) z</text:p>
      <text:p text:style-name="P195"/>
      <text:p text:style-name="P198">0<text:tab/>0</text:p>
      <text:p text:style-name="P198">1<text:tab/>suc 0</text:p>
      <text:p text:style-name="P198">2 <text:tab/>suc (suc 0)</text:p>
      <text:p text:style-name="P198">3<text:tab/>H suc 0</text:p>
      <text:p text:style-name="P198">4<text:tab/>suc (H suc 0)</text:p>
      <text:p text:style-name="P198">5<text:tab/>suc (suc (H suc 0))</text:p>
      <text:p text:style-name="P198">6<text:tab/>H suc (H suc 0)</text:p>
      <text:p text:style-name="P198">7 <text:tab/>H (H suc) 0</text:p>
      <text:p text:style-name="P198">8<text:tab/>H H suc 0</text:p>
      <text:p text:style-name="P198">*9<text:tab/>R1 H suc 0<text:tab/><text:tab/><text:tab/><text:tab/><text:tab/><text:tab/><text:tab/><text:span text:style-name="T134">e₀ = phi(1,0)</text:span></text:p>
      <text:p text:style-name="P198">10<text:tab/>suc (R1 H suc 0)</text:p>
      <text:p text:style-name="P198">11<text:tab/>suc (suc (R1 H suc 0))<text:tab/>suc:suc,0:R1 H suc 0</text:p>
      <text:p text:style-name="P198">9:12<text:tab/>R1 H suc (R1 H suc 0)<text:tab/>suc:R1 H suc,0:0</text:p>
      <text:p text:style-name="P198">9:13<text:tab/>R1 H (R1 H suc) 0<text:tab/>suc:R1 H, 0:suc</text:p>
      <text:p text:style-name="P198">9:14<text:tab/>R1 H (R1 H) suc 0</text:p>
      <text:p text:style-name="P198">15<text:tab/>R1 (R1 H) suc 0<text:tab/><text:tab/>suc:R1, 0:H</text:p>
      <text:p text:style-name="P198">9:16<text:tab/>R1 H R1 H suc 0</text:p>
      <text:p text:style-name="P198">*17<text:tab/>R2 R1 H suc 0<text:tab/><text:tab/><text:tab/><text:tab/><text:tab/><text:tab/><text:tab/><text:span text:style-name="T134">z₀ = phi(2,0)</text:span></text:p>
      <text:p text:style-name="P198">18<text:tab/>suc (R2 R1 H suc 0)<text:tab/><text:tab/><text:tab/><text:tab/><text:tab/><text:tab/><text:span text:style-name="T134">z₀ + 1 </text:span></text:p>
      <text:p text:style-name="P198">19 <text:tab/>suc (suc (R2 R1 H suc 0))<text:tab/>suc:suc,0:R2 R1 H suc 0<text:tab/><text:span text:style-name="T134">z₀ + 2</text:span></text:p>
      <text:p text:style-name="P198">17:20<text:tab/>R2 R1 H suc (R2 R1 H suc 0)<text:tab/>suc:R2 R1 H suc,0:0<text:tab/><text:tab/><text:span text:style-name="T134">z₀ * 2</text:span></text:p>
      <text:p text:style-name="P198">17:21<text:tab/>R2 R1 H (R2 R1 H suc) 0<text:tab/>suc:R2 R1 H,0:suc<text:tab/><text:tab/><text:span text:style-name="T134">z₀ ^ 2</text:span></text:p>
      <text:p text:style-name="P198">17:22<text:tab/>R2 R1 H (R2 R1 H) suc 0<text:tab/><text:tab/><text:tab/><text:tab/><text:tab/><text:span text:style-name="T134">z₀ ^ z₀ </text:span></text:p>
      <text:p text:style-name="P198">*23<text:tab/>R1 (R2 R1 H) suc 0<text:tab/><text:tab/><text:tab/><text:tab/><text:tab/><text:tab/><text:span text:style-name="T134">z₀ ^ … ^ z₀ = e_(z₀+1)</text:span></text:p>
      <text:p text:style-name="P198">24 <text:tab/>suc (R1 (R2 R1 H) suc 0)<text:tab/><text:tab/><text:tab/><text:tab/><text:tab/><text:span text:style-name="T134">e_(z0+1)+1</text:span></text:p>
      <text:p text:style-name="P198">25 <text:tab/>suc (suc (R1 (R2 R1 H) suc 0)<text:tab/>suc:suc,0:R1 (R2 R1 H) suc 0<text:tab/><text:span text:style-name="T134">e_(z0+1)+2</text:span></text:p>
      <text:p text:style-name="P198">23:26<text:tab/>R1 (R2 R1 H) suc (R1 (R2 R1 H) suc 0)<text:tab/>suc:R1 (R2 R1 H),0:suc<text:tab/><text:span text:style-name="T134">e_(z0+1)^2</text:span></text:p>
      <text:p text:style-name="P198">23:28<text:tab/>R1 (R2 R1 H) (R1 (R2 R1 H)) suc 0<text:tab/><text:tab/><text:tab/><text:tab/><text:span text:style-name="T134">e_(z0+1)^e_(z0+1)</text:span></text:p>
      <text:p text:style-name="P198">29<text:tab/>R1 (R1 (R2 R1 H)) suc 0<text:tab/>suc:R1,0:R2 R1 H<text:tab/><text:tab/><text:span text:style-name="T134">e_(z0+1) ^ … ^ e_(z0+1) = e_(e_(z0+1)+1)</text:span></text:p>
      <text:p text:style-name="P198">23:30<text:tab/>R1 (R2 R1 H) R1 (R2 R1 H) suc 0</text:p>
      <text:p text:style-name="P198">31 <text:tab/>R2 R1 (R2 R1 H) suc 0<text:tab/><text:tab/>suc:R2 R1,0:H</text:p>
      <text:p text:style-name="P198">17:31<text:tab/>R2 R1 H (R2 R1) H suc 0</text:p>
      <text:p text:style-name="P198">33<text:tab/>R2 (R2 R1) H suc 0<text:tab/><text:tab/>suc:R2, 0:R1</text:p>
      <text:p text:style-name="P198">17:34<text:tab/>R2 R1 H R2 R1 H suc 0</text:p>
      <text:p text:style-name="P198">35 <text:tab/>R3 R2 R1 H suc 0</text:p>
      <text:p text:style-name="P198"/>
      <text:p text:style-name="P199">f <text:s/>suc 0 = a</text:p>
      <text:p text:style-name="P199">f f suc 0 = a^a</text:p>
      <text:p text:style-name="P199">R1 f suc 0 = a^...^a = e_(a+1)</text:p>
      <text:p text:style-name="P199">R1 f (R1 f) suc 0 = e_(a+1)^e_(a+1)</text:p>
      <text:p text:style-name="P199">R1 (R1 f) suc 0 = e_(a+1)^...^e_(a+1) = e_(e_(a+1)+1)</text:p>
      <text:p text:style-name="P199">H R1 f suc 0 = e_..._e_(a+1)...+1</text:p>
      <text:p text:style-name="P199">H R1 f (H R1 f) suc 0 = (e_...e_(a+1)...+1) ^^ 2</text:p>
      <text:p text:style-name="P199">R1 (H R1 f) suc 0 = e_(e_...e_(a+1)...+1)</text:p>
      <text:p text:style-name="P199">R1 (H R1 f) (R1 (H R1 f)) suc 0 = (e_(e_..._e_(a+1)...+1)+1) ^^ 2</text:p>
      <text:p text:style-name="P199">R1 (R1 (H r1 f)) suc 0 =</text:p>
      <text:p text:style-name="P199">H R1 (H R1 f) suc 0</text:p>
      <text:p text:style-name="P199">H (H R1) f suc 0</text:p>
      <text:p text:style-name="P199"><text:soft-page-break/>H H R1 f suc 0</text:p>
      <text:p text:style-name="P199">R1 H R1 f suc 0</text:p>
      <text:p text:style-name="P199"/>
      <text:p text:style-name="P228">formules importantes :</text:p>
      <text:p text:style-name="P228">w^a = [suc:H,0:suc] a 0</text:p>
      <text:p text:style-name="P228">e0^a = [suc:R1 H,0:suc] a 0</text:p>
      <text:p text:style-name="P228">e_a = phi(1,a) = [suc:R1,0:H] (1+a) suc 0 ; 1+a = [0:suc 0] a</text:p>
      <text:p text:style-name="P228">a^...^a = w^...^w^(a+1) = e_(a+1)</text:p>
      <text:p text:style-name="P228">e₁ = phi(1,1) = w^...^w^(e0+1) = H (R1 H) H … H suc 0 = e0^...^e0 = R1 (R1 H) suc 0</text:p>
      <text:p text:style-name="P228">z₀ = phi(2,0) = R2 R1 H suc 0</text:p>
      <text:p text:style-name="P228">z₁ = phi(2,1) = e_..._e_(z₀+1) = R1 (R2 R1 H) R1 H … R1 H suc 0 = ? R2 R1 (R2 R1 H) suc 0 = ? H R1 (R2 R1 H) suc 0</text:p>
      <text:p text:style-name="P228"/>
      <text:p text:style-name="P200">z₁ = R'2 (R1 (R2 R1 H)) R1 H suc 0</text:p>
      <text:p text:style-name="P200">z₁ + 1 = suc (R'2 (R1 (R2 R1 H)) R1 H suc 0)</text:p>
      <text:p text:style-name="P200">e_(z1+1) = R1 (R'2 (R1 (R2 R1 H)) R1 H R1 H) suc 0 = <text:s/>R1 (R'2 (R1 (R2 R1 H)) R1 H) suc 0</text:p>
      <text:p text:style-name="P200">e_e_ç(z1+1) = R1 (R'2 (R1 (R2 R1 H)) R1 H) R1 H suc 0</text:p>
      <text:p text:style-name="P200">z2 = e_..._e_(z1+1) = R'2 (R1 (R'2 (R1 (R2 R1 H)) R1 H) R1 H suc 0</text:p>
      <text:p text:style-name="P200">z_w = H [R'2 (R1 *) R1 H] (R2 R1 H) suc 0</text:p>
      <text:p text:style-name="P200">z_a = [suc :[R'2 (R1 *) R1 H],0:R2 R1 H] a suc 0</text:p>
      <text:p text:style-name="P200">eta₀ = z_eta₀ = H [[suc:[R'2 (R1 *) R1 H],0:R2 R1 H] * suc 0] 0</text:p>
      <text:p text:style-name="P200"/>
      <text:p text:style-name="P201">R1 (R1 (R2 R1 H)) suc 0 = e_(z0+1)^...^e_(z0+1) = e_(e_(z0+1)+1) → R1 (R2 R1 H) R1 (R2 R1 H) suc 0 ?</text:p>
      <text:p text:style-name="P201">H R1 (R2 R1 H) suc 0 = e_..._e_(z0+1)...+1 ≥ e_..._e_(z0+1) = z1</text:p>
      <text:p text:style-name="P201">H R1 (R2 R1 H) (H R1 (R2 R1 H)) suc 0 ≥ z1^z1</text:p>
      <text:p text:style-name="P201">R1 (H R1 (R2 R1 H)) suc 0 ≥ z1^...^z1 = e_(z1+1)</text:p>
      <text:p text:style-name="P201">R1 (R1 (H R1 (R2 R1 H))) suc 0 ≥ e_(z1+1)^...^e_(z1+1) = e_(e_(z1+1)+1)</text:p>
      <text:p text:style-name="P201">H R1 (H R1 (R2 R1 H)) suc 0 ≥ e_..._e_(z1+1) = z2 = phi(2,2)</text:p>
      <text:p text:style-name="P201">H (H R1) (R2 R1 H) suc 0 ≥ z_w</text:p>
      <text:p text:style-name="P201">[suc:H R1,0:R2 R1 H] a suc 0 ≥ z_a</text:p>
      <text:p text:style-name="P201">z0 = R2 R1 H suc 0</text:p>
      <text:p text:style-name="P201">R2 R1 H (H R1) (R2 R1 H) suc 0 ≥ z_z0</text:p>
      <text:p text:style-name="P201">R2 R1 H (H R1) (R2 R1 H) (H R1) (R2 H1 H) suc 0 ≥ z_z_z0</text:p>
      <text:p text:style-name="P201">R2 (H R1) (R2 R1 H) suc 0 ≥ z_..._z0 = eta0 = phi(3,0)</text:p>
      <text:p text:style-name="P201"/>
      <text:p text:style-name="P202">rationalisation de la fonction phi de Veblen</text:p>
      <text:p text:style-name="P202">rappels (Simmons) :</text:p>
      <text:p text:style-name="P202">Fix f z = f^w z = H f (suc z)</text:p>
      <text:p text:style-name="P202">Next = Fix [w^*]</text:p>
      <text:p text:style-name="P202">[0] h = Fix [h^* 0]</text:p>
      <text:p text:style-name="P202">[1] h g = Fix [h^* g 0]</text:p>
      <text:p text:style-name="P202">[2] h g f = Fix [h^* g f 0]</text:p>
      <text:p text:style-name="P202">phi(1,0) = e0 = Next 0 </text:p>
      <text:p text:style-name="P202">e1 = Next e0 = Next (Next 0) = Next² 0</text:p>
      <text:p text:style-name="P202">ew = Next^w 0</text:p>
      <text:p text:style-name="P202">e_a = Next^(1+a) 0 = e'_(1+a) = phi''(1,1+a)</text:p>
      <text:p text:style-name="P202">…</text:p>
      <text:p text:style-name="P202">phi(3,a) = eta_a = ([0]² Next)^(1+a) 0 = eta'_(1+a) = phi''(3,1+a) = phi'(2,1+a)</text:p>
      <text:p text:style-name="P202">phi'(a,b) = ([0]^a Next)^b 0</text:p>
      <text:p text:style-name="P202">phi(1+a,b) = ([0]^a Next)^(1+b) 0 = phi'(a,1+b)</text:p>
      <text:p text:style-name="P202">phi'(a,0) = 0</text:p>
      <text:p text:style-name="P202">phi'(a,1+b) = phi(1+a,b)</text:p>
      <text:p text:style-name="P202">phi(1+b,a) = phi''(1+b,1+a) = phi'(b,1+a) = ([0]^bNext)^(1+a)</text:p>
      <text:p text:style-name="P202">si c&gt;0 phi(c,b,a) = phi'(c,b,1+a) = ([0]^b (([1] [0])^c Next))^(1+a) 0</text:p>
      <text:p text:style-name="P202"><text:soft-page-break/>phi'(c,b,a) = ([0]^b (([1] [0])^c Next)^a 0</text:p>
      <text:p text:style-name="P202">phi'(b,a) = phi'(0,b,a) = ([0]^b Next)^a 0</text:p>
      <text:p text:style-name="P202">phi'(b,0) = 0</text:p>
      <text:p text:style-name="P202">phi'(p,1+a) = phi'(0,b,1+a) = phi(1+b,a)</text:p>
      <text:p text:style-name="P202">c&gt;0 : </text:p>
      <text:p text:style-name="P202">phi'(c,b,0) = 0</text:p>
      <text:p text:style-name="P202">phi'(c,b,1+a) = phi(c,b,a)</text:p>
      <text:p text:style-name="P202"><text:s text:c="7"/></text:p>
      <text:p text:style-name="P203">e0 = phi(1,0) = phi'(0,1) = R1 H suc 0</text:p>
      <text:p text:style-name="P203">e1 = phi(1,1) = phi'(0,2) = R1 (R1 H) suc 0</text:p>
      <text:p text:style-name="P203">e_a = phi(1,a) = phi'(0,1+a) = [suc:R1,0:H] a suc 0</text:p>
      <text:p text:style-name="P203">z0 = phi(2,0) = phi'(1,1) <text:s/>= R2 R1 H suc 0</text:p>
      <text:p text:style-name="P203">z1 = phi(2,1) = phi'(1,2) = R1 (R2 R1 H) R1 H … R1 H suc 0</text:p>
      <text:p text:style-name="P203">hypothèse : = R2 R1 (R2 R1 H) suc 0 (autre possibilité : H R1 (R2 R1 H) suc 0)</text:p>
      <text:p text:style-name="P203"><text:tab/>z'_a = phi'(1,a) = [suc:R2 R1,0:H] a suc 0</text:p>
      <text:p text:style-name="P203"><text:tab/>z'1 = z0 = R2 R1 H suc 0</text:p>
      <text:p text:style-name="P203"><text:tab/>z'_z'1 = R2 R1 H (R2 R1) H suc 0</text:p>
      <text:p text:style-name="P203"><text:tab/>eta0 = z'_..._z'1 = R2 (R2 R1) H suc 0 (eta0 ≤ R2 (H R1) (R2 R1 H) suc 0)</text:p>
      <text:p text:style-name="P203"><text:tab/>eta0 = phi(3,0) = phi'(2,1) = R2 (R2 R1) H suc 0</text:p>
      <text:p text:style-name="P203"><text:tab/>phi'(a,1) = [suc:R2,0:R1] a H suc 0</text:p>
      <text:p text:style-name="P203"><text:tab/>phi'(1,0,1) = Gamma0 = H [phi'(*,1)] 0</text:p>
      <text:p text:style-name="P203"><text:tab/>= lim 0, R1 H suc 0, R1 H R2 R1 H suc 0, … = R3 R2 R1 H suc 0</text:p>
      <text:p text:style-name="P203"><text:tab/>phi'(0,1) = R1 H suc 0</text:p>
      <text:p text:style-name="P203"><text:tab/>phi'(1,1) = R2 R1 H suc 0</text:p>
      <text:p text:style-name="P203"><text:tab/>phi'(1,0,1) = R3 R2 R1 H suc 0</text:p>
      <text:p text:style-name="P203"><text:tab/>SVO = Rw...1 H suc 0</text:p>
      <text:p text:style-name="P203"><text:tab/>LVO = RW...1 H suc 0 = H [R*...1 H suc 0] 0</text:p>
      <text:p text:style-name="P203"/>
      <text:p text:style-name="P203">z1 = phi(2,1) = phi'(1,2) = R1 (R2 R1 H) R1 H … R1 H suc 0</text:p>
      <text:p text:style-name="P203">R2 R1 (R2 R1 H) suc 0 = R1 (R2 R1 H) R1 (R2 R1 H) … R1 (R2 R1 H) suc 0 ≥ z1</text:p>
      <text:p text:style-name="P203">R2 R1 H → H</text:p>
      <text:p text:style-name="P203">R1 (R2 R1 H) R1 H … R1 H suc 0 = (R2 R1 H) … (R2 R1 H) R1 H … R1 H suc 0 ≥ (R2 R1 H) … (R2 R1 H) suc 0</text:p>
      <text:p text:style-name="P203">R2 R1 H → R1 ?</text:p>
      <text:p text:style-name="P203">R2 R1 H f g x ≥ R1 f g x = f … f g x ?</text:p>
      <text:p text:style-name="P203">R2 R1 H f g x ≥ R2 R1 f g x ≥ R1 f g x ?</text:p>
      <text:p text:style-name="P203"/>
      <text:p text:style-name="P204">Rappels :</text:p>
      <text:p text:style-name="P204">w = H suc 0</text:p>
      <text:p text:style-name="P204">e0 = R1 H suc 0</text:p>
      <text:p text:style-name="P204">1+a = [0:suc 0] a</text:p>
      <text:p text:style-name="P204">w^a = [suc:H,0:suc] a 0</text:p>
      <text:p text:style-name="P204">e0.a = [suc:R1 H suc] a</text:p>
      <text:p text:style-name="P204">e0^a = [suc:R1 H,0:suc] a 0</text:p>
      <text:p text:style-name="P208">notation : x … x = x répété n fois </text:p>
      <text:p text:style-name="P208"/>
      <text:p text:style-name="P204">w^(e0+1) = w^e0.w = e0.w = H (R1 H H suc) 0 = H (R1 H) suc 0</text:p>
      <text:p text:style-name="P204">w^w^(e0+1) = w^(e0.w) = (w^e0).w = e0^w</text:p>
      <text:p text:style-name="P204">w^...^w^w^w^(e0+1) = H (R1 H) H … H suc 0</text:p>
      <text:p text:style-name="P204">e0^...^e0^e0^w = H (R1 H) (R1 H) … (R1 H) suc 0</text:p>
      <text:p text:style-name="P204">suppose<text:span text:style-name="T137">r 2 lignes ci-dessus = pour n, démontrer pour n+1</text:span></text:p>
      <text:p text:style-name="P204"/>
      <text:p text:style-name="P204">e0^...^e0^e0^w = 1+e0^...^e0^e0^w</text:p>
      <text:p text:style-name="P204">H (R1 H) (R1 H) … (R1 H) suc 0 = H (R1 H) (R1 H) … (R1 H) suc (<text:span text:style-name="T1">suc</text:span> 0)</text:p>
      <text:p text:style-name="P204"><text:soft-page-break/>e0^e0^...^e0^e0^w = e0^(1+e0^...^e0^e0^w)</text:p>
      <text:p text:style-name="P204">H (R1 H) (R1 H) … (R1 H) (R1 H) suc 0 = H (R1 H) (R1 H) … (R1 H) (R1 H) (<text:span text:style-name="T1">R1 H</text:span> suc) 0</text:p>
      <text:p text:style-name="P207">w^(e0^e0^...^e0^e0^w) = w^(e0^(1+e0^...^e0^e0^w))</text:p>
      <text:p text:style-name="P207">H (R1 H) (R1 H) … (R1 H) (R1 H) H suc 0 = H (R1 H) (R1 H) … (R1 H) (R1 H) (<text:span text:style-name="T1">R1 H</text:span> H) suc 0 = H (R1 H) (R1 H) … (R1 H) (R1 H) (<text:span text:style-name="T1">R1</text:span> H) suc 0</text:p>
      <text:p text:style-name="P207">w^(e0^e0^...^e0^e0^w) = w^(w^w^...^w^w^w^(e0+1))</text:p>
      <text:p text:style-name="P207"/>
      <text:p text:style-name="P205">e0^...^e0^w = 1+e0^...^e0^w</text:p>
      <text:p text:style-name="P205">H (R1 H) … (R1 H) suc 0 = H (R1 H) … (R1 H) suc (<text:span text:style-name="T1">suc</text:span> 0)</text:p>
      <text:p text:style-name="P205">e0^<text:span text:style-name="T136">e0^</text:span>...^e0^w = e0^(1+e0^...^e0^w)</text:p>
      <text:p text:style-name="P205">H (R1 H) … (R1 H) (R1 H) suc 0 = H (R1 H) … (R1 H) (R1 H) (<text:span text:style-name="T1">R1 H</text:span> suc) 0</text:p>
      <text:p text:style-name="P207">w^(e0^e0<text:span text:style-name="T136">^</text:span>...^e0^w) = w^(e0^(1+e0^...^e0^w))</text:p>
      <text:p text:style-name="P207">H (R1 H) … (R1 H) (R1 H) H suc 0 = H (R1 H) … (R1 H) (R1 H) (<text:span text:style-name="T1">R1 H</text:span> H) suc 0 = H (R1 H) … (R1 H) (R1 H) (<text:span text:style-name="T1">R1</text:span> H) suc 0</text:p>
      <text:p text:style-name="P208">hyp : e0^...<text:span text:style-name="T138">^e0</text:span>^e0^w = w^...^w^w^w^(e0+1)</text:p>
      <text:p text:style-name="P206">H (R1 H) (R1 H) … (R1 H) suc 0 <text:span text:style-name="T137">= </text:span>H (R1 H) H … H suc 0</text:p>
      <text:p text:style-name="P207">w^(e0^e0^...^e0^w) = w^(w^...^w^w^w^(e0+1))</text:p>
      <text:p text:style-name="P208">H (R1 H) (R1 H) … (R1 H) H suc 0 = H (R1 H) H … H H suc 0</text:p>
      <text:p text:style-name="P208">= <text:span text:style-name="T135">H (R1 H) … (R1 H) (R1 H) H suc 0 </text:span>= <text:span text:style-name="T135">H (R1 H) … (R1 H) (R1 H) (</text:span><text:span text:style-name="T2">R1</text:span><text:span text:style-name="T135"> H) suc 0 </text:span>= H (R1 H) (R1H) … (R1 H) (R1 H) suc 0</text:p>
      <text:p text:style-name="P209">QED</text:p>
      <text:p text:style-name="P209"/>
      <text:p text:style-name="P211">e0 = e'1 = R1 H suc 0</text:p>
      <text:p text:style-name="P211">e1 = e'2 = H (R1 H) H … H suc 0 = H (R1 H) (R1 H) … (R1 H) suc 0 = R1 H (R1 H) … (R1 H) suc 0 = R1 (R1 H) suc 0</text:p>
      <text:p text:style-name="P211">e_a = phi(1,a) = [suc:R1, 0:H] (1+a) suc 0</text:p>
      <text:p text:style-name="P211">e'_a = phi'(0,a) = [suc:R1, 0:H] a suc 0</text:p>
      <text:p text:style-name="P212">z0 = phi(2,0) = phi'(1,1) = <text:s/>H [e'_*] 1 = lim </text:p>
      <text:p text:style-name="P212"><text:tab/>suc 0</text:p>
      <text:p text:style-name="P212"><text:tab/>R1 H suc 0</text:p>
      <text:p text:style-name="P212"><text:tab/>R1 H R1 H suc 0</text:p>
      <text:p text:style-name="P212">= R2 R1 H suc 0</text:p>
      <text:p text:style-name="P216">ou lim</text:p>
      <text:p text:style-name="P216"><text:tab/>0</text:p>
      <text:p text:style-name="P216"><text:tab/>H suc 0</text:p>
      <text:p text:style-name="P216"><text:tab/>H R1 H suc 0</text:p>
      <text:p text:style-name="P216"><text:tab/>H R1 H R1 H suc 0</text:p>
      <text:p text:style-name="P216">= R2 R1 H suc 0</text:p>
      <text:p text:style-name="P211">z1 = phi(2,1) = phi'(1,2) = e_..._e_(z0+1) = lim</text:p>
      <text:p text:style-name="P211"><text:tab/>suc (R2 R1 H suc 0)</text:p>
      <text:p text:style-name="P211"><text:tab/>R1 (R2 R1 H R1 H) suc 0 <text:span text:style-name="T139">= R1 (R2 R1 H) suc 0</text:span></text:p>
      <text:p text:style-name="P211"><text:tab/><text:span text:style-name="T139">R1 (R2 R1 H) R1 H suc 0</text:span></text:p>
      <text:p text:style-name="P211"><text:tab/>…</text:p>
      <text:p text:style-name="P213">= R1 (R2 R1 H) R1 H … R1 H suc 0</text:p>
      <text:p text:style-name="P214">z0 + e'_a = [suc:R1,0:H] a suc (R2 R1 H suc 0)</text:p>
      <text:p text:style-name="P214">z0 = R2 R1 H suc 0</text:p>
      <text:p text:style-name="P214">z0+1 = suc (R2 R1 H suc 0)</text:p>
      <text:p text:style-name="P214">e'_(z0+1) = R1 (R2 R1 H R1 H) suc 0 = R1 (R2 R1 H) suc 0</text:p>
      <text:p text:style-name="P214">z0+e'_(z0+1) = R1 (R2 R1 H) suc (R2 R1 H suc 0)</text:p>
      <text:p text:style-name="P214"><text:tab/>= R1 (R2 R1 H) suc 0 ?</text:p>
      <text:p text:style-name="P214">≥ ok, ≤ ?</text:p>
      <text:p text:style-name="P214">R1 (R2 R1 H) suc (R2 R1 H suc 0) = lim</text:p>
      <text:p text:style-name="P214"><text:s/><text:span text:style-name="T142">suc (R2 R1 H suc 0)</text:span></text:p>
      <text:p text:style-name="P214"><text:s/><text:span text:style-name="T142">R2 R1 H suc (R2 R1 H suc 0)</text:span></text:p>
      <text:p text:style-name="P214"><text:s/><text:span text:style-name="T142">R2 R1 H (R2 R1 H) suc (R2 R1 H suc 0) = lim</text:span></text:p>
      <text:p text:style-name="P214"><text:s text:c="2"/><text:span text:style-name="T142">R2 R1 H suc (R2 R1 H suc 0)</text:span></text:p>
      <text:p text:style-name="P214"><text:s text:c="2"/><text:span text:style-name="T142">R1 H (R2 R1 H) suc (R2 R1 H suc 0) = lim</text:span></text:p>
      <text:p text:style-name="P214"><text:soft-page-break/><text:s text:c="3"/><text:span text:style-name="T142">R2 R1 H suc (R2 R1 H suc 0)</text:span></text:p>
      <text:p text:style-name="P214"><text:s text:c="3"/><text:span text:style-name="T142">H (R2 R1 H) suc (R2 R1 H suc 0) = lim</text:span></text:p>
      <text:p text:style-name="P214"><text:s text:c="4"/><text:span text:style-name="T142">suc (R2 R1 H suc 0)</text:span></text:p>
      <text:p text:style-name="P214"><text:s text:c="4"/><text:span text:style-name="T142">R2 R1 H suc (R2 R1 H suc 0)</text:span></text:p>
      <text:p text:style-name="P214"><text:s text:c="4"/><text:span text:style-name="T142">R2 R1 H (R2 R1 H suc) (R2 R1 H suc 0) = lim</text:span></text:p>
      <text:p text:style-name="P214"><text:s text:c="5"/><text:span text:style-name="T142">R2 R1 H suc (R2 R1 H suc 0)</text:span></text:p>
      <text:p text:style-name="P214"><text:s text:c="5"/><text:span text:style-name="T142">R1 H (R2 R1 H suc) (R2 R1 H suc 0) = lim</text:span></text:p>
      <text:p text:style-name="P214"><text:s text:c="6"/><text:span text:style-name="T142">R2 R1 H suc (R2 R1 H suc 0)</text:span></text:p>
      <text:p text:style-name="P214"><text:s text:c="6"/><text:span text:style-name="T142">H (R2 R1 H suc) (R2 R1 H suc 0) = H (R2 R1 H suc) 0</text:span></text:p>
      <text:p text:style-name="P214"><text:s text:c="6"/><text:span text:style-name="T142">H H (R2 R1 H suc) (R2 R1 H suc 0)</text:span></text:p>
      <text:p text:style-name="P214"><text:s text:c="6"/>…</text:p>
      <text:p text:style-name="P227">R1 (R2 R1 H) suc (R2 R1 H suc 0)</text:p>
      <text:p text:style-name="P227">&gt; R2 R1 H ((R2 R1 H) suc (R2 R1 H suc 0)</text:p>
      <text:p text:style-name="P227">&gt; H (R2 R1 H) suc (R2 R1 H suc 0)</text:p>
      <text:p text:style-name="P227">&gt; R2 R1 H (R2 R1 H suc) (R2 R1 H suc 0)</text:p>
      <text:p text:style-name="P227">&gt; H (R2 R1 H suc) (R2 R1 H suc 0)</text:p>
      <text:p text:style-name="P227">= H (R2 R1 H suc) 0</text:p>
      <text:p text:style-name="P227"/>
      <text:p text:style-name="P215">z0+e'_(z0+1) = R1 (R2 R1 H) suc (R2 R1 H suc 0)</text:p>
      <text:p text:style-name="P215">e'_(z0+e'_(z0+1)) = R1 (R2 R1 H) R1 (R2 R1 H R1 H) suc 0 = R1 (R2 R1 H) R1 (R2 R1 H) suc 0</text:p>
      <text:p text:style-name="P215">…</text:p>
      <text:p text:style-name="P215">z1 = phi(2,1) = <text:span text:style-name="T145">phi'(1,2) =</text:span> R2 R1 (R2 R1 H) suc 0</text:p>
      <text:p text:style-name="P215">phi'(1,a) = [suc:R2 R1,0:H] a suc 0</text:p>
      <text:p text:style-name="P215">eta0 = phi(3,0) = phi'(2,1) = H [phi'(1,*)] 1 = lim</text:p>
      <text:p text:style-name="P215"><text:tab/>suc 0</text:p>
      <text:p text:style-name="P215"><text:tab/>R2 R1 H suc 0</text:p>
      <text:p text:style-name="P215"><text:tab/>R2 R1 H (R2 R1) H suc 0</text:p>
      <text:p text:style-name="P215">= R2 (R2 R1) H suc 0</text:p>
      <text:p text:style-name="P215"/>
      <text:p text:style-name="P223">point fixe suivant phi'(2,2) = H [phi'(1,*)] (suc (R2 (R2 R1) H suc 0)) = lim</text:p>
      <text:p text:style-name="P223"><text:tab/>suc (R2 (R2 R1) H suc 0)</text:p>
      <text:p text:style-name="P223"><text:tab/>R2 R1 (R2 (R2 R1) H (R2 R1) H) suc 0</text:p>
      <text:p text:style-name="P223"><text:tab/>= R2 R1 (R2 (R2 R1) H) suc 0</text:p>
      <text:p text:style-name="P223"><text:tab/>R2 R1 (R2 (R2 R1) H) (R2 R1) H suc 0</text:p>
      <text:p text:style-name="P223">= R2 R1 (R2 (R2 R1) H) (R2 R1) H … (R2 R1) H suc 0</text:p>
      <text:p text:style-name="P223">= ? R2 (R2 R1) (R2 (R2 R1) H) suc 0</text:p>
      <text:p text:style-name="P223">phi'(2,a) = [suc:R2 (R2 R1), 0:H] a suc 0</text:p>
      <text:p text:style-name="P223">phi'(b,a) = [suc:R2^b R1, 0:H] a suc 0</text:p>
      <text:p text:style-name="P223">phi'(1,0,a) = phi'(W,a) = [suc:R2^W R1,0:H] a suc 0 = ? [suc:R3 R2 R1,0:H] a suc 0</text:p>
      <text:p text:style-name="P223">R2^w R1 = R2^(H suc 0) R1 = H R2 R1</text:p>
      <text:p text:style-name="P223">R2^(w+1) R1 = R2^(suc (H suc 0)) R1 = R2 (H R2) R1 ; suc:R2,0:R1</text:p>
      <text:p text:style-name="P223">R2^(R1 H suc 0) R1 = R1 H R2 R1</text:p>
      <text:p text:style-name="P223">R2^(R2 R1 H suc 0) R1 = R2 R1 H R2 R1</text:p>
      <text:p text:style-name="P223">R2^(R3 R2 R1 H suc 0) R1 = R3 R2 R1 H R2 R1 = R3 H R2 R1</text:p>
      <text:p text:style-name="P223">R2^W R1 = R3 R2 R1 ou R3 H R2 R1 ?</text:p>
      <text:p text:style-name="P223">R3 H R2 R1 H suc 0 = H R2 R1 … H R2 R1 H suc 0 = R2 R1 H … R2 R1 H suc 0 = R3 R2 R1 H suc 0</text:p>
      <text:p text:style-name="P223"/>
      <text:p text:style-name="P215">phi'(a,1) = [suc:R2,0:R1] a H suc 0</text:p>
      <text:p text:style-name="P215">Gamma0 = H [phi'(*,1)] 0 = lim</text:p>
      <text:p text:style-name="P215"><text:tab/>suc 0</text:p>
      <text:p text:style-name="P215"><text:tab/>R2 R1 H suc 0</text:p>
      <text:p text:style-name="P215"><text:tab/>R2 R1 H R2 R1 H suc 0</text:p>
      <text:p text:style-name="P215">= R3 R2 R1 H suc 0</text:p>
      <text:p text:style-name="P215"><text:soft-page-break/></text:p>
      <text:p text:style-name="P218">e0 = phi'(0,1) = R1 H suc 0 = Next 0</text:p>
      <text:p text:style-name="P218">z0 = phi'(1,1) = R2 R1 H suc 0 = [0] Next 0</text:p>
      <text:p text:style-name="P218">Gamma0 = phi'(1,0,1) = R3 R2 R1 H suc 0 = [1] [0] Next 0</text:p>
      <text:p text:style-name="P217">SVO = Rw...1 H suc 0 ?</text:p>
      <text:p text:style-name="P217">LVO = <text:span text:style-name="T140">RW...1 H suc 0 = </text:span>H [R*...1 H suc 0] 0 ?</text:p>
      <text:p text:style-name="P218">ou</text:p>
      <text:p text:style-name="P218"><text:span text:style-name="T141">L</text:span>VO = R4 R3 R2 R1 H suc 0 = [2] [1] [<text:span text:style-name="T141">0] Next 0 ? </text:span></text:p>
      <text:p text:style-name="P215"/>
      <text:p text:style-name="P219">phi'(a,1) = [suc:R2,0:R1] a H suc 0</text:p>
      <text:p text:style-name="P219">Gamma0 = phi'(1,0,1) = H [phi'(*,1)] 1 = lim suc 0, R2 R1 H suc 0, … = R3 R2 R1 H suc 0</text:p>
      <text:p text:style-name="P219">point fixe suivant phi'(1,0,2) = H [phi'(*,1)] (suc (R3 R2 R1 H suc 0)) = lim</text:p>
      <text:p text:style-name="P219"><text:tab/>suc (R3 R2 R1 H suc 0)</text:p>
      <text:p text:style-name="P219"><text:tab/>R2 (R3 R1 R1 H R2 R1) H suc 0 = R2 (R3 H R2 R1) H suc 0</text:p>
      <text:p text:style-name="P219"><text:tab/>R2 (R3 H R2 R1) H R2 R1 H suc 0</text:p>
      <text:p text:style-name="P219">= R2 (R3 H R2 R1) H R2 R1 H … R2 R1 H suc 0</text:p>
      <text:p text:style-name="P219"/>
      <text:p text:style-name="P219">phi'(0,2) = H (R1 H) H … H suc 0 = H (R1 H) (R1 H) … (R1 H) suc 0 = R1 (R1 H) suc 0</text:p>
      <text:p text:style-name="P219">phi'(1,2) = R1 (R2 R1 H) R1 H … R1 H suc 0 = R1 (R2 R1 H) R1 (R2 R1 H) … <text:span text:style-name="T143">R1 (R2 R1 H) suc 0 = R2 R1 (R2 R1 H) suc 0</text:span></text:p>
      <text:p text:style-name="P219">? <text:span text:style-name="T143">phi'(1,0,2) = R2 R1 (R3 R2 R1 H) R2 R1 H … R2 R1 H suc 0 = R2 R1 (R3 R2 R1 H) R2 R1 (R3 R2 R1 H) … R2 R1 (R3 R2 R1 H) suc 0 = R3 R2 R1 (R3 R2 R1 H) suc 0</text:span></text:p>
      <text:p text:style-name="P224"/>
      <text:p text:style-name="P225">phi'(1,0,2)</text:p>
      <text:p text:style-name="P225"><text:tab/>= R2 (R3 R2 R1 H R2 R1) H R2 R1 H … R2 R1 H suc 0</text:p>
      <text:p text:style-name="P225"><text:tab/>= R2 (R3 H R2 R1) H R2 R1 H … R2 R1 H suc 0</text:p>
      <text:p text:style-name="P225"><text:tab/>= ? R3 R2 R1 (R3 R2 R1 H) suc 0</text:p>
      <text:p text:style-name="P225"><text:tab/>= R2 R1 (R3 R2 R1 H) ...R2 R1 (R3 R2 R1 H) suc 0</text:p>
      <text:p text:style-name="P225"/>
      <text:p text:style-name="P225">H (R1 H) H <text:s text:c="7"/>… H <text:s text:c="7"/>suc 0</text:p>
      <text:p text:style-name="P225">H (R1 H) (R1 H) ...(R1 H) suc 0</text:p>
      <text:p text:style-name="P225"/>
      <text:p text:style-name="P225">R1 (R2 R1 H) R1 H <text:s text:c="13"/>… R1 H <text:s text:c="14"/>suc 0</text:p>
      <text:p text:style-name="P225">R1 (R2 R1 H) R1 (R2 R1 H) … R1 (R2 R1 H) suc 0</text:p>
      <text:p text:style-name="P225"/>
      <text:p text:style-name="P225"><text:s text:c="6"/>(R3 H R2 R1)</text:p>
      <text:p text:style-name="P225">R2 (R3 R2 R1 H R2 R1) H <text:s text:c="19"/>R2 R1 H <text:s text:c="18"/>… <text:s/>R2 R1 H <text:s text:c="19"/>suc 0</text:p>
      <text:p text:style-name="P225">R2 <text:s/>R1 <text:s text:c="27"/>(R3 R2 R1 H) R2 R1 (R3 R2 R1 H) … R2 R1 (R3 R2 R1 H) suc 0</text:p>
      <text:p text:style-name="P225"/>
      <text:p text:style-name="P225">R3 (R4 R3 R2 R1 H R3 R2) R1 H R3 R2 R1 H … R3 R3 R1 H suc 0 ; H → R4 R3 R2 R1 H</text:p>
      <text:p text:style-name="P225">= R4 R3 R2 R1 (R4 R3 R2 R1 H) suc 0</text:p>
      <text:p text:style-name="P225"><text:s/></text:p>
      <text:p text:style-name="P220">phi'(1,a) = [suc:R2 R1,0:H] a suc 0</text:p>
      <text:p text:style-name="P220">supposons phi'(1,0,a) = [suc:R3 R2 R1,0:H] a suc 0</text:p>
      <text:p text:style-name="P220">phi'(1,1,1) = H [phi'(1,0,*)] 1 = lim</text:p>
      <text:p text:style-name="P220"><text:tab/>suc 0</text:p>
      <text:p text:style-name="P220"><text:tab/>R3 R2 R1 H suc 0</text:p>
      <text:p text:style-name="P220"><text:tab/>R3 R2 R1 H (R3 R2 R1) H suc 0</text:p>
      <text:p text:style-name="P220">= R2 (R3 R2 R1) H suc 0</text:p>
      <text:p text:style-name="P220">phi'(1,1,2) = point fixe suivant = H [phi'(1,0,*)] (suc (R2 (R3 R2 R1)) H suc 0) = lim</text:p>
      <text:p text:style-name="P220"><text:tab/>suc (R2 (R3 R2 R1) H suc 0)</text:p>
      <text:p text:style-name="P220"><text:tab/><text:span text:style-name="T144">R3 R2 R1 (R2 (R3 R2 R1) H (R3 R2 R1) H) suc 0</text:span></text:p>
      <text:p text:style-name="P220"><text:tab/><text:span text:style-name="T144">= R3 R2 R1 (R2 (R3 R2 R1) H) suc 0</text:span></text:p>
      <text:p text:style-name="P220"><text:tab/><text:span text:style-name="T144">R3 R2 R1 (R2 (R3 R2 R1) H) (R3 R2 R1) H suc 0</text:span></text:p>
      <text:p text:style-name="P220"><text:soft-page-break/>= R3 R2 R1 (R2 (R3 R2 R1) H) (R3 R2 R1) H … (R3 R2 R1) H suc 0</text:p>
      <text:p text:style-name="P220"><text:tab/>( H → R2 (R3 R2 R1) H ? <text:span text:style-name="T144">)</text:span></text:p>
      <text:p text:style-name="P220">= ? <text:span text:style-name="T144">R3 R2 R1 (R2 (R3 R2 R1) H) (R3 R2 R1) (R2 (R3 R2 R1) H) … (R3 R2 R1) (R2 (R3 R2 R1) H) suc 0</text:span></text:p>
      <text:p text:style-name="P221">= R2 (R3 R2 R1) (R2 (R3 R2 R1 H) suc 0</text:p>
      <text:p text:style-name="P221">phi'(1,1,a) = [suc:R2 (R3 R2 R1), 0:H] a suc 0</text:p>
      <text:p text:style-name="P221">phi'(1,2,1) = H [phi'(1,1,*)] 1 = lim</text:p>
      <text:p text:style-name="P221"><text:tab/>suc 0</text:p>
      <text:p text:style-name="P221"><text:tab/>R2 (R3 R2 R1) H suc 0</text:p>
      <text:p text:style-name="P221"><text:tab/>R2 (R3 R2 R1) H (R2 (R3 R2 R1)) H suc 0</text:p>
      <text:p text:style-name="P221"><text:tab/>...</text:p>
      <text:p text:style-name="P221">= R2 (R2 (R3 R2 R1)) H suc 0</text:p>
      <text:p text:style-name="P221">phi'(1,a,1) = [suc:R2,0:R3 R2 R1] a H suc 0</text:p>
      <text:p text:style-name="P221">phi'(2,0,1) = H [phi'(1,*,1)] 1 = lim</text:p>
      <text:p text:style-name="P221"><text:tab/>suc 0</text:p>
      <text:p text:style-name="P221"><text:tab/>R2 (R3 R2 R1) H suc 0</text:p>
      <text:p text:style-name="P221"><text:tab/>R2 (R3 R2 R1) H R2 (R3 R2 R1) H suc 0</text:p>
      <text:p text:style-name="P221"><text:tab/>…</text:p>
      <text:p text:style-name="P221">= R3 R2 (R3 R2 R1) H suc 0</text:p>
      <text:p text:style-name="P221"/>
      <text:p text:style-name="P222">Gamma0 = phi'(1,0,1) = R3 R2 R1 H suc 0</text:p>
      <text:p text:style-name="P222">phi'(2,0,1) = R3 R2 (R3 R2 R1) H suc 0</text:p>
      <text:p text:style-name="P222">phi'(a,0,1) = [suc:R3 R2,0:R1] a H suc 0</text:p>
      <text:p text:style-name="P222">phi'(1,0,0,1) = H [phi'(*,0,1)] 1 = lim</text:p>
      <text:p text:style-name="P222"><text:tab/>suc 0</text:p>
      <text:p text:style-name="P222"><text:tab/>R3 R2 R1 H suc 0</text:p>
      <text:p text:style-name="P222"><text:tab/>R3 R2 R1 H (R3 R2) R1 H suc 0</text:p>
      <text:p text:style-name="P222"><text:tab/>…</text:p>
      <text:p text:style-name="P222">= R3 (R3 R2) R1 H suc 0</text:p>
      <text:p text:style-name="P222"/>
      <text:p text:style-name="P222">phi'(0,1) = e0 = R1 H suc 0 = Next 0</text:p>
      <text:p text:style-name="P222">phi'(1,1) = z0 = R2 R1 H suc 0 = [0] Next 0</text:p>
      <text:p text:style-name="P222">phi'(1,0,1) = Gamma0 = R3 R2 R1 H suc 0 = [1] [0] Next 0</text:p>
      <text:p text:style-name="P222">phi'(1,0,0,1) = R3 (R3 R2) R1 H suc 0 = [1] ([1] [0]) Next 0</text:p>
      <text:p text:style-name="P222">SVO = H R3 R2 R1 H suc 0 = [1]^w [0] Next 0</text:p>
      <text:p text:style-name="P222">LVO = R4 R3 R2 R1 H suc 0 = [2] [1] [0] Next 0</text:p>
      <text:p text:style-name="P222">BHO = Rw...1 H suc 0</text:p>
      <text:p text:style-name="P222">TFBO = H [R*...1 H suc 0] 0 ?</text:p>
      <text:p text:style-name="P222"/>
      <text:p text:style-name="P226"/>
      <text:p text:style-name="P210"/>
      <text:p text:style-name="P210"/>
      <text:p text:style-name="P210"/>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1">This is the smallest ordinal that cannot be created through recursive functions.</text:p>
      <text:p text:style-name="P71"/>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298">Rw...1 H suc 0</text:p>
      <text:p text:style-name="P298">Rw...1 H suc (Rw...1 H suc 0)</text:p>
      <text:p text:style-name="P298">Rw...1 H (Rw...1 H suc) 0</text:p>
      <text:p text:style-name="P298">Rw...1 H (Rw...1 H) suc 0</text:p>
      <text:p text:style-name="P298">R1 (Rw...1 H) suc 0</text:p>
      <text:p text:style-name="P298">-&gt; R1 H R1 (Rw...1 H) suc 0</text:p>
      <text:p text:style-name="P298">-&gt; Rw...1 H R1 (Rw...1 H) suc0</text:p>
      <text:p text:style-name="P298">-&gt; R2 R1 (Rw...1 H) suc 0</text:p>
      <text:p text:style-name="P298">-&gt; Rw...1 (Rw...1 H) suc 0</text:p>
      <text:p text:style-name="P298">(-&gt; H Rw...1 H suc0)</text:p>
      <text:p text:style-name="P298">R1 (R1 (Rw...1 H)) suc 0</text:p>
      <text:p text:style-name="P298">H R1 (Rw...1 H)) suc 0</text:p>
      <text:p text:style-name="P298">H R1 (H R1 (Rw...1 H)) suc 0</text:p>
      <text:p text:style-name="P298">H (H R1) (Rw...1 H) suc 0</text:p>
      <text:p text:style-name="P298">H H R1 (Rw...1 H) suc 0</text:p>
      <text:p text:style-name="P298">R1 H R1 (Rw...1 H) suc 0</text:p>
      <text:p text:style-name="P298">H R1 H R1 (Rw...1 H) suc 0</text:p>
      <text:p text:style-name="P298"/>
      <text:p text:style-name="P62"/>
      <text:p text:style-name="P62"/>
      <text:p text:style-name="P296"><text:soft-page-break/>Rw...1 H suc 0</text:p>
      <text:p text:style-name="P296">Rw...1 H suc (Rw...1 H suc 0)</text:p>
      <text:p text:style-name="P296">Rw...1 H (Rw...1 H suc) 0</text:p>
      <text:p text:style-name="P296">Rw...1 H (Rw...1 H) suc 0</text:p>
      <text:p text:style-name="P296">R1 (Rw...1 H) suc 0</text:p>
      <text:p text:style-name="P296">Rw...1 (Rw...1 H) suc 0</text:p>
      <text:p text:style-name="P296">H Rw...1 H suc 0</text:p>
      <text:p text:style-name="P296">Rw...1 H Rw...1 H suc 0</text:p>
      <text:p text:style-name="P296">R2 Rw...1 H suc 0</text:p>
      <text:p text:style-name="P296"/>
      <text:p text:style-name="P298"/>
      <text:p text:style-name="P297"/>
      <text:p text:style-name="P296">Rw...1 H suc 0</text:p>
      <text:p text:style-name="P296">Rw...1 H suc (Rw...1 H suc 0)</text:p>
      <text:p text:style-name="P296">Rw...1 H (Rw...1 H suc) 0</text:p>
      <text:p text:style-name="P296">Rw...1 H (Rw...1 H) suc 0</text:p>
      <text:p text:style-name="P296">R1 (Rw...1 H) suc 0</text:p>
      <text:p text:style-name="P296">R1 (R1 (Rw...1 H)) suc 0</text:p>
      <text:p text:style-name="P296">H R1 (Rw...1 H) suc 0</text:p>
      <text:p text:style-name="P296">R1 H R1 (Rw...1 H) suc 0</text:p>
      <text:p text:style-name="P296">R1 (Rw...1 H) R1 (Rw...1 H) suc 0</text:p>
      <text:p text:style-name="P296">R2 R1 (Rw...1 H) suc 0</text:p>
      <text:p text:style-name="P296">Rw...1 (Rw...1 H) suc 0</text:p>
      <text:p text:style-name="P296">H Rw...1 H suc 0</text:p>
      <text:p text:style-name="P296">Rw...1 H Rw...1 H suc 0</text:p>
      <text:p text:style-name="P296">R2 Rw...1 H suc 0</text:p>
      <text:p text:style-name="P296"/>
      <text:p text:style-name="P62"/>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1T07:57:53.342956804</dc:date>
    <meta:editing-duration>P6DT4H5M49S</meta:editing-duration>
    <meta:editing-cycles>214</meta:editing-cycles>
    <meta:generator>LibreOffice/4.3.3.2$Linux_ARM_EABI LibreOffice_project/430m0$Build-2</meta:generator>
    <meta:print-date>2017-12-17T20:43:08.484188621</meta:print-date>
    <meta:document-statistic meta:table-count="2" meta:image-count="7" meta:object-count="1" meta:page-count="61" meta:paragraph-count="2558" meta:word-count="30400" meta:character-count="145615" meta:non-whitespace-character-count="1149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